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SINH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.00000 </text:p>
          </table:table-cell>
          <table:table-cell table:style-name="ce6" table:formula="of:=ASINH([.A2])" office:value-type="float" office:value="0" calcext:value-type="float">
            <text:p>0.000000000000000000</text:p>
          </table:table-cell>
          <table:table-cell table:number-columns-repeated="1022"/>
        </table:table-row>
        <table:table-row table:style-name="ro2">
          <table:table-cell table:style-name="ce3" office:value-type="float" office:value="1" calcext:value-type="float">
            <text:p>1.00000 </text:p>
          </table:table-cell>
          <table:table-cell table:style-name="ce6" table:formula="of:=ASINH([.A3])" office:value-type="float" office:value="0.881373587019543" calcext:value-type="float">
            <text:p>0.881373587019543000</text:p>
          </table:table-cell>
          <table:table-cell table:number-columns-repeated="1022"/>
        </table:table-row>
        <table:table-row table:style-name="ro2">
          <table:table-cell table:style-name="ce3" office:value-type="float" office:value="-2.5" calcext:value-type="float">
            <text:p>-2.50000 </text:p>
          </table:table-cell>
          <table:table-cell table:style-name="ce6" table:formula="of:=ASINH([.A4])" office:value-type="float" office:value="-1.6472311463711" calcext:value-type="float">
            <text:p>-1.647231146371100000</text:p>
          </table:table-cell>
          <table:table-cell table:number-columns-repeated="1022"/>
        </table:table-row>
        <table:table-row table:style-name="ro2">
          <table:table-cell table:style-name="ce3" office:value-type="float" office:value="10" calcext:value-type="float">
            <text:p>10.00000 </text:p>
          </table:table-cell>
          <table:table-cell table:style-name="ce6" table:formula="of:=ASINH([.A5])" office:value-type="float" office:value="2.99822295029797" calcext:value-type="float">
            <text:p>2.99822295029797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70241" calcext:value-type="float">
            <text:p>0.27024 </text:p>
          </table:table-cell>
          <table:table-cell table:style-name="ce6" table:formula="of:=ASINH([.A6])" office:value-type="float" office:value="0.267055328261647" calcext:value-type="float">
            <text:p>0.267055328261647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60027" calcext:value-type="float">
            <text:p>0.36003 </text:p>
          </table:table-cell>
          <table:table-cell table:style-name="ce6" table:formula="of:=ASINH([.A7])" office:value-type="float" office:value="0.35267073410352" calcext:value-type="float">
            <text:p>0.35267073410352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55287" calcext:value-type="float">
            <text:p>0.25529 </text:p>
          </table:table-cell>
          <table:table-cell table:style-name="ce6" table:formula="of:=ASINH([.A8])" office:value-type="float" office:value="0.252592396154322" calcext:value-type="float">
            <text:p>0.252592396154322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8529" calcext:value-type="float">
            <text:p>0.98529 </text:p>
          </table:table-cell>
          <table:table-cell table:style-name="ce6" table:formula="of:=ASINH([.A9])" office:value-type="float" office:value="0.870933701349129" calcext:value-type="float">
            <text:p>0.870933701349129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18918" calcext:value-type="float">
            <text:p>0.31892 </text:p>
          </table:table-cell>
          <table:table-cell table:style-name="ce6" table:formula="of:=ASINH([.A10])" office:value-type="float" office:value="0.313745295390717" calcext:value-type="float">
            <text:p>0.313745295390717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34233" calcext:value-type="float">
            <text:p>0.93423 </text:p>
          </table:table-cell>
          <table:table-cell table:style-name="ce6" table:formula="of:=ASINH([.A11])" office:value-type="float" office:value="0.834096527378061" calcext:value-type="float">
            <text:p>0.834096527378061000</text:p>
          </table:table-cell>
          <table:table-cell table:number-columns-repeated="1022"/>
        </table:table-row>
        <table:table-row table:style-name="ro2">
          <table:table-cell table:style-name="ce3" office:value-type="float" office:value="0.178625" calcext:value-type="float">
            <text:p>0.17863 </text:p>
          </table:table-cell>
          <table:table-cell table:style-name="ce6" table:formula="of:=ASINH([.A12])" office:value-type="float" office:value="0.177688490428299" calcext:value-type="float">
            <text:p>0.1776884904282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57" calcext:value-type="float">
            <text:p>0.85757 </text:p>
          </table:table-cell>
          <table:table-cell table:style-name="ce6" table:formula="of:=ASINH([.A13])" office:value-type="float" office:value="0.776994549209263" calcext:value-type="float">
            <text:p>0.7769945492092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852" calcext:value-type="float">
            <text:p>0.03485 </text:p>
          </table:table-cell>
          <table:table-cell table:style-name="ce6" table:formula="of:=ASINH([.A14])" office:value-type="float" office:value="0.0348449482876582" calcext:value-type="float">
            <text:p>0.0348449482876582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8576" calcext:value-type="float">
            <text:p>0.00858 </text:p>
          </table:table-cell>
          <table:table-cell table:style-name="ce6" table:formula="of:=ASINH([.A15])" office:value-type="float" office:value="0.00857589487919126" calcext:value-type="float">
            <text:p>0.00857589487919126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759" calcext:value-type="float">
            <text:p>0.62676 </text:p>
          </table:table-cell>
          <table:table-cell table:style-name="ce6" table:formula="of:=ASINH([.A16])" office:value-type="float" office:value="0.591634725099758" calcext:value-type="float">
            <text:p>0.5916347250997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885" calcext:value-type="float">
            <text:p>0.48589 </text:p>
          </table:table-cell>
          <table:table-cell table:style-name="ce6" table:formula="of:=ASINH([.A17])" office:value-type="float" office:value="0.468551482337507" calcext:value-type="float">
            <text:p>0.4685514823375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988" calcext:value-type="float">
            <text:p>0.27299 </text:p>
          </table:table-cell>
          <table:table-cell table:style-name="ce6" table:formula="of:=ASINH([.A18])" office:value-type="float" office:value="0.269706281263068" calcext:value-type="float">
            <text:p>0.269706281263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2179" calcext:value-type="float">
            <text:p>0.80218 </text:p>
          </table:table-cell>
          <table:table-cell table:style-name="ce6" table:formula="of:=ASINH([.A19])" office:value-type="float" office:value="0.734368865030066" calcext:value-type="float">
            <text:p>0.734368865030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464" calcext:value-type="float">
            <text:p>0.09146 </text:p>
          </table:table-cell>
          <table:table-cell table:style-name="ce6" table:formula="of:=ASINH([.A20])" office:value-type="float" office:value="0.0913369515301172" calcext:value-type="float">
            <text:p>0.0913369515301172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8012" calcext:value-type="float">
            <text:p>0.44801 </text:p>
          </table:table-cell>
          <table:table-cell table:style-name="ce6" table:formula="of:=ASINH([.A21])" office:value-type="float" office:value="0.434236095038457" calcext:value-type="float">
            <text:p>0.4342360950384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156" calcext:value-type="float">
            <text:p>0.64016 </text:p>
          </table:table-cell>
          <table:table-cell table:style-name="ce6" table:formula="of:=ASINH([.A22])" office:value-type="float" office:value="0.602952122496716" calcext:value-type="float">
            <text:p>0.6029521224967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3266" calcext:value-type="float">
            <text:p>0.97327 </text:p>
          </table:table-cell>
          <table:table-cell table:style-name="ce6" table:formula="of:=ASINH([.A23])" office:value-type="float" office:value="0.862342893731031" calcext:value-type="float">
            <text:p>0.8623428937310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878" calcext:value-type="float">
            <text:p>0.66088 </text:p>
          </table:table-cell>
          <table:table-cell table:style-name="ce6" table:formula="of:=ASINH([.A24])" office:value-type="float" office:value="0.620322222881827" calcext:value-type="float">
            <text:p>0.6203222228818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0613" calcext:value-type="float">
            <text:p>0.79061 </text:p>
          </table:table-cell>
          <table:table-cell table:style-name="ce6" table:formula="of:=ASINH([.A25])" office:value-type="float" office:value="0.725321447402773" calcext:value-type="float">
            <text:p>0.7253214474027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328" calcext:value-type="float">
            <text:p>0.56328 </text:p>
          </table:table-cell>
          <table:table-cell table:style-name="ce6" table:formula="of:=ASINH([.A26])" office:value-type="float" office:value="0.537083891750961" calcext:value-type="float">
            <text:p>0.5370838917509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376" calcext:value-type="float">
            <text:p>0.04038 </text:p>
          </table:table-cell>
          <table:table-cell table:style-name="ce6" table:formula="of:=ASINH([.A27])" office:value-type="float" office:value="0.0403650377369632" calcext:value-type="float">
            <text:p>0.04036503773696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05" calcext:value-type="float">
            <text:p>0.88141 </text:p>
          </table:table-cell>
          <table:table-cell table:style-name="ce6" table:formula="of:=ASINH([.A28])" office:value-type="float" office:value="0.794981334668566" calcext:value-type="float">
            <text:p>0.7949813346685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361" calcext:value-type="float">
            <text:p>0.06836 </text:p>
          </table:table-cell>
          <table:table-cell table:style-name="ce6" table:formula="of:=ASINH([.A29])" office:value-type="float" office:value="0.0683078672558505" calcext:value-type="float">
            <text:p>0.0683078672558505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793" calcext:value-type="float">
            <text:p>0.29679 </text:p>
          </table:table-cell>
          <table:table-cell table:style-name="ce6" table:formula="of:=ASINH([.A30])" office:value-type="float" office:value="0.29259994665327" calcext:value-type="float">
            <text:p>0.292599946653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076" calcext:value-type="float">
            <text:p>0.98508 </text:p>
          </table:table-cell>
          <table:table-cell table:style-name="ce6" table:formula="of:=ASINH([.A31])" office:value-type="float" office:value="0.870781255316184" calcext:value-type="float">
            <text:p>0.8707812553161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SINH([.A32])" office:value-type="float" office:value="0.0745788461274142" calcext:value-type="float">
            <text:p>0.07457884612741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06" calcext:value-type="float">
            <text:p>0.01801 </text:p>
          </table:table-cell>
          <table:table-cell table:style-name="ce6" table:formula="of:=ASINH([.A33])" office:value-type="float" office:value="0.0180050271696025" calcext:value-type="float">
            <text:p>0.018005027169602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SINH([.A34])" office:value-type="float" office:value="0.0256331928143803" calcext:value-type="float">
            <text:p>0.02563319281438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248" calcext:value-type="float">
            <text:p>0.56725 </text:p>
          </table:table-cell>
          <table:table-cell table:style-name="ce6" table:formula="of:=ASINH([.A35])" office:value-type="float" office:value="0.540538215655333" calcext:value-type="float">
            <text:p>0.540538215655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976" calcext:value-type="float">
            <text:p>0.51598 </text:p>
          </table:table-cell>
          <table:table-cell table:style-name="ce6" table:formula="of:=ASINH([.A36])" office:value-type="float" office:value="0.495455346596354" calcext:value-type="float">
            <text:p>0.495455346596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122" calcext:value-type="float">
            <text:p>0.64812 </text:p>
          </table:table-cell>
          <table:table-cell table:style-name="ce6" table:formula="of:=ASINH([.A37])" office:value-type="float" office:value="0.609649041112799" calcext:value-type="float">
            <text:p>0.609649041112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573" calcext:value-type="float">
            <text:p>0.72057 </text:p>
          </table:table-cell>
          <table:table-cell table:style-name="ce6" table:formula="of:=ASINH([.A38])" office:value-type="float" office:value="0.669439172759204" calcext:value-type="float">
            <text:p>0.6694391727592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5052" calcext:value-type="float">
            <text:p>0.38505 </text:p>
          </table:table-cell>
          <table:table-cell table:style-name="ce6" table:formula="of:=ASINH([.A39])" office:value-type="float" office:value="0.376120946176913" calcext:value-type="float">
            <text:p>0.3761209461769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0139" calcext:value-type="float">
            <text:p>0.38014 </text:p>
          </table:table-cell>
          <table:table-cell table:style-name="ce6" table:formula="of:=ASINH([.A40])" office:value-type="float" office:value="0.371532323382449" calcext:value-type="float">
            <text:p>0.3715323233824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46" calcext:value-type="float">
            <text:p>0.02646 </text:p>
          </table:table-cell>
          <table:table-cell table:style-name="ce6" table:formula="of:=ASINH([.A41])" office:value-type="float" office:value="0.0264569133920095" calcext:value-type="float">
            <text:p>0.0264569133920095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1303" calcext:value-type="float">
            <text:p>0.90130 </text:p>
          </table:table-cell>
          <table:table-cell table:style-name="ce6" table:formula="of:=ASINH([.A42])" office:value-type="float" office:value="0.809835134227446" calcext:value-type="float">
            <text:p>0.8098351342274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906" calcext:value-type="float">
            <text:p>0.20991 </text:p>
          </table:table-cell>
          <table:table-cell table:style-name="ce6" table:formula="of:=ASINH([.A43])" office:value-type="float" office:value="0.208394355775937" calcext:value-type="float">
            <text:p>0.2083943557759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324" calcext:value-type="float">
            <text:p>0.86132 </text:p>
          </table:table-cell>
          <table:table-cell table:style-name="ce6" table:formula="of:=ASINH([.A44])" office:value-type="float" office:value="0.779841554883963" calcext:value-type="float">
            <text:p>0.7798415548839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5885" calcext:value-type="float">
            <text:p>0.54589 </text:p>
          </table:table-cell>
          <table:table-cell table:style-name="ce6" table:formula="of:=ASINH([.A45])" office:value-type="float" office:value="0.521871689296316" calcext:value-type="float">
            <text:p>0.5218716892963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293" calcext:value-type="float">
            <text:p>0.96429 </text:p>
          </table:table-cell>
          <table:table-cell table:style-name="ce6" table:formula="of:=ASINH([.A46])" office:value-type="float" office:value="0.85589821417776" calcext:value-type="float">
            <text:p>0.855898214177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193" calcext:value-type="float">
            <text:p>0.62819 </text:p>
          </table:table-cell>
          <table:table-cell table:style-name="ce6" table:formula="of:=ASINH([.A47])" office:value-type="float" office:value="0.592849401030789" calcext:value-type="float">
            <text:p>0.5928494010307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692" calcext:value-type="float">
            <text:p>0.37269 </text:p>
          </table:table-cell>
          <table:table-cell table:style-name="ce6" table:formula="of:=ASINH([.A48])" office:value-type="float" office:value="0.364562737654926" calcext:value-type="float">
            <text:p>0.3645627376549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461" calcext:value-type="float">
            <text:p>0.94946 </text:p>
          </table:table-cell>
          <table:table-cell table:style-name="ce6" table:formula="of:=ASINH([.A49])" office:value-type="float" office:value="0.845181869753117" calcext:value-type="float">
            <text:p>0.8451818697531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1269" calcext:value-type="float">
            <text:p>0.23127 </text:p>
          </table:table-cell>
          <table:table-cell table:style-name="ce6" table:formula="of:=ASINH([.A50])" office:value-type="float" office:value="0.22925551075517" calcext:value-type="float">
            <text:p>0.2292555107551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829" calcext:value-type="float">
            <text:p>0.52083 </text:p>
          </table:table-cell>
          <table:table-cell table:style-name="ce6" table:formula="of:=ASINH([.A51])" office:value-type="float" office:value="0.499763822373018" calcext:value-type="float">
            <text:p>0.4997638223730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2826" calcext:value-type="float">
            <text:p>0.23283 </text:p>
          </table:table-cell>
          <table:table-cell table:style-name="ce6" table:formula="of:=ASINH([.A52])" office:value-type="float" office:value="0.230772211824258" calcext:value-type="float">
            <text:p>0.230772211824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7366" calcext:value-type="float">
            <text:p>0.89737 </text:p>
          </table:table-cell>
          <table:table-cell table:style-name="ce6" table:formula="of:=ASINH([.A53])" office:value-type="float" office:value="0.806907816331393" calcext:value-type="float">
            <text:p>0.8069078163313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737" calcext:value-type="float">
            <text:p>0.37474 </text:p>
          </table:table-cell>
          <table:table-cell table:style-name="ce6" table:formula="of:=ASINH([.A54])" office:value-type="float" office:value="0.366478339011711" calcext:value-type="float">
            <text:p>0.366478339011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52" calcext:value-type="float">
            <text:p>0.41215 </text:p>
          </table:table-cell>
          <table:table-cell table:style-name="ce6" table:formula="of:=ASINH([.A55])" office:value-type="float" office:value="0.401294390409059" calcext:value-type="float">
            <text:p>0.401294390409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285" calcext:value-type="float">
            <text:p>0.74429 </text:p>
          </table:table-cell>
          <table:table-cell table:style-name="ce6" table:formula="of:=ASINH([.A56])" office:value-type="float" office:value="0.688568908369975" calcext:value-type="float">
            <text:p>0.6885689083699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51" calcext:value-type="float">
            <text:p>0.35551 </text:p>
          </table:table-cell>
          <table:table-cell table:style-name="ce6" table:formula="of:=ASINH([.A57])" office:value-type="float" office:value="0.34841773146459" calcext:value-type="float">
            <text:p>0.348417731464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263" calcext:value-type="float">
            <text:p>0.37626 </text:p>
          </table:table-cell>
          <table:table-cell table:style-name="ce6" table:formula="of:=ASINH([.A58])" office:value-type="float" office:value="0.367906942284093" calcext:value-type="float">
            <text:p>0.3679069422840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001" calcext:value-type="float">
            <text:p>0.21900 </text:p>
          </table:table-cell>
          <table:table-cell table:style-name="ce6" table:formula="of:=ASINH([.A59])" office:value-type="float" office:value="0.217287137484626" calcext:value-type="float">
            <text:p>0.217287137484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1139" calcext:value-type="float">
            <text:p>0.07114 </text:p>
          </table:table-cell>
          <table:table-cell table:style-name="ce6" table:formula="of:=ASINH([.A60])" office:value-type="float" office:value="0.0710791333675885" calcext:value-type="float">
            <text:p>0.07107913336758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7909" calcext:value-type="float">
            <text:p>0.58791 </text:p>
          </table:table-cell>
          <table:table-cell table:style-name="ce6" table:formula="of:=ASINH([.A61])" office:value-type="float" office:value="0.558429338576437" calcext:value-type="float">
            <text:p>0.5584293385764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886" calcext:value-type="float">
            <text:p>0.67489 </text:p>
          </table:table-cell>
          <table:table-cell table:style-name="ce6" table:formula="of:=ASINH([.A62])" office:value-type="float" office:value="0.631971040276847" calcext:value-type="float">
            <text:p>0.6319710402768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141" calcext:value-type="float">
            <text:p>0.43141 </text:p>
          </table:table-cell>
          <table:table-cell table:style-name="ce6" table:formula="of:=ASINH([.A63])" office:value-type="float" office:value="0.419038491402459" calcext:value-type="float">
            <text:p>0.419038491402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1802" calcext:value-type="float">
            <text:p>0.82180 </text:p>
          </table:table-cell>
          <table:table-cell table:style-name="ce6" table:formula="of:=ASINH([.A64])" office:value-type="float" office:value="0.749602376168417" calcext:value-type="float">
            <text:p>0.7496023761684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3631" calcext:value-type="float">
            <text:p>0.03363 </text:p>
          </table:table-cell>
          <table:table-cell table:style-name="ce6" table:formula="of:=ASINH([.A65])" office:value-type="float" office:value="0.0336246635335113" calcext:value-type="float">
            <text:p>0.0336246635335113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SINH([.A66])" office:value-type="float" office:value="0.62024630249575" calcext:value-type="float">
            <text:p>0.620246302495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6478" calcext:value-type="float">
            <text:p>0.25648 </text:p>
          </table:table-cell>
          <table:table-cell table:style-name="ce6" table:formula="of:=ASINH([.A67])" office:value-type="float" office:value="0.253746221130969" calcext:value-type="float">
            <text:p>0.2537462211309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729" calcext:value-type="float">
            <text:p>0.74273 </text:p>
          </table:table-cell>
          <table:table-cell table:style-name="ce6" table:formula="of:=ASINH([.A68])" office:value-type="float" office:value="0.687320227490686" calcext:value-type="float">
            <text:p>0.6873202274906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124" calcext:value-type="float">
            <text:p>0.85012 </text:p>
          </table:table-cell>
          <table:table-cell table:style-name="ce6" table:formula="of:=ASINH([.A69])" office:value-type="float" office:value="0.77133191094461" calcext:value-type="float">
            <text:p>0.771331910944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43" calcext:value-type="float">
            <text:p>0.17084 </text:p>
          </table:table-cell>
          <table:table-cell table:style-name="ce6" table:formula="of:=ASINH([.A70])" office:value-type="float" office:value="0.170022654448251" calcext:value-type="float">
            <text:p>0.1700226544482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6005" calcext:value-type="float">
            <text:p>0.75601 </text:p>
          </table:table-cell>
          <table:table-cell table:style-name="ce6" table:formula="of:=ASINH([.A71])" office:value-type="float" office:value="0.697944258561121" calcext:value-type="float">
            <text:p>0.6979442585611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219" calcext:value-type="float">
            <text:p>0.43022 </text:p>
          </table:table-cell>
          <table:table-cell table:style-name="ce6" table:formula="of:=ASINH([.A72])" office:value-type="float" office:value="0.417944679998185" calcext:value-type="float">
            <text:p>0.4179446799981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3241" calcext:value-type="float">
            <text:p>0.40324 </text:p>
          </table:table-cell>
          <table:table-cell table:style-name="ce6" table:formula="of:=ASINH([.A73])" office:value-type="float" office:value="0.39304282855614" calcext:value-type="float">
            <text:p>0.393042828556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18" calcext:value-type="float">
            <text:p>0.14292 </text:p>
          </table:table-cell>
          <table:table-cell table:style-name="ce6" table:formula="of:=ASINH([.A74])" office:value-type="float" office:value="0.142435888408881" calcext:value-type="float">
            <text:p>0.1424358884088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751" calcext:value-type="float">
            <text:p>0.50975 </text:p>
          </table:table-cell>
          <table:table-cell table:style-name="ce6" table:formula="of:=ASINH([.A75])" office:value-type="float" office:value="0.489916332231111" calcext:value-type="float">
            <text:p>0.4899163322311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5712" calcext:value-type="float">
            <text:p>0.46571 </text:p>
          </table:table-cell>
          <table:table-cell table:style-name="ce6" table:formula="of:=ASINH([.A76])" office:value-type="float" office:value="0.45033541875618" calcext:value-type="float">
            <text:p>0.450335418756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526" calcext:value-type="float">
            <text:p>0.48653 </text:p>
          </table:table-cell>
          <table:table-cell table:style-name="ce6" table:formula="of:=ASINH([.A77])" office:value-type="float" office:value="0.469127955732018" calcext:value-type="float">
            <text:p>0.4691279557320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3834" calcext:value-type="float">
            <text:p>0.08383 </text:p>
          </table:table-cell>
          <table:table-cell table:style-name="ce6" table:formula="of:=ASINH([.A78])" office:value-type="float" office:value="0.0837361097702739" calcext:value-type="float">
            <text:p>0.0837361097702739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444" calcext:value-type="float">
            <text:p>0.83544 </text:p>
          </table:table-cell>
          <table:table-cell table:style-name="ce6" table:formula="of:=ASINH([.A79])" office:value-type="float" office:value="0.760106754840977" calcext:value-type="float">
            <text:p>0.7601067548409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1" calcext:value-type="float">
            <text:p>0.88110 </text:p>
          </table:table-cell>
          <table:table-cell table:style-name="ce6" table:formula="of:=ASINH([.A80])" office:value-type="float" office:value="0.794752509241689" calcext:value-type="float">
            <text:p>0.7947525092416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9455" calcext:value-type="float">
            <text:p>0.54946 </text:p>
          </table:table-cell>
          <table:table-cell table:style-name="ce6" table:formula="of:=ASINH([.A81])" office:value-type="float" office:value="0.525002855364882" calcext:value-type="float">
            <text:p>0.525002855364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8835" calcext:value-type="float">
            <text:p>0.50884 </text:p>
          </table:table-cell>
          <table:table-cell table:style-name="ce6" table:formula="of:=ASINH([.A82])" office:value-type="float" office:value="0.489100093528386" calcext:value-type="float">
            <text:p>0.4891000935283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194" calcext:value-type="float">
            <text:p>0.09619 </text:p>
          </table:table-cell>
          <table:table-cell table:style-name="ce6" table:formula="of:=ASINH([.A83])" office:value-type="float" office:value="0.0960462625926603" calcext:value-type="float">
            <text:p>0.09604626259266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698" calcext:value-type="float">
            <text:p>0.36070 </text:p>
          </table:table-cell>
          <table:table-cell table:style-name="ce6" table:formula="of:=ASINH([.A84])" office:value-type="float" office:value="0.353301996589262" calcext:value-type="float">
            <text:p>0.353301996589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7307" calcext:value-type="float">
            <text:p>0.71731 </text:p>
          </table:table-cell>
          <table:table-cell table:style-name="ce6" table:formula="of:=ASINH([.A85])" office:value-type="float" office:value="0.666787369341754" calcext:value-type="float">
            <text:p>0.6667873693417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7294" calcext:value-type="float">
            <text:p>0.00729 </text:p>
          </table:table-cell>
          <table:table-cell table:style-name="ce6" table:formula="of:=ASINH([.A86])" office:value-type="float" office:value="0.00729393532512034" calcext:value-type="float">
            <text:p>0.007293935325120340</text:p>
          </table:table-cell>
          <table:table-cell table:number-columns-repeated="1022"/>
        </table:table-row>
        <table:table-row table:style-name="ro2">
          <table:table-cell table:style-name="ce4" office:value-type="float" office:value="0.12775" calcext:value-type="float">
            <text:p>0.12775 </text:p>
          </table:table-cell>
          <table:table-cell table:style-name="ce6" table:formula="of:=ASINH([.A87])" office:value-type="float" office:value="0.127405046063902" calcext:value-type="float">
            <text:p>0.1274050460639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5574" calcext:value-type="float">
            <text:p>0.08557 </text:p>
          </table:table-cell>
          <table:table-cell table:style-name="ce6" table:formula="of:=ASINH([.A88])" office:value-type="float" office:value="0.0854699008992865" calcext:value-type="float">
            <text:p>0.0854699008992865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SINH([.A89])" office:value-type="float" office:value="0.796262866997069" calcext:value-type="float">
            <text:p>0.7962628669970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257" calcext:value-type="float">
            <text:p>0.09226 </text:p>
          </table:table-cell>
          <table:table-cell table:style-name="ce6" table:formula="of:=ASINH([.A90])" office:value-type="float" office:value="0.0921266267307685" calcext:value-type="float">
            <text:p>0.09212662673076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5409" calcext:value-type="float">
            <text:p>0.31541 </text:p>
          </table:table-cell>
          <table:table-cell table:style-name="ce6" table:formula="of:=ASINH([.A91])" office:value-type="float" office:value="0.310400497273007" calcext:value-type="float">
            <text:p>0.310400497273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637" calcext:value-type="float">
            <text:p>0.62664 </text:p>
          </table:table-cell>
          <table:table-cell table:style-name="ce6" table:formula="of:=ASINH([.A92])" office:value-type="float" office:value="0.591531348275298" calcext:value-type="float">
            <text:p>0.5915313482752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882" calcext:value-type="float">
            <text:p>0.65288 </text:p>
          </table:table-cell>
          <table:table-cell table:style-name="ce6" table:formula="of:=ASINH([.A93])" office:value-type="float" office:value="0.613639116928983" calcext:value-type="float">
            <text:p>0.6136391169289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907" calcext:value-type="float">
            <text:p>0.48891 </text:p>
          </table:table-cell>
          <table:table-cell table:style-name="ce6" table:formula="of:=ASINH([.A94])" office:value-type="float" office:value="0.471267997748809" calcext:value-type="float">
            <text:p>0.471267997748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3221" calcext:value-type="float">
            <text:p>0.35322 </text:p>
          </table:table-cell>
          <table:table-cell table:style-name="ce6" table:formula="of:=ASINH([.A95])" office:value-type="float" office:value="0.346260193058791" calcext:value-type="float">
            <text:p>0.3462601930587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2962" calcext:value-type="float">
            <text:p>0.79296 </text:p>
          </table:table-cell>
          <table:table-cell table:style-name="ce6" table:formula="of:=ASINH([.A96])" office:value-type="float" office:value="0.727163062784331" calcext:value-type="float">
            <text:p>0.7271630627843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69" calcext:value-type="float">
            <text:p>0.42607 </text:p>
          </table:table-cell>
          <table:table-cell table:style-name="ce6" table:formula="of:=ASINH([.A97])" office:value-type="float" office:value="0.414129639200128" calcext:value-type="float">
            <text:p>0.4141296392001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044" calcext:value-type="float">
            <text:p>0.01904 </text:p>
          </table:table-cell>
          <table:table-cell table:style-name="ce6" table:formula="of:=ASINH([.A98])" office:value-type="float" office:value="0.0190428490607543" calcext:value-type="float">
            <text:p>0.0190428490607543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5613" calcext:value-type="float">
            <text:p>0.21561 </text:p>
          </table:table-cell>
          <table:table-cell table:style-name="ce6" table:formula="of:=ASINH([.A99])" office:value-type="float" office:value="0.213976407344066" calcext:value-type="float">
            <text:p>0.213976407344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1365" calcext:value-type="float">
            <text:p>0.84137 </text:p>
          </table:table-cell>
          <table:table-cell table:style-name="ce6" table:formula="of:=ASINH([.A100])" office:value-type="float" office:value="0.764644057590267" calcext:value-type="float">
            <text:p>0.764644057590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552" calcext:value-type="float">
            <text:p>0.39155 </text:p>
          </table:table-cell>
          <table:table-cell table:style-name="ce6" table:formula="of:=ASINH([.A101])" office:value-type="float" office:value="0.382180171383358" calcext:value-type="float">
            <text:p>0.3821801713833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7541" calcext:value-type="float">
            <text:p>0.73754 </text:p>
          </table:table-cell>
          <table:table-cell table:style-name="ce6" table:formula="of:=ASINH([.A102])" office:value-type="float" office:value="0.683150164730932" calcext:value-type="float">
            <text:p>0.683150164730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3424" calcext:value-type="float">
            <text:p>0.37342 </text:p>
          </table:table-cell>
          <table:table-cell table:style-name="ce6" table:formula="of:=ASINH([.A103])" office:value-type="float" office:value="0.365248567488595" calcext:value-type="float">
            <text:p>0.3652485674885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673" calcext:value-type="float">
            <text:p>0.95367 </text:p>
          </table:table-cell>
          <table:table-cell table:style-name="ce6" table:formula="of:=ASINH([.A104])" office:value-type="float" office:value="0.848233179277903" calcext:value-type="float">
            <text:p>0.848233179277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335" calcext:value-type="float">
            <text:p>0.72134 </text:p>
          </table:table-cell>
          <table:table-cell table:style-name="ce6" table:formula="of:=ASINH([.A105])" office:value-type="float" office:value="0.670057282190971" calcext:value-type="float">
            <text:p>0.670057282190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669" calcext:value-type="float">
            <text:p>0.47667 </text:p>
          </table:table-cell>
          <table:table-cell table:style-name="ce6" table:formula="of:=ASINH([.A106])" office:value-type="float" office:value="0.460247197738361" calcext:value-type="float">
            <text:p>0.460247197738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515" calcext:value-type="float">
            <text:p>0.78515 </text:p>
          </table:table-cell>
          <table:table-cell table:style-name="ce6" table:formula="of:=ASINH([.A107])" office:value-type="float" office:value="0.721030311564295" calcext:value-type="float">
            <text:p>0.721030311564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85" calcext:value-type="float">
            <text:p>0.38759 </text:p>
          </table:table-cell>
          <table:table-cell table:style-name="ce6" table:formula="of:=ASINH([.A108])" office:value-type="float" office:value="0.378483759367205" calcext:value-type="float">
            <text:p>0.3784837593672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02" calcext:value-type="float">
            <text:p>0.74230 </text:p>
          </table:table-cell>
          <table:table-cell table:style-name="ce6" table:formula="of:=ASINH([.A109])" office:value-type="float" office:value="0.686977399808784" calcext:value-type="float">
            <text:p>0.6869773998087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5397" calcext:value-type="float">
            <text:p>0.45540 </text:p>
          </table:table-cell>
          <table:table-cell table:style-name="ce6" table:formula="of:=ASINH([.A110])" office:value-type="float" office:value="0.440966329410559" calcext:value-type="float">
            <text:p>0.4409663294105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029" calcext:value-type="float">
            <text:p>0.69503 </text:p>
          </table:table-cell>
          <table:table-cell table:style-name="ce6" table:formula="of:=ASINH([.A111])" office:value-type="float" office:value="0.648589409102555" calcext:value-type="float">
            <text:p>0.6485894091025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7862" calcext:value-type="float">
            <text:p>0.20786 </text:p>
          </table:table-cell>
          <table:table-cell table:style-name="ce6" table:formula="of:=ASINH([.A112])" office:value-type="float" office:value="0.206393540358343" calcext:value-type="float">
            <text:p>0.2063935403583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SINH([.A113])" office:value-type="float" office:value="0.360269771556011" calcext:value-type="float">
            <text:p>0.3602697715560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8798" calcext:value-type="float">
            <text:p>0.10880 </text:p>
          </table:table-cell>
          <table:table-cell table:style-name="ce6" table:formula="of:=ASINH([.A114])" office:value-type="float" office:value="0.108584494915408" calcext:value-type="float">
            <text:p>0.1085844949154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8792" calcext:value-type="float">
            <text:p>0.76879 </text:p>
          </table:table-cell>
          <table:table-cell table:style-name="ce6" table:formula="of:=ASINH([.A115])" office:value-type="float" office:value="0.708113027659182" calcext:value-type="float">
            <text:p>0.7081130276591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632" calcext:value-type="float">
            <text:p>0.00363 </text:p>
          </table:table-cell>
          <table:table-cell table:style-name="ce6" table:formula="of:=ASINH([.A116])" office:value-type="float" office:value="0.00363199201483874" calcext:value-type="float">
            <text:p>0.00363199201483874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13" calcext:value-type="float">
            <text:p>0.57213 </text:p>
          </table:table-cell>
          <table:table-cell table:style-name="ce6" table:formula="of:=ASINH([.A117])" office:value-type="float" office:value="0.544780152895079" calcext:value-type="float">
            <text:p>0.5447801528950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007" calcext:value-type="float">
            <text:p>0.79501 </text:p>
          </table:table-cell>
          <table:table-cell table:style-name="ce6" table:formula="of:=ASINH([.A118])" office:value-type="float" office:value="0.728764628339774" calcext:value-type="float">
            <text:p>0.7287646283397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8773" calcext:value-type="float">
            <text:p>0.59877 </text:p>
          </table:table-cell>
          <table:table-cell table:style-name="ce6" table:formula="of:=ASINH([.A119])" office:value-type="float" office:value="0.567772470177394" calcext:value-type="float">
            <text:p>0.5677724701773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489" calcext:value-type="float">
            <text:p>0.49849 </text:p>
          </table:table-cell>
          <table:table-cell table:style-name="ce6" table:formula="of:=ASINH([.A120])" office:value-type="float" office:value="0.47985993732184" calcext:value-type="float">
            <text:p>0.479859937321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134" calcext:value-type="float">
            <text:p>0.18213 </text:p>
          </table:table-cell>
          <table:table-cell table:style-name="ce6" table:formula="of:=ASINH([.A121])" office:value-type="float" office:value="0.181141759435344" calcext:value-type="float">
            <text:p>0.1811417594353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4806" calcext:value-type="float">
            <text:p>0.53481 </text:p>
          </table:table-cell>
          <table:table-cell table:style-name="ce6" table:formula="of:=ASINH([.A122])" office:value-type="float" office:value="0.512124638121002" calcext:value-type="float">
            <text:p>0.5121246381210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9165" calcext:value-type="float">
            <text:p>0.10917 </text:p>
          </table:table-cell>
          <table:table-cell table:style-name="ce6" table:formula="of:=ASINH([.A123])" office:value-type="float" office:value="0.108949334713484" calcext:value-type="float">
            <text:p>0.1089493347134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9181" calcext:value-type="float">
            <text:p>0.45918 </text:p>
          </table:table-cell>
          <table:table-cell table:style-name="ce6" table:formula="of:=ASINH([.A124])" office:value-type="float" office:value="0.444407589820066" calcext:value-type="float">
            <text:p>0.444407589820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9168" calcext:value-type="float">
            <text:p>0.77917 </text:p>
          </table:table-cell>
          <table:table-cell table:style-name="ce6" table:formula="of:=ASINH([.A125])" office:value-type="float" office:value="0.716318427821224" calcext:value-type="float">
            <text:p>0.7163184278212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237" calcext:value-type="float">
            <text:p>0.44124 </text:p>
          </table:table-cell>
          <table:table-cell table:style-name="ce6" table:formula="of:=ASINH([.A126])" office:value-type="float" office:value="0.428045440546171" calcext:value-type="float">
            <text:p>0.4280454405461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338" calcext:value-type="float">
            <text:p>0.89334 </text:p>
          </table:table-cell>
          <table:table-cell table:style-name="ce6" table:formula="of:=ASINH([.A127])" office:value-type="float" office:value="0.803906901456545" calcext:value-type="float">
            <text:p>0.8039069014565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656" calcext:value-type="float">
            <text:p>0.80966 </text:p>
          </table:table-cell>
          <table:table-cell table:style-name="ce6" table:formula="of:=ASINH([.A128])" office:value-type="float" office:value="0.740190579947513" calcext:value-type="float">
            <text:p>0.7401905799475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0682" calcext:value-type="float">
            <text:p>0.98068 </text:p>
          </table:table-cell>
          <table:table-cell table:style-name="ce6" table:formula="of:=ASINH([.A129])" office:value-type="float" office:value="0.867647516962572" calcext:value-type="float">
            <text:p>0.8676475169625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324" calcext:value-type="float">
            <text:p>0.99432 </text:p>
          </table:table-cell>
          <table:table-cell table:style-name="ce6" table:formula="of:=ASINH([.A130])" office:value-type="float" office:value="0.877354348342862" calcext:value-type="float">
            <text:p>0.877354348342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276" calcext:value-type="float">
            <text:p>0.01328 </text:p>
          </table:table-cell>
          <table:table-cell table:style-name="ce6" table:formula="of:=ASINH([.A131])" office:value-type="float" office:value="0.0132756100436132" calcext:value-type="float">
            <text:p>0.01327561004361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059" calcext:value-type="float">
            <text:p>0.35606 </text:p>
          </table:table-cell>
          <table:table-cell table:style-name="ce6" table:formula="of:=ASINH([.A132])" office:value-type="float" office:value="0.348934969936008" calcext:value-type="float">
            <text:p>0.348934969936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2" calcext:value-type="float">
            <text:p>0.88992 </text:p>
          </table:table-cell>
          <table:table-cell table:style-name="ce6" table:formula="of:=ASINH([.A133])" office:value-type="float" office:value="0.801355730303258" calcext:value-type="float">
            <text:p>0.801355730303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323" calcext:value-type="float">
            <text:p>0.81832 </text:p>
          </table:table-cell>
          <table:table-cell table:style-name="ce6" table:formula="of:=ASINH([.A134])" office:value-type="float" office:value="0.746912259797322" calcext:value-type="float">
            <text:p>0.7469122597973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4259" calcext:value-type="float">
            <text:p>0.29426 </text:p>
          </table:table-cell>
          <table:table-cell table:style-name="ce6" table:formula="of:=ASINH([.A135])" office:value-type="float" office:value="0.290169843424578" calcext:value-type="float">
            <text:p>0.2901698434245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9786" calcext:value-type="float">
            <text:p>0.02979 </text:p>
          </table:table-cell>
          <table:table-cell table:style-name="ce6" table:formula="of:=ASINH([.A136])" office:value-type="float" office:value="0.0297815973721836" calcext:value-type="float">
            <text:p>0.0297815973721836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2676" calcext:value-type="float">
            <text:p>0.99268 </text:p>
          </table:table-cell>
          <table:table-cell table:style-name="ce6" table:formula="of:=ASINH([.A137])" office:value-type="float" office:value="0.876185242936817" calcext:value-type="float">
            <text:p>0.8761852429368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672" calcext:value-type="float">
            <text:p>0.11667 </text:p>
          </table:table-cell>
          <table:table-cell table:style-name="ce6" table:formula="of:=ASINH([.A138])" office:value-type="float" office:value="0.116408911607126" calcext:value-type="float">
            <text:p>0.1164089116071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757" calcext:value-type="float">
            <text:p>0.64376 </text:p>
          </table:table-cell>
          <table:table-cell table:style-name="ce6" table:formula="of:=ASINH([.A139])" office:value-type="float" office:value="0.605982446886034" calcext:value-type="float">
            <text:p>0.6059824468860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957" calcext:value-type="float">
            <text:p>0.05396 </text:p>
          </table:table-cell>
          <table:table-cell table:style-name="ce6" table:formula="of:=ASINH([.A140])" office:value-type="float" office:value="0.0539308528852499" calcext:value-type="float">
            <text:p>0.0539308528852499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2113" calcext:value-type="float">
            <text:p>0.28211 </text:p>
          </table:table-cell>
          <table:table-cell table:style-name="ce6" table:formula="of:=ASINH([.A141])" office:value-type="float" office:value="0.278498875084956" calcext:value-type="float">
            <text:p>0.2784988750849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888" calcext:value-type="float">
            <text:p>0.42189 </text:p>
          </table:table-cell>
          <table:table-cell table:style-name="ce6" table:formula="of:=ASINH([.A142])" office:value-type="float" office:value="0.4102803228968" calcext:value-type="float">
            <text:p>0.410280322896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9" calcext:value-type="float">
            <text:p>0.42790 </text:p>
          </table:table-cell>
          <table:table-cell table:style-name="ce6" table:formula="of:=ASINH([.A143])" office:value-type="float" office:value="0.415813559671966" calcext:value-type="float">
            <text:p>0.4158135596719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0184" calcext:value-type="float">
            <text:p>0.94018 </text:p>
          </table:table-cell>
          <table:table-cell table:style-name="ce6" table:formula="of:=ASINH([.A144])" office:value-type="float" office:value="0.838438636148247" calcext:value-type="float">
            <text:p>0.8384386361482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07" calcext:value-type="float">
            <text:p>0.89407 </text:p>
          </table:table-cell>
          <table:table-cell table:style-name="ce6" table:formula="of:=ASINH([.A145])" office:value-type="float" office:value="0.80445269813682" calcext:value-type="float">
            <text:p>0.8044526981368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38" calcext:value-type="float">
            <text:p>0.81564 </text:p>
          </table:table-cell>
          <table:table-cell table:style-name="ce6" table:formula="of:=ASINH([.A146])" office:value-type="float" office:value="0.744832960694218" calcext:value-type="float">
            <text:p>0.744832960694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286" calcext:value-type="float">
            <text:p>0.43529 </text:p>
          </table:table-cell>
          <table:table-cell table:style-name="ce6" table:formula="of:=ASINH([.A147])" office:value-type="float" office:value="0.422594916990883" calcext:value-type="float">
            <text:p>0.4225949169908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458" calcext:value-type="float">
            <text:p>0.72146 </text:p>
          </table:table-cell>
          <table:table-cell table:style-name="ce6" table:formula="of:=ASINH([.A148])" office:value-type="float" office:value="0.670157034816914" calcext:value-type="float">
            <text:p>0.6701570348169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411" calcext:value-type="float">
            <text:p>0.03241 </text:p>
          </table:table-cell>
          <table:table-cell table:style-name="ce6" table:formula="of:=ASINH([.A149])" office:value-type="float" office:value="0.0324053282010828" calcext:value-type="float">
            <text:p>0.0324053282010828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6101" calcext:value-type="float">
            <text:p>0.27610 </text:p>
          </table:table-cell>
          <table:table-cell table:style-name="ce6" table:formula="of:=ASINH([.A150])" office:value-type="float" office:value="0.272708201081843" calcext:value-type="float">
            <text:p>0.2727082010818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219" calcext:value-type="float">
            <text:p>0.46022 </text:p>
          </table:table-cell>
          <table:table-cell table:style-name="ce6" table:formula="of:=ASINH([.A151])" office:value-type="float" office:value="0.445350710284829" calcext:value-type="float">
            <text:p>0.445350710284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982" calcext:value-type="float">
            <text:p>0.32798 </text:p>
          </table:table-cell>
          <table:table-cell table:style-name="ce6" table:formula="of:=ASINH([.A152])" office:value-type="float" office:value="0.322369369928637" calcext:value-type="float">
            <text:p>0.3223693699286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7788" calcext:value-type="float">
            <text:p>0.46779 </text:p>
          </table:table-cell>
          <table:table-cell table:style-name="ce6" table:formula="of:=ASINH([.A153])" office:value-type="float" office:value="0.452216594747827" calcext:value-type="float">
            <text:p>0.4522165947478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34" calcext:value-type="float">
            <text:p>0.30863 </text:p>
          </table:table-cell>
          <table:table-cell table:style-name="ce6" table:formula="of:=ASINH([.A154])" office:value-type="float" office:value="0.303933023257526" calcext:value-type="float">
            <text:p>0.3039330232575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6103" calcext:value-type="float">
            <text:p>0.03610 </text:p>
          </table:table-cell>
          <table:table-cell table:style-name="ce6" table:formula="of:=ASINH([.A155])" office:value-type="float" office:value="0.0360951616615006" calcext:value-type="float">
            <text:p>0.036095161661500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146" calcext:value-type="float">
            <text:p>0.51146 </text:p>
          </table:table-cell>
          <table:table-cell table:style-name="ce6" table:formula="of:=ASINH([.A156])" office:value-type="float" office:value="0.491438396791691" calcext:value-type="float">
            <text:p>0.4914383967916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8897" calcext:value-type="float">
            <text:p>0.38890 </text:p>
          </table:table-cell>
          <table:table-cell table:style-name="ce6" table:formula="of:=ASINH([.A157])" office:value-type="float" office:value="0.379706816932099" calcext:value-type="float">
            <text:p>0.3797068169320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488" calcext:value-type="float">
            <text:p>0.51549 </text:p>
          </table:table-cell>
          <table:table-cell table:style-name="ce6" table:formula="of:=ASINH([.A158])" office:value-type="float" office:value="0.495021629556668" calcext:value-type="float">
            <text:p>0.4950216295566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078" calcext:value-type="float">
            <text:p>0.35078 </text:p>
          </table:table-cell>
          <table:table-cell table:style-name="ce6" table:formula="of:=ASINH([.A159])" office:value-type="float" office:value="0.343957675033507" calcext:value-type="float">
            <text:p>0.3439576750335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SINH([.A160])" office:value-type="float" office:value="0.22279914805855" calcext:value-type="float">
            <text:p>0.222799148058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096" calcext:value-type="float">
            <text:p>0.88910 </text:p>
          </table:table-cell>
          <table:table-cell table:style-name="ce6" table:formula="of:=ASINH([.A161])" office:value-type="float" office:value="0.800740054329842" calcext:value-type="float">
            <text:p>0.8007400543298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05" calcext:value-type="float">
            <text:p>0.26161 </text:p>
          </table:table-cell>
          <table:table-cell table:style-name="ce6" table:formula="of:=ASINH([.A162])" office:value-type="float" office:value="0.258709399545694" calcext:value-type="float">
            <text:p>0.258709399545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386" calcext:value-type="float">
            <text:p>0.87439 </text:p>
          </table:table-cell>
          <table:table-cell table:style-name="ce6" table:formula="of:=ASINH([.A163])" office:value-type="float" office:value="0.789706573014997" calcext:value-type="float">
            <text:p>0.789706573014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27" calcext:value-type="float">
            <text:p>0.86227 </text:p>
          </table:table-cell>
          <table:table-cell table:style-name="ce6" table:formula="of:=ASINH([.A164])" office:value-type="float" office:value="0.780558161085741" calcext:value-type="float">
            <text:p>0.7805581610857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62" calcext:value-type="float">
            <text:p>0.86886 </text:p>
          </table:table-cell>
          <table:table-cell table:style-name="ce6" table:formula="of:=ASINH([.A165])" office:value-type="float" office:value="0.785542379137391" calcext:value-type="float">
            <text:p>0.7855423791373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135" calcext:value-type="float">
            <text:p>0.09214 </text:p>
          </table:table-cell>
          <table:table-cell table:style-name="ce6" table:formula="of:=ASINH([.A166])" office:value-type="float" office:value="0.0920051419548131" calcext:value-type="float">
            <text:p>0.092005141954813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651" calcext:value-type="float">
            <text:p>0.73165 </text:p>
          </table:table-cell>
          <table:table-cell table:style-name="ce6" table:formula="of:=ASINH([.A167])" office:value-type="float" office:value="0.678403298946718" calcext:value-type="float">
            <text:p>0.6784032989467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9204" calcext:value-type="float">
            <text:p>0.26920 </text:p>
          </table:table-cell>
          <table:table-cell table:style-name="ce6" table:formula="of:=ASINH([.A168])" office:value-type="float" office:value="0.266054108450556" calcext:value-type="float">
            <text:p>0.2660541084505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456" calcext:value-type="float">
            <text:p>0.63546 </text:p>
          </table:table-cell>
          <table:table-cell table:style-name="ce6" table:formula="of:=ASINH([.A169])" office:value-type="float" office:value="0.598989504736475" calcext:value-type="float">
            <text:p>0.5989895047364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29" calcext:value-type="float">
            <text:p>0.05829 </text:p>
          </table:table-cell>
          <table:table-cell table:style-name="ce6" table:formula="of:=ASINH([.A170])" office:value-type="float" office:value="0.058257041478326" calcext:value-type="float">
            <text:p>0.0582570414783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98" calcext:value-type="float">
            <text:p>0.34950 </text:p>
          </table:table-cell>
          <table:table-cell table:style-name="ce6" table:formula="of:=ASINH([.A171])" office:value-type="float" office:value="0.342747701120738" calcext:value-type="float">
            <text:p>0.3427477011207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124" calcext:value-type="float">
            <text:p>0.92312 </text:p>
          </table:table-cell>
          <table:table-cell table:style-name="ce6" table:formula="of:=ASINH([.A172])" office:value-type="float" office:value="0.82595635034166" calcext:value-type="float">
            <text:p>0.825956350341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1353" calcext:value-type="float">
            <text:p>0.98135 </text:p>
          </table:table-cell>
          <table:table-cell table:style-name="ce6" table:formula="of:=ASINH([.A173])" office:value-type="float" office:value="0.868126510077286" calcext:value-type="float">
            <text:p>0.8681265100772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7654" calcext:value-type="float">
            <text:p>0.60765 </text:p>
          </table:table-cell>
          <table:table-cell table:style-name="ce6" table:formula="of:=ASINH([.A174])" office:value-type="float" office:value="0.575377058806849" calcext:value-type="float">
            <text:p>0.5753770588068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237" calcext:value-type="float">
            <text:p>0.41124 </text:p>
          </table:table-cell>
          <table:table-cell table:style-name="ce6" table:formula="of:=ASINH([.A175])" office:value-type="float" office:value="0.400448289051271" calcext:value-type="float">
            <text:p>0.4004482890512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6417" calcext:value-type="float">
            <text:p>0.19642 </text:p>
          </table:table-cell>
          <table:table-cell table:style-name="ce6" table:formula="of:=ASINH([.A176])" office:value-type="float" office:value="0.195175485752064" calcext:value-type="float">
            <text:p>0.1951754857520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1943" calcext:value-type="float">
            <text:p>0.02194 </text:p>
          </table:table-cell>
          <table:table-cell table:style-name="ce6" table:formula="of:=ASINH([.A177])" office:value-type="float" office:value="0.0219412394730569" calcext:value-type="float">
            <text:p>0.0219412394730569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4952" calcext:value-type="float">
            <text:p>0.19495 </text:p>
          </table:table-cell>
          <table:table-cell table:style-name="ce6" table:formula="of:=ASINH([.A178])" office:value-type="float" office:value="0.193737754381444" calcext:value-type="float">
            <text:p>0.1937377543814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671" calcext:value-type="float">
            <text:p>0.64867 </text:p>
          </table:table-cell>
          <table:table-cell table:style-name="ce6" table:formula="of:=ASINH([.A179])" office:value-type="float" office:value="0.610109683880766" calcext:value-type="float">
            <text:p>0.6101096838807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197" calcext:value-type="float">
            <text:p>0.10520 </text:p>
          </table:table-cell>
          <table:table-cell table:style-name="ce6" table:formula="of:=ASINH([.A180])" office:value-type="float" office:value="0.105003934406119" calcext:value-type="float">
            <text:p>0.1050039344061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969" calcext:value-type="float">
            <text:p>0.57497 </text:p>
          </table:table-cell>
          <table:table-cell table:style-name="ce6" table:formula="of:=ASINH([.A181])" office:value-type="float" office:value="0.547242841881948" calcext:value-type="float">
            <text:p>0.5472428418819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0211" calcext:value-type="float">
            <text:p>0.27021 </text:p>
          </table:table-cell>
          <table:table-cell table:style-name="ce6" table:formula="of:=ASINH([.A182])" office:value-type="float" office:value="0.267026367036951" calcext:value-type="float">
            <text:p>0.2670263670369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3342" calcext:value-type="float">
            <text:p>0.50334 </text:p>
          </table:table-cell>
          <table:table-cell table:style-name="ce6" table:formula="of:=ASINH([.A183])" office:value-type="float" office:value="0.484199000995236" calcext:value-type="float">
            <text:p>0.4841990009952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0301" calcext:value-type="float">
            <text:p>0.45030 </text:p>
          </table:table-cell>
          <table:table-cell table:style-name="ce6" table:formula="of:=ASINH([.A184])" office:value-type="float" office:value="0.436324141763863" calcext:value-type="float">
            <text:p>0.4363241417638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37" calcext:value-type="float">
            <text:p>0.36137 </text:p>
          </table:table-cell>
          <table:table-cell table:style-name="ce6" table:formula="of:=ASINH([.A185])" office:value-type="float" office:value="0.353934064371511" calcext:value-type="float">
            <text:p>0.3539340643715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9707" calcext:value-type="float">
            <text:p>0.79971 </text:p>
          </table:table-cell>
          <table:table-cell table:style-name="ce6" table:formula="of:=ASINH([.A186])" office:value-type="float" office:value="0.732439445133463" calcext:value-type="float">
            <text:p>0.7324394451334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8208" calcext:value-type="float">
            <text:p>0.18821 </text:p>
          </table:table-cell>
          <table:table-cell table:style-name="ce6" table:formula="of:=ASINH([.A187])" office:value-type="float" office:value="0.187114221508034" calcext:value-type="float">
            <text:p>0.1871142215080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347" calcext:value-type="float">
            <text:p>0.75735 </text:p>
          </table:table-cell>
          <table:table-cell table:style-name="ce6" table:formula="of:=ASINH([.A188])" office:value-type="float" office:value="0.699014419519571" calcext:value-type="float">
            <text:p>0.6990144195195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045" calcext:value-type="float">
            <text:p>0.81045 </text:p>
          </table:table-cell>
          <table:table-cell table:style-name="ce6" table:formula="of:=ASINH([.A189])" office:value-type="float" office:value="0.740807552675175" calcext:value-type="float">
            <text:p>0.7408075526751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623" calcext:value-type="float">
            <text:p>0.97662 </text:p>
          </table:table-cell>
          <table:table-cell table:style-name="ce6" table:formula="of:=ASINH([.A190])" office:value-type="float" office:value="0.864746573146793" calcext:value-type="float">
            <text:p>0.8647465731467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0883" calcext:value-type="float">
            <text:p>0.18088 </text:p>
          </table:table-cell>
          <table:table-cell table:style-name="ce6" table:formula="of:=ASINH([.A191])" office:value-type="float" office:value="0.179910871215051" calcext:value-type="float">
            <text:p>0.1799108712150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086" calcext:value-type="float">
            <text:p>0.92209 </text:p>
          </table:table-cell>
          <table:table-cell table:style-name="ce6" table:formula="of:=ASINH([.A192])" office:value-type="float" office:value="0.825193444942691" calcext:value-type="float">
            <text:p>0.8251934449426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926" calcext:value-type="float">
            <text:p>0.74926 </text:p>
          </table:table-cell>
          <table:table-cell table:style-name="ce6" table:formula="of:=ASINH([.A193])" office:value-type="float" office:value="0.69255507541799" calcext:value-type="float">
            <text:p>0.692555075417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72" calcext:value-type="float">
            <text:p>0.27720 </text:p>
          </table:table-cell>
          <table:table-cell table:style-name="ce6" table:formula="of:=ASINH([.A194])" office:value-type="float" office:value="0.273767414560862" calcext:value-type="float">
            <text:p>0.273767414560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9922" calcext:value-type="float">
            <text:p>0.67992 </text:p>
          </table:table-cell>
          <table:table-cell table:style-name="ce6" table:formula="of:=ASINH([.A195])" office:value-type="float" office:value="0.636140468358895" calcext:value-type="float">
            <text:p>0.6361404683588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643" calcext:value-type="float">
            <text:p>0.96664 </text:p>
          </table:table-cell>
          <table:table-cell table:style-name="ce6" table:formula="of:=ASINH([.A196])" office:value-type="float" office:value="0.85758884929871" calcext:value-type="float">
            <text:p>0.857588849298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8263" calcext:value-type="float">
            <text:p>0.75826 </text:p>
          </table:table-cell>
          <table:table-cell table:style-name="ce6" table:formula="of:=ASINH([.A197])" office:value-type="float" office:value="0.699744475365751" calcext:value-type="float">
            <text:p>0.6997444753657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242" calcext:value-type="float">
            <text:p>0.51924 </text:p>
          </table:table-cell>
          <table:table-cell table:style-name="ce6" table:formula="of:=ASINH([.A198])" office:value-type="float" office:value="0.498355829811377" calcext:value-type="float">
            <text:p>0.4983558298113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4903" calcext:value-type="float">
            <text:p>0.05490 </text:p>
          </table:table-cell>
          <table:table-cell table:style-name="ce6" table:formula="of:=ASINH([.A199])" office:value-type="float" office:value="0.0548754546348903" calcext:value-type="float">
            <text:p>0.05487545463489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3776" calcext:value-type="float">
            <text:p>0.81378 </text:p>
          </table:table-cell>
          <table:table-cell table:style-name="ce6" table:formula="of:=ASINH([.A200])" office:value-type="float" office:value="0.743389396914613" calcext:value-type="float">
            <text:p>0.7433893969146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4166" calcext:value-type="float">
            <text:p>0.47417 </text:p>
          </table:table-cell>
          <table:table-cell table:style-name="ce6" table:formula="of:=ASINH([.A201])" office:value-type="float" office:value="0.457986660257967" calcext:value-type="float">
            <text:p>0.4579866602579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8127" calcext:value-type="float">
            <text:p>0.07813 </text:p>
          </table:table-cell>
          <table:table-cell table:style-name="ce6" table:formula="of:=ASINH([.A202])" office:value-type="float" office:value="0.0780477385534186" calcext:value-type="float">
            <text:p>0.0780477385534186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SINH([.A203])" office:value-type="float" office:value="0.750168578972991" calcext:value-type="float">
            <text:p>0.7501685789729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4481" calcext:value-type="float">
            <text:p>0.48448 </text:p>
          </table:table-cell>
          <table:table-cell table:style-name="ce6" table:formula="of:=ASINH([.A204])" office:value-type="float" office:value="0.467288309291877" calcext:value-type="float">
            <text:p>0.467288309291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357" calcext:value-type="float">
            <text:p>0.62136 </text:p>
          </table:table-cell>
          <table:table-cell table:style-name="ce6" table:formula="of:=ASINH([.A205])" office:value-type="float" office:value="0.587051899716938" calcext:value-type="float">
            <text:p>0.5870518997169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818" calcext:value-type="float">
            <text:p>0.91818 </text:p>
          </table:table-cell>
          <table:table-cell table:style-name="ce6" table:formula="of:=ASINH([.A206])" office:value-type="float" office:value="0.822319088528852" calcext:value-type="float">
            <text:p>0.8223190885288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8533" calcext:value-type="float">
            <text:p>0.17853 </text:p>
          </table:table-cell>
          <table:table-cell table:style-name="ce6" table:formula="of:=ASINH([.A207])" office:value-type="float" office:value="0.177597923210049" calcext:value-type="float">
            <text:p>0.1775979232100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301" calcext:value-type="float">
            <text:p>0.62630 </text:p>
          </table:table-cell>
          <table:table-cell table:style-name="ce6" table:formula="of:=ASINH([.A208])" office:value-type="float" office:value="0.591246608995977" calcext:value-type="float">
            <text:p>0.5912466089959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2889" calcext:value-type="float">
            <text:p>0.05289 </text:p>
          </table:table-cell>
          <table:table-cell table:style-name="ce6" table:formula="of:=ASINH([.A209])" office:value-type="float" office:value="0.0528643737259014" calcext:value-type="float">
            <text:p>0.05286437372590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738" calcext:value-type="float">
            <text:p>0.59374 </text:p>
          </table:table-cell>
          <table:table-cell table:style-name="ce6" table:formula="of:=ASINH([.A210])" office:value-type="float" office:value="0.563447866250424" calcext:value-type="float">
            <text:p>0.5634478662504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213" calcext:value-type="float">
            <text:p>0.61821 </text:p>
          </table:table-cell>
          <table:table-cell table:style-name="ce6" table:formula="of:=ASINH([.A211])" office:value-type="float" office:value="0.584379548506327" calcext:value-type="float">
            <text:p>0.584379548506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7245" calcext:value-type="float">
            <text:p>0.77725 </text:p>
          </table:table-cell>
          <table:table-cell table:style-name="ce6" table:formula="of:=ASINH([.A212])" office:value-type="float" office:value="0.714800818848794" calcext:value-type="float">
            <text:p>0.714800818848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812" calcext:value-type="float">
            <text:p>0.58281 </text:p>
          </table:table-cell>
          <table:table-cell table:style-name="ce6" table:formula="of:=ASINH([.A213])" office:value-type="float" office:value="0.554030544390366" calcext:value-type="float">
            <text:p>0.5540305443903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817" calcext:value-type="float">
            <text:p>0.87817 </text:p>
          </table:table-cell>
          <table:table-cell table:style-name="ce6" table:formula="of:=ASINH([.A214])" office:value-type="float" office:value="0.792552520307081" calcext:value-type="float">
            <text:p>0.792552520307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71" calcext:value-type="float">
            <text:p>0.67571 </text:p>
          </table:table-cell>
          <table:table-cell table:style-name="ce6" table:formula="of:=ASINH([.A215])" office:value-type="float" office:value="0.632653917203735" calcext:value-type="float">
            <text:p>0.632653917203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835" calcext:value-type="float">
            <text:p>0.27284 </text:p>
          </table:table-cell>
          <table:table-cell table:style-name="ce6" table:formula="of:=ASINH([.A216])" office:value-type="float" office:value="0.269558679303357" calcext:value-type="float">
            <text:p>0.269558679303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439" calcext:value-type="float">
            <text:p>0.89044 </text:p>
          </table:table-cell>
          <table:table-cell table:style-name="ce6" table:formula="of:=ASINH([.A217])" office:value-type="float" office:value="0.80174338720783" calcext:value-type="float">
            <text:p>0.801743387207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5268" calcext:value-type="float">
            <text:p>0.17527 </text:p>
          </table:table-cell>
          <table:table-cell table:style-name="ce6" table:formula="of:=ASINH([.A218])" office:value-type="float" office:value="0.174382842979836" calcext:value-type="float">
            <text:p>0.1743828429798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3761" calcext:value-type="float">
            <text:p>0.31376 </text:p>
          </table:table-cell>
          <table:table-cell table:style-name="ce6" table:formula="of:=ASINH([.A219])" office:value-type="float" office:value="0.308828450379877" calcext:value-type="float">
            <text:p>0.308828450379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191" calcext:value-type="float">
            <text:p>0.20191 </text:p>
          </table:table-cell>
          <table:table-cell table:style-name="ce6" table:formula="of:=ASINH([.A220])" office:value-type="float" office:value="0.200562674505081" calcext:value-type="float">
            <text:p>0.200562674505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39" calcext:value-type="float">
            <text:p>0.27839 </text:p>
          </table:table-cell>
          <table:table-cell table:style-name="ce6" table:formula="of:=ASINH([.A221])" office:value-type="float" office:value="0.274913995731601" calcext:value-type="float">
            <text:p>0.2749139957316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708" calcext:value-type="float">
            <text:p>0.37071 </text:p>
          </table:table-cell>
          <table:table-cell table:style-name="ce6" table:formula="of:=ASINH([.A222])" office:value-type="float" office:value="0.362703050895603" calcext:value-type="float">
            <text:p>0.3627030508956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27" calcext:value-type="float">
            <text:p>0.99527 </text:p>
          </table:table-cell>
          <table:table-cell table:style-name="ce6" table:formula="of:=ASINH([.A223])" office:value-type="float" office:value="0.878025013824905" calcext:value-type="float">
            <text:p>0.878025013824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7118" calcext:value-type="float">
            <text:p>0.31712 </text:p>
          </table:table-cell>
          <table:table-cell table:style-name="ce6" table:formula="of:=ASINH([.A224])" office:value-type="float" office:value="0.312029947967057" calcext:value-type="float">
            <text:p>0.312029947967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294" calcext:value-type="float">
            <text:p>0.56529 </text:p>
          </table:table-cell>
          <table:table-cell table:style-name="ce6" table:formula="of:=ASINH([.A225])" office:value-type="float" office:value="0.53883790386928" calcext:value-type="float">
            <text:p>0.538837903869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695" calcext:value-type="float">
            <text:p>0.27870 </text:p>
          </table:table-cell>
          <table:table-cell table:style-name="ce6" table:formula="of:=ASINH([.A226])" office:value-type="float" office:value="0.275207810677021" calcext:value-type="float">
            <text:p>0.2752078106770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7284" calcext:value-type="float">
            <text:p>0.96728 </text:p>
          </table:table-cell>
          <table:table-cell table:style-name="ce6" table:formula="of:=ASINH([.A227])" office:value-type="float" office:value="0.858049652492575" calcext:value-type="float">
            <text:p>0.8580496524925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169" calcext:value-type="float">
            <text:p>0.30717 </text:p>
          </table:table-cell>
          <table:table-cell table:style-name="ce6" table:formula="of:=ASINH([.A228])" office:value-type="float" office:value="0.302532889447842" calcext:value-type="float">
            <text:p>0.3025328894478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375" calcext:value-type="float">
            <text:p>0.89438 </text:p>
          </table:table-cell>
          <table:table-cell table:style-name="ce6" table:formula="of:=ASINH([.A229])" office:value-type="float" office:value="0.804680054838079" calcext:value-type="float">
            <text:p>0.8046800548380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044" calcext:value-type="float">
            <text:p>0.34104 </text:p>
          </table:table-cell>
          <table:table-cell table:style-name="ce6" table:formula="of:=ASINH([.A230])" office:value-type="float" office:value="0.334756625031919" calcext:value-type="float">
            <text:p>0.3347566250319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9789" calcext:value-type="float">
            <text:p>0.78979 </text:p>
          </table:table-cell>
          <table:table-cell table:style-name="ce6" table:formula="of:=ASINH([.A231])" office:value-type="float" office:value="0.724674932757885" calcext:value-type="float">
            <text:p>0.7246749327578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6528" calcext:value-type="float">
            <text:p>0.33653 </text:p>
          </table:table-cell>
          <table:table-cell table:style-name="ce6" table:formula="of:=ASINH([.A232])" office:value-type="float" office:value="0.330479421582984" calcext:value-type="float">
            <text:p>0.3304794215829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55" calcext:value-type="float">
            <text:p>0.73956 </text:p>
          </table:table-cell>
          <table:table-cell table:style-name="ce6" table:formula="of:=ASINH([.A233])" office:value-type="float" office:value="0.684770226402064" calcext:value-type="float">
            <text:p>0.6847702264020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062" calcext:value-type="float">
            <text:p>0.73406 </text:p>
          </table:table-cell>
          <table:table-cell table:style-name="ce6" table:formula="of:=ASINH([.A234])" office:value-type="float" office:value="0.680347983517967" calcext:value-type="float">
            <text:p>0.6803479835179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9271" calcext:value-type="float">
            <text:p>0.63927 </text:p>
          </table:table-cell>
          <table:table-cell table:style-name="ce6" table:formula="of:=ASINH([.A235])" office:value-type="float" office:value="0.602206615349591" calcext:value-type="float">
            <text:p>0.6022066153495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8858" calcext:value-type="float">
            <text:p>0.25886 </text:p>
          </table:table-cell>
          <table:table-cell table:style-name="ce6" table:formula="of:=ASINH([.A236])" office:value-type="float" office:value="0.256050941696617" calcext:value-type="float">
            <text:p>0.2560509416966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81" calcext:value-type="float">
            <text:p>0.88998 </text:p>
          </table:table-cell>
          <table:table-cell table:style-name="ce6" table:formula="of:=ASINH([.A237])" office:value-type="float" office:value="0.801401298242786" calcext:value-type="float">
            <text:p>0.801401298242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SINH([.A238])" office:value-type="float" office:value="0.516882836153523" calcext:value-type="float">
            <text:p>0.5168828361535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9446" calcext:value-type="float">
            <text:p>0.41945 </text:p>
          </table:table-cell>
          <table:table-cell table:style-name="ce6" table:formula="of:=ASINH([.A239])" office:value-type="float" office:value="0.408029379242163" calcext:value-type="float">
            <text:p>0.4080293792421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0657" calcext:value-type="float">
            <text:p>0.41066 </text:p>
          </table:table-cell>
          <table:table-cell table:style-name="ce6" table:formula="of:=ASINH([.A240])" office:value-type="float" office:value="0.399911821445013" calcext:value-type="float">
            <text:p>0.3999118214450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4143" calcext:value-type="float">
            <text:p>0.69414 </text:p>
          </table:table-cell>
          <table:table-cell table:style-name="ce6" table:formula="of:=ASINH([.A241])" office:value-type="float" office:value="0.647861723576498" calcext:value-type="float">
            <text:p>0.6478617235764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11" calcext:value-type="float">
            <text:p>0.14011 </text:p>
          </table:table-cell>
          <table:table-cell table:style-name="ce6" table:formula="of:=ASINH([.A242])" office:value-type="float" office:value="0.139655590675102" calcext:value-type="float">
            <text:p>0.1396555906751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326" calcext:value-type="float">
            <text:p>0.20933 </text:p>
          </table:table-cell>
          <table:table-cell table:style-name="ce6" table:formula="of:=ASINH([.A243])" office:value-type="float" office:value="0.207826692950101" calcext:value-type="float">
            <text:p>0.2078266929501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064" calcext:value-type="float">
            <text:p>0.39106 </text:p>
          </table:table-cell>
          <table:table-cell table:style-name="ce6" table:formula="of:=ASINH([.A244])" office:value-type="float" office:value="0.381725725472432" calcext:value-type="float">
            <text:p>0.3817257254724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256" calcext:value-type="float">
            <text:p>0.34526 </text:p>
          </table:table-cell>
          <table:table-cell table:style-name="ce6" table:formula="of:=ASINH([.A245])" office:value-type="float" office:value="0.338740589471584" calcext:value-type="float">
            <text:p>0.3387405894715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009" calcext:value-type="float">
            <text:p>0.48201 </text:p>
          </table:table-cell>
          <table:table-cell table:style-name="ce6" table:formula="of:=ASINH([.A246])" office:value-type="float" office:value="0.465062569853312" calcext:value-type="float">
            <text:p>0.4650625698533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996" calcext:value-type="float">
            <text:p>0.08100 </text:p>
          </table:table-cell>
          <table:table-cell table:style-name="ce6" table:formula="of:=ASINH([.A247])" office:value-type="float" office:value="0.0809077000492222" calcext:value-type="float">
            <text:p>0.0809077000492222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428" calcext:value-type="float">
            <text:p>0.73443 </text:p>
          </table:table-cell>
          <table:table-cell table:style-name="ce6" table:formula="of:=ASINH([.A248])" office:value-type="float" office:value="0.680642999435234" calcext:value-type="float">
            <text:p>0.680642999435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SINH([.A249])" office:value-type="float" office:value="0.471212297635164" calcext:value-type="float">
            <text:p>0.4712122976351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3831" calcext:value-type="float">
            <text:p>0.38383 </text:p>
          </table:table-cell>
          <table:table-cell table:style-name="ce6" table:formula="of:=ASINH([.A250])" office:value-type="float" office:value="0.374981264844479" calcext:value-type="float">
            <text:p>0.3749812648444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377" calcext:value-type="float">
            <text:p>0.81738 </text:p>
          </table:table-cell>
          <table:table-cell table:style-name="ce6" table:formula="of:=ASINH([.A251])" office:value-type="float" office:value="0.746179977116868" calcext:value-type="float">
            <text:p>0.7461799771168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619" calcext:value-type="float">
            <text:p>0.88162 </text:p>
          </table:table-cell>
          <table:table-cell table:style-name="ce6" table:formula="of:=ASINH([.A252])" office:value-type="float" office:value="0.795141866925524" calcext:value-type="float">
            <text:p>0.7951418669255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683" calcext:value-type="float">
            <text:p>0.93368 </text:p>
          </table:table-cell>
          <table:table-cell table:style-name="ce6" table:formula="of:=ASINH([.A253])" office:value-type="float" office:value="0.833694572247625" calcext:value-type="float">
            <text:p>0.8336945722476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163" calcext:value-type="float">
            <text:p>0.52516 </text:p>
          </table:table-cell>
          <table:table-cell table:style-name="ce6" table:formula="of:=ASINH([.A254])" office:value-type="float" office:value="0.503604298820162" calcext:value-type="float">
            <text:p>0.5036042988201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1693" calcext:value-type="float">
            <text:p>0.56169 </text:p>
          </table:table-cell>
          <table:table-cell table:style-name="ce6" table:formula="of:=ASINH([.A255])" office:value-type="float" office:value="0.535700693425334" calcext:value-type="float">
            <text:p>0.5357006934253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334" calcext:value-type="float">
            <text:p>0.35633 </text:p>
          </table:table-cell>
          <table:table-cell table:style-name="ce6" table:formula="of:=ASINH([.A256])" office:value-type="float" office:value="0.349194026522451" calcext:value-type="float">
            <text:p>0.3491940265224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612" calcext:value-type="float">
            <text:p>0.74761 </text:p>
          </table:table-cell>
          <table:table-cell table:style-name="ce6" table:formula="of:=ASINH([.A257])" office:value-type="float" office:value="0.691235685579735" calcext:value-type="float">
            <text:p>0.691235685579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6" calcext:value-type="float">
            <text:p>0.28486 </text:p>
          </table:table-cell>
          <table:table-cell table:style-name="ce6" table:formula="of:=ASINH([.A258])" office:value-type="float" office:value="0.281141730408526" calcext:value-type="float">
            <text:p>0.2811417304085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0113" calcext:value-type="float">
            <text:p>0.93011 </text:p>
          </table:table-cell>
          <table:table-cell table:style-name="ce6" table:formula="of:=ASINH([.A259])" office:value-type="float" office:value="0.831082835512203" calcext:value-type="float">
            <text:p>0.8310828355122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2995" calcext:value-type="float">
            <text:p>0.55300 </text:p>
          </table:table-cell>
          <table:table-cell table:style-name="ce6" table:formula="of:=ASINH([.A260])" office:value-type="float" office:value="0.528103054283679" calcext:value-type="float">
            <text:p>0.5281030542836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578" calcext:value-type="float">
            <text:p>0.51958 </text:p>
          </table:table-cell>
          <table:table-cell table:style-name="ce6" table:formula="of:=ASINH([.A261])" office:value-type="float" office:value="0.498654006633354" calcext:value-type="float">
            <text:p>0.498654006633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264" calcext:value-type="float">
            <text:p>0.08026 </text:p>
          </table:table-cell>
          <table:table-cell table:style-name="ce6" table:formula="of:=ASINH([.A262])" office:value-type="float" office:value="0.0801780679637617" calcext:value-type="float">
            <text:p>0.0801780679637617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061" calcext:value-type="float">
            <text:p>0.61806 </text:p>
          </table:table-cell>
          <table:table-cell table:style-name="ce6" table:formula="of:=ASINH([.A263])" office:value-type="float" office:value="0.584250255540105" calcext:value-type="float">
            <text:p>0.5842502555401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871" calcext:value-type="float">
            <text:p>0.04187 </text:p>
          </table:table-cell>
          <table:table-cell table:style-name="ce6" table:formula="of:=ASINH([.A264])" office:value-type="float" office:value="0.0418587750710721" calcext:value-type="float">
            <text:p>0.04185877507107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14" calcext:value-type="float">
            <text:p>0.06851 </text:p>
          </table:table-cell>
          <table:table-cell table:style-name="ce6" table:formula="of:=ASINH([.A265])" office:value-type="float" office:value="0.0684605102070527" calcext:value-type="float">
            <text:p>0.0684605102070527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5184" calcext:value-type="float">
            <text:p>0.36518 </text:p>
          </table:table-cell>
          <table:table-cell table:style-name="ce6" table:formula="of:=ASINH([.A266])" office:value-type="float" office:value="0.357518848801824" calcext:value-type="float">
            <text:p>0.357518848801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38" calcext:value-type="float">
            <text:p>0.03238 </text:p>
          </table:table-cell>
          <table:table-cell table:style-name="ce6" table:formula="of:=ASINH([.A267])" office:value-type="float" office:value="0.0323743444550521" calcext:value-type="float">
            <text:p>0.03237434445505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73" calcext:value-type="float">
            <text:p>0.79827 </text:p>
          </table:table-cell>
          <table:table-cell table:style-name="ce6" table:formula="of:=ASINH([.A268])" office:value-type="float" office:value="0.731319127502019" calcext:value-type="float">
            <text:p>0.7313191275020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1146" calcext:value-type="float">
            <text:p>0.38115 </text:p>
          </table:table-cell>
          <table:table-cell table:style-name="ce6" table:formula="of:=ASINH([.A269])" office:value-type="float" office:value="0.372473449495369" calcext:value-type="float">
            <text:p>0.3724734494953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771" calcext:value-type="float">
            <text:p>0.94177 </text:p>
          </table:table-cell>
          <table:table-cell table:style-name="ce6" table:formula="of:=ASINH([.A270])" office:value-type="float" office:value="0.839594404327476" calcext:value-type="float">
            <text:p>0.839594404327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949" calcext:value-type="float">
            <text:p>0.97995 </text:p>
          </table:table-cell>
          <table:table-cell table:style-name="ce6" table:formula="of:=ASINH([.A271])" office:value-type="float" office:value="0.867124081510543" calcext:value-type="float">
            <text:p>0.8671240815105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96" calcext:value-type="float">
            <text:p>0.26170 </text:p>
          </table:table-cell>
          <table:table-cell table:style-name="ce6" table:formula="of:=ASINH([.A272])" office:value-type="float" office:value="0.258797435901735" calcext:value-type="float">
            <text:p>0.258797435901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9206" calcext:value-type="float">
            <text:p>0.05921 </text:p>
          </table:table-cell>
          <table:table-cell table:style-name="ce6" table:formula="of:=ASINH([.A273])" office:value-type="float" office:value="0.0591714648187221" calcext:value-type="float">
            <text:p>0.05917146481872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553" calcext:value-type="float">
            <text:p>0.74355 </text:p>
          </table:table-cell>
          <table:table-cell table:style-name="ce6" table:formula="of:=ASINH([.A274])" office:value-type="float" office:value="0.687981598543314" calcext:value-type="float">
            <text:p>0.6879815985433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3815" calcext:value-type="float">
            <text:p>0.94382 </text:p>
          </table:table-cell>
          <table:table-cell table:style-name="ce6" table:formula="of:=ASINH([.A275])" office:value-type="float" office:value="0.84108164474477" calcext:value-type="float">
            <text:p>0.841081644744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152" calcext:value-type="float">
            <text:p>0.63152 </text:p>
          </table:table-cell>
          <table:table-cell table:style-name="ce6" table:formula="of:=ASINH([.A276])" office:value-type="float" office:value="0.595664529549329" calcext:value-type="float">
            <text:p>0.5956645295493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7894" calcext:value-type="float">
            <text:p>0.05789 </text:p>
          </table:table-cell>
          <table:table-cell table:style-name="ce6" table:formula="of:=ASINH([.A277])" office:value-type="float" office:value="0.0578617079811608" calcext:value-type="float">
            <text:p>0.057861707981160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5109" calcext:value-type="float">
            <text:p>0.74511 </text:p>
          </table:table-cell>
          <table:table-cell table:style-name="ce6" table:formula="of:=ASINH([.A278])" office:value-type="float" office:value="0.689229786781231" calcext:value-type="float">
            <text:p>0.6892297867812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308" calcext:value-type="float">
            <text:p>0.97931 </text:p>
          </table:table-cell>
          <table:table-cell table:style-name="ce6" table:formula="of:=ASINH([.A279])" office:value-type="float" office:value="0.866666186050272" calcext:value-type="float">
            <text:p>0.8666661860502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4941" calcext:value-type="float">
            <text:p>0.30494 </text:p>
          </table:table-cell>
          <table:table-cell table:style-name="ce6" table:formula="of:=ASINH([.A280])" office:value-type="float" office:value="0.300402436030588" calcext:value-type="float">
            <text:p>0.3004024360305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SINH([.A281])" office:value-type="float" office:value="0.879062997875412" calcext:value-type="float">
            <text:p>0.879062997875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065" calcext:value-type="float">
            <text:p>0.15507 </text:p>
          </table:table-cell>
          <table:table-cell table:style-name="ce6" table:formula="of:=ASINH([.A282])" office:value-type="float" office:value="0.154450202374081" calcext:value-type="float">
            <text:p>0.154450202374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89" calcext:value-type="float">
            <text:p>0.75979 </text:p>
          </table:table-cell>
          <table:table-cell table:style-name="ce6" table:formula="of:=ASINH([.A283])" office:value-type="float" office:value="0.700959988991606" calcext:value-type="float">
            <text:p>0.7009599889916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401" calcext:value-type="float">
            <text:p>0.86401 </text:p>
          </table:table-cell>
          <table:table-cell table:style-name="ce6" table:formula="of:=ASINH([.A284])" office:value-type="float" office:value="0.781875356514883" calcext:value-type="float">
            <text:p>0.7818753565148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3359" calcext:value-type="float">
            <text:p>0.82336 </text:p>
          </table:table-cell>
          <table:table-cell table:style-name="ce6" table:formula="of:=ASINH([.A285])" office:value-type="float" office:value="0.750804831293306" calcext:value-type="float">
            <text:p>0.7508048312933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662" calcext:value-type="float">
            <text:p>0.54866 </text:p>
          </table:table-cell>
          <table:table-cell table:style-name="ce6" table:formula="of:=ASINH([.A286])" office:value-type="float" office:value="0.524307739983515" calcext:value-type="float">
            <text:p>0.5243077399835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4285" calcext:value-type="float">
            <text:p>0.80429 </text:p>
          </table:table-cell>
          <table:table-cell table:style-name="ce6" table:formula="of:=ASINH([.A287])" office:value-type="float" office:value="0.736010782968157" calcext:value-type="float">
            <text:p>0.7360107829681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7533" calcext:value-type="float">
            <text:p>0.51753 </text:p>
          </table:table-cell>
          <table:table-cell table:style-name="ce6" table:formula="of:=ASINH([.A288])" office:value-type="float" office:value="0.496838576143694" calcext:value-type="float">
            <text:p>0.496838576143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2857" calcext:value-type="float">
            <text:p>0.11286 </text:p>
          </table:table-cell>
          <table:table-cell table:style-name="ce6" table:formula="of:=ASINH([.A289])" office:value-type="float" office:value="0.112618791779735" calcext:value-type="float">
            <text:p>0.112618791779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706" calcext:value-type="float">
            <text:p>0.09571 </text:p>
          </table:table-cell>
          <table:table-cell table:style-name="ce6" table:formula="of:=ASINH([.A290])" office:value-type="float" office:value="0.095560493566877" calcext:value-type="float">
            <text:p>0.095560493566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8195" calcext:value-type="float">
            <text:p>0.41820 </text:p>
          </table:table-cell>
          <table:table-cell table:style-name="ce6" table:formula="of:=ASINH([.A291])" office:value-type="float" office:value="0.406875494334877" calcext:value-type="float">
            <text:p>0.406875494334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4614" calcext:value-type="float">
            <text:p>0.40461 </text:p>
          </table:table-cell>
          <table:table-cell table:style-name="ce6" table:formula="of:=ASINH([.A292])" office:value-type="float" office:value="0.394315895588016" calcext:value-type="float">
            <text:p>0.394315895588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2586" calcext:value-type="float">
            <text:p>0.78259 </text:p>
          </table:table-cell>
          <table:table-cell table:style-name="ce6" table:formula="of:=ASINH([.A293])" office:value-type="float" office:value="0.719012382662514" calcext:value-type="float">
            <text:p>0.7190123826625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88" calcext:value-type="float">
            <text:p>0.54088 </text:p>
          </table:table-cell>
          <table:table-cell table:style-name="ce6" table:formula="of:=ASINH([.A294])" office:value-type="float" office:value="0.517473998072378" calcext:value-type="float">
            <text:p>0.517473998072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7911" calcext:value-type="float">
            <text:p>0.37791 </text:p>
          </table:table-cell>
          <table:table-cell table:style-name="ce6" table:formula="of:=ASINH([.A295])" office:value-type="float" office:value="0.369448952063605" calcext:value-type="float">
            <text:p>0.3694489520636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395" calcext:value-type="float">
            <text:p>0.66540 </text:p>
          </table:table-cell>
          <table:table-cell table:style-name="ce6" table:formula="of:=ASINH([.A296])" office:value-type="float" office:value="0.624086716132529" calcext:value-type="float">
            <text:p>0.6240867161325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SINH([.A297])" office:value-type="float" office:value="0.485098301611398" calcext:value-type="float">
            <text:p>0.485098301611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83" calcext:value-type="float">
            <text:p>0.09183 </text:p>
          </table:table-cell>
          <table:table-cell table:style-name="ce6" table:formula="of:=ASINH([.A298])" office:value-type="float" office:value="0.091701424094739" calcext:value-type="float">
            <text:p>0.0917014240947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835" calcext:value-type="float">
            <text:p>0.89084 </text:p>
          </table:table-cell>
          <table:table-cell table:style-name="ce6" table:formula="of:=ASINH([.A299])" office:value-type="float" office:value="0.802039104466765" calcext:value-type="float">
            <text:p>0.8020391044667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904" calcext:value-type="float">
            <text:p>0.68590 </text:p>
          </table:table-cell>
          <table:table-cell table:style-name="ce6" table:formula="of:=ASINH([.A300])" office:value-type="float" office:value="0.641080441418067" calcext:value-type="float">
            <text:p>0.6410804414180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5172" calcext:value-type="float">
            <text:p>0.59517 </text:p>
          </table:table-cell>
          <table:table-cell table:style-name="ce6" table:formula="of:=ASINH([.A301])" office:value-type="float" office:value="0.564680516279169" calcext:value-type="float">
            <text:p>0.5646805162791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2158" calcext:value-type="float">
            <text:p>0.87216 </text:p>
          </table:table-cell>
          <table:table-cell table:style-name="ce6" table:formula="of:=ASINH([.A302])" office:value-type="float" office:value="0.788028395771193" calcext:value-type="float">
            <text:p>0.7880283957711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178" calcext:value-type="float">
            <text:p>0.86218 </text:p>
          </table:table-cell>
          <table:table-cell table:style-name="ce6" table:formula="of:=ASINH([.A303])" office:value-type="float" office:value="0.780488484711717" calcext:value-type="float">
            <text:p>0.7804884847117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803" calcext:value-type="float">
            <text:p>0.42280 </text:p>
          </table:table-cell>
          <table:table-cell table:style-name="ce6" table:formula="of:=ASINH([.A304])" office:value-type="float" office:value="0.411123228991544" calcext:value-type="float">
            <text:p>0.4111232289915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7867" calcext:value-type="float">
            <text:p>0.66787 </text:p>
          </table:table-cell>
          <table:table-cell table:style-name="ce6" table:formula="of:=ASINH([.A305])" office:value-type="float" office:value="0.626143578290705" calcext:value-type="float">
            <text:p>0.6261435782907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4668" calcext:value-type="float">
            <text:p>0.09467 </text:p>
          </table:table-cell>
          <table:table-cell table:style-name="ce6" table:formula="of:=ASINH([.A306])" office:value-type="float" office:value="0.0945271643291826" calcext:value-type="float">
            <text:p>0.0945271643291826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603" calcext:value-type="float">
            <text:p>0.99960 </text:p>
          </table:table-cell>
          <table:table-cell table:style-name="ce6" table:formula="of:=ASINH([.A307])" office:value-type="float" office:value="0.881092837763971" calcext:value-type="float">
            <text:p>0.881092837763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4698" calcext:value-type="float">
            <text:p>0.21470 </text:p>
          </table:table-cell>
          <table:table-cell table:style-name="ce6" table:formula="of:=ASINH([.A308])" office:value-type="float" office:value="0.213081877875462" calcext:value-type="float">
            <text:p>0.2130818778754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SINH([.A309])" office:value-type="float" office:value="0.750168578972991" calcext:value-type="float">
            <text:p>0.7501685789729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2018" calcext:value-type="float">
            <text:p>0.61202 </text:p>
          </table:table-cell>
          <table:table-cell table:style-name="ce6" table:formula="of:=ASINH([.A310])" office:value-type="float" office:value="0.579102892582342" calcext:value-type="float">
            <text:p>0.5791028925823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828" calcext:value-type="float">
            <text:p>0.78683 </text:p>
          </table:table-cell>
          <table:table-cell table:style-name="ce6" table:formula="of:=ASINH([.A311])" office:value-type="float" office:value="0.722349577665902" calcext:value-type="float">
            <text:p>0.7223495776659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687" calcext:value-type="float">
            <text:p>0.98569 </text:p>
          </table:table-cell>
          <table:table-cell table:style-name="ce6" table:formula="of:=ASINH([.A312])" office:value-type="float" office:value="0.871216466920476" calcext:value-type="float">
            <text:p>0.871216466920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329" calcext:value-type="float">
            <text:p>0.66033 </text:p>
          </table:table-cell>
          <table:table-cell table:style-name="ce6" table:formula="of:=ASINH([.A313])" office:value-type="float" office:value="0.619864149451804" calcext:value-type="float">
            <text:p>0.6198641494518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0031" calcext:value-type="float">
            <text:p>0.00003 </text:p>
          </table:table-cell>
          <table:table-cell table:style-name="ce6" table:formula="of:=ASINH([.A314])" office:value-type="float" office:value="0.0000309999999950348" calcext:value-type="float">
            <text:p>0.000030999999995035</text:p>
          </table:table-cell>
          <table:table-cell table:number-columns-repeated="1022"/>
        </table:table-row>
        <table:table-row table:style-name="ro2">
          <table:table-cell table:style-name="ce4" office:value-type="float" office:value="0.858028" calcext:value-type="float">
            <text:p>0.85803 </text:p>
          </table:table-cell>
          <table:table-cell table:style-name="ce6" table:formula="of:=ASINH([.A315])" office:value-type="float" office:value="0.777342176004066" calcext:value-type="float">
            <text:p>0.777342176004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7993" calcext:value-type="float">
            <text:p>0.24799 </text:p>
          </table:table-cell>
          <table:table-cell table:style-name="ce6" table:formula="of:=ASINH([.A316])" office:value-type="float" office:value="0.245518926824803" calcext:value-type="float">
            <text:p>0.245518926824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815" calcext:value-type="float">
            <text:p>0.90082 </text:p>
          </table:table-cell>
          <table:table-cell table:style-name="ce6" table:formula="of:=ASINH([.A317])" office:value-type="float" office:value="0.809472597647961" calcext:value-type="float">
            <text:p>0.8094725976479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08" calcext:value-type="float">
            <text:p>0.83108 </text:p>
          </table:table-cell>
          <table:table-cell table:style-name="ce6" table:formula="of:=ASINH([.A318])" office:value-type="float" office:value="0.756754119202574" calcext:value-type="float">
            <text:p>0.7567541192025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3339" calcext:value-type="float">
            <text:p>0.80334 </text:p>
          </table:table-cell>
          <table:table-cell table:style-name="ce6" table:formula="of:=ASINH([.A319])" office:value-type="float" office:value="0.735273454131534" calcext:value-type="float">
            <text:p>0.735273454131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717" calcext:value-type="float">
            <text:p>0.80972 </text:p>
          </table:table-cell>
          <table:table-cell table:style-name="ce6" table:formula="of:=ASINH([.A320])" office:value-type="float" office:value="0.740237988112494" calcext:value-type="float">
            <text:p>0.7402379881124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969" calcext:value-type="float">
            <text:p>0.88397 </text:p>
          </table:table-cell>
          <table:table-cell table:style-name="ce6" table:formula="of:=ASINH([.A321])" office:value-type="float" office:value="0.796903600412424" calcext:value-type="float">
            <text:p>0.7969036004124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611" calcext:value-type="float">
            <text:p>0.29261 </text:p>
          </table:table-cell>
          <table:table-cell table:style-name="ce6" table:formula="of:=ASINH([.A322])" office:value-type="float" office:value="0.288588517297728" calcext:value-type="float">
            <text:p>0.288588517297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712" calcext:value-type="float">
            <text:p>0.93771 </text:p>
          </table:table-cell>
          <table:table-cell table:style-name="ce6" table:formula="of:=ASINH([.A323])" office:value-type="float" office:value="0.836636522633041" calcext:value-type="float">
            <text:p>0.8366365226330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677" calcext:value-type="float">
            <text:p>0.59368 </text:p>
          </table:table-cell>
          <table:table-cell table:style-name="ce6" table:formula="of:=ASINH([.A324])" office:value-type="float" office:value="0.563395414132476" calcext:value-type="float">
            <text:p>0.563395414132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8334" calcext:value-type="float">
            <text:p>0.73833 </text:p>
          </table:table-cell>
          <table:table-cell table:style-name="ce6" table:formula="of:=ASINH([.A325])" office:value-type="float" office:value="0.683788240063147" calcext:value-type="float">
            <text:p>0.683788240063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8069" calcext:value-type="float">
            <text:p>0.80807 </text:p>
          </table:table-cell>
          <table:table-cell table:style-name="ce6" table:formula="of:=ASINH([.A326])" office:value-type="float" office:value="0.738956693373391" calcext:value-type="float">
            <text:p>0.7389566933733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3723" calcext:value-type="float">
            <text:p>0.06372 </text:p>
          </table:table-cell>
          <table:table-cell table:style-name="ce6" table:formula="of:=ASINH([.A327])" office:value-type="float" office:value="0.0636799527905268" calcext:value-type="float">
            <text:p>0.0636799527905268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922" calcext:value-type="float">
            <text:p>0.47392 </text:p>
          </table:table-cell>
          <table:table-cell table:style-name="ce6" table:formula="of:=ASINH([.A328])" office:value-type="float" office:value="0.4577661789248" calcext:value-type="float">
            <text:p>0.457766178924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6445" calcext:value-type="float">
            <text:p>0.49645 </text:p>
          </table:table-cell>
          <table:table-cell table:style-name="ce6" table:formula="of:=ASINH([.A329])" office:value-type="float" office:value="0.478029877791599" calcext:value-type="float">
            <text:p>0.4780298777915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68" calcext:value-type="float">
            <text:p>0.81567 </text:p>
          </table:table-cell>
          <table:table-cell table:style-name="ce6" table:formula="of:=ASINH([.A330])" office:value-type="float" office:value="0.744856208198779" calcext:value-type="float">
            <text:p>0.7448562081987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28" calcext:value-type="float">
            <text:p>0.75973 </text:p>
          </table:table-cell>
          <table:table-cell table:style-name="ce6" table:formula="of:=ASINH([.A331])" office:value-type="float" office:value="0.700911417447458" calcext:value-type="float">
            <text:p>0.7009114174474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271" calcext:value-type="float">
            <text:p>0.53627 </text:p>
          </table:table-cell>
          <table:table-cell table:style-name="ce6" table:formula="of:=ASINH([.A332])" office:value-type="float" office:value="0.51341610073351" calcext:value-type="float">
            <text:p>0.513416100733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8505" calcext:value-type="float">
            <text:p>0.93851 </text:p>
          </table:table-cell>
          <table:table-cell table:style-name="ce6" table:formula="of:=ASINH([.A333])" office:value-type="float" office:value="0.837214870012499" calcext:value-type="float">
            <text:p>0.8372148700124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858" calcext:value-type="float">
            <text:p>0.36186 </text:p>
          </table:table-cell>
          <table:table-cell table:style-name="ce6" table:formula="of:=ASINH([.A334])" office:value-type="float" office:value="0.354392980901662" calcext:value-type="float">
            <text:p>0.354392980901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SINH([.A335])" office:value-type="float" office:value="0.22279914805855" calcext:value-type="float">
            <text:p>0.222799148058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8661" calcext:value-type="float">
            <text:p>0.66866 </text:p>
          </table:table-cell>
          <table:table-cell table:style-name="ce6" table:formula="of:=ASINH([.A336])" office:value-type="float" office:value="0.626803739129284" calcext:value-type="float">
            <text:p>0.6268037391292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15" calcext:value-type="float">
            <text:p>0.44615 </text:p>
          </table:table-cell>
          <table:table-cell table:style-name="ce6" table:formula="of:=ASINH([.A337])" office:value-type="float" office:value="0.432536245482295" calcext:value-type="float">
            <text:p>0.432536245482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487" calcext:value-type="float">
            <text:p>0.66549 </text:p>
          </table:table-cell>
          <table:table-cell table:style-name="ce6" table:formula="of:=ASINH([.A338])" office:value-type="float" office:value="0.624163308059481" calcext:value-type="float">
            <text:p>0.6241633080594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883" calcext:value-type="float">
            <text:p>0.21088 </text:p>
          </table:table-cell>
          <table:table-cell table:style-name="ce6" table:formula="of:=ASINH([.A339])" office:value-type="float" office:value="0.209350424282026" calcext:value-type="float">
            <text:p>0.2093504242820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875" calcext:value-type="float">
            <text:p>0.88788 </text:p>
          </table:table-cell>
          <table:table-cell table:style-name="ce6" table:formula="of:=ASINH([.A340])" office:value-type="float" office:value="0.799827284733763" calcext:value-type="float">
            <text:p>0.7998272847337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7206" calcext:value-type="float">
            <text:p>0.64721 </text:p>
          </table:table-cell>
          <table:table-cell table:style-name="ce6" table:formula="of:=ASINH([.A341])" office:value-type="float" office:value="0.608880207134108" calcext:value-type="float">
            <text:p>0.6088802071341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03" calcext:value-type="float">
            <text:p>0.30860 </text:p>
          </table:table-cell>
          <table:table-cell table:style-name="ce6" table:formula="of:=ASINH([.A342])" office:value-type="float" office:value="0.303903401830354" calcext:value-type="float">
            <text:p>0.303903401830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6083" calcext:value-type="float">
            <text:p>0.07608 </text:p>
          </table:table-cell>
          <table:table-cell table:style-name="ce6" table:formula="of:=ASINH([.A343])" office:value-type="float" office:value="0.076009787916294" calcext:value-type="float">
            <text:p>0.0760097879162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3" calcext:value-type="float">
            <text:p>0.30903 </text:p>
          </table:table-cell>
          <table:table-cell table:style-name="ce6" table:formula="of:=ASINH([.A344])" office:value-type="float" office:value="0.304311390329957" calcext:value-type="float">
            <text:p>0.3043113903299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298" calcext:value-type="float">
            <text:p>0.13230 </text:p>
          </table:table-cell>
          <table:table-cell table:style-name="ce6" table:formula="of:=ASINH([.A345])" office:value-type="float" office:value="0.131915078341177" calcext:value-type="float">
            <text:p>0.131915078341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944" calcext:value-type="float">
            <text:p>0.21094 </text:p>
          </table:table-cell>
          <table:table-cell table:style-name="ce6" table:formula="of:=ASINH([.A346])" office:value-type="float" office:value="0.209410111156058" calcext:value-type="float">
            <text:p>0.2094101111560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397" calcext:value-type="float">
            <text:p>0.48540 </text:p>
          </table:table-cell>
          <table:table-cell table:style-name="ce6" table:formula="of:=ASINH([.A347])" office:value-type="float" office:value="0.468112509715467" calcext:value-type="float">
            <text:p>0.4681125097154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3701" calcext:value-type="float">
            <text:p>0.16370 </text:p>
          </table:table-cell>
          <table:table-cell table:style-name="ce6" table:formula="of:=ASINH([.A348])" office:value-type="float" office:value="0.162978535107615" calcext:value-type="float">
            <text:p>0.1629785351076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SINH([.A349])" office:value-type="float" office:value="0.0256331928143803" calcext:value-type="float">
            <text:p>0.02563319281438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3519" calcext:value-type="float">
            <text:p>0.04352 </text:p>
          </table:table-cell>
          <table:table-cell table:style-name="ce6" table:formula="of:=ASINH([.A350])" office:value-type="float" office:value="0.0435052748973657" calcext:value-type="float">
            <text:p>0.0435052748973657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404" calcext:value-type="float">
            <text:p>0.79540 </text:p>
          </table:table-cell>
          <table:table-cell table:style-name="ce6" table:formula="of:=ASINH([.A351])" office:value-type="float" office:value="0.729075358656356" calcext:value-type="float">
            <text:p>0.729075358656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217" calcext:value-type="float">
            <text:p>0.77322 </text:p>
          </table:table-cell>
          <table:table-cell table:style-name="ce6" table:formula="of:=ASINH([.A352])" office:value-type="float" office:value="0.711617382939734" calcext:value-type="float">
            <text:p>0.7116173829397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023" calcext:value-type="float">
            <text:p>0.69002 </text:p>
          </table:table-cell>
          <table:table-cell table:style-name="ce6" table:formula="of:=ASINH([.A353])" office:value-type="float" office:value="0.644473935585826" calcext:value-type="float">
            <text:p>0.644473935585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8075" calcext:value-type="float">
            <text:p>0.23808 </text:p>
          </table:table-cell>
          <table:table-cell table:style-name="ce6" table:formula="of:=ASINH([.A354])" office:value-type="float" office:value="0.23588149566481" calcext:value-type="float">
            <text:p>0.235881495664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096" calcext:value-type="float">
            <text:p>0.65096 </text:p>
          </table:table-cell>
          <table:table-cell table:style-name="ce6" table:formula="of:=ASINH([.A355])" office:value-type="float" office:value="0.61202904308324" calcext:value-type="float">
            <text:p>0.612029043083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SINH([.A356])" office:value-type="float" office:value="0.796262866997069" calcext:value-type="float">
            <text:p>0.7962628669970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7972" calcext:value-type="float">
            <text:p>0.34797 </text:p>
          </table:table-cell>
          <table:table-cell table:style-name="ce6" table:formula="of:=ASINH([.A357])" office:value-type="float" office:value="0.341306805933057" calcext:value-type="float">
            <text:p>0.341306805933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8268" calcext:value-type="float">
            <text:p>0.24827 </text:p>
          </table:table-cell>
          <table:table-cell table:style-name="ce6" table:formula="of:=ASINH([.A358])" office:value-type="float" office:value="0.245785833005663" calcext:value-type="float">
            <text:p>0.2457858330056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6167" calcext:value-type="float">
            <text:p>0.82617 </text:p>
          </table:table-cell>
          <table:table-cell table:style-name="ce6" table:formula="of:=ASINH([.A359])" office:value-type="float" office:value="0.752971099553816" calcext:value-type="float">
            <text:p>0.7529710995538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5542" calcext:value-type="float">
            <text:p>0.26554 </text:p>
          </table:table-cell>
          <table:table-cell table:style-name="ce6" table:formula="of:=ASINH([.A360])" office:value-type="float" office:value="0.262516380458336" calcext:value-type="float">
            <text:p>0.2625163804583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54" calcext:value-type="float">
            <text:p>0.90054 </text:p>
          </table:table-cell>
          <table:table-cell table:style-name="ce6" table:formula="of:=ASINH([.A361])" office:value-type="float" office:value="0.809268260608677" calcext:value-type="float">
            <text:p>0.8092682606086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489" calcext:value-type="float">
            <text:p>0.21949 </text:p>
          </table:table-cell>
          <table:table-cell table:style-name="ce6" table:formula="of:=ASINH([.A362])" office:value-type="float" office:value="0.217763815377845" calcext:value-type="float">
            <text:p>0.2177638153778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48" calcext:value-type="float">
            <text:p>0.84048 </text:p>
          </table:table-cell>
          <table:table-cell table:style-name="ce6" table:formula="of:=ASINH([.A363])" office:value-type="float" office:value="0.763966716615054" calcext:value-type="float">
            <text:p>0.7639667166150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178" calcext:value-type="float">
            <text:p>0.99518 </text:p>
          </table:table-cell>
          <table:table-cell table:style-name="ce6" table:formula="of:=ASINH([.A364])" office:value-type="float" office:value="0.877959804467459" calcext:value-type="float">
            <text:p>0.877959804467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869" calcext:value-type="float">
            <text:p>0.72387 </text:p>
          </table:table-cell>
          <table:table-cell table:style-name="ce6" table:formula="of:=ASINH([.A365])" office:value-type="float" office:value="0.672111173068664" calcext:value-type="float">
            <text:p>0.6721111730686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678" calcext:value-type="float">
            <text:p>0.72268 </text:p>
          </table:table-cell>
          <table:table-cell table:style-name="ce6" table:formula="of:=ASINH([.A366])" office:value-type="float" office:value="0.671146135874615" calcext:value-type="float">
            <text:p>0.6711461358746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031" calcext:value-type="float">
            <text:p>0.38203 </text:p>
          </table:table-cell>
          <table:table-cell table:style-name="ce6" table:formula="of:=ASINH([.A367])" office:value-type="float" office:value="0.373300296021559" calcext:value-type="float">
            <text:p>0.3733002960215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124" calcext:value-type="float">
            <text:p>0.30512 </text:p>
          </table:table-cell>
          <table:table-cell table:style-name="ce6" table:formula="of:=ASINH([.A368])" office:value-type="float" office:value="0.30057747393406" calcext:value-type="float">
            <text:p>0.3005774739340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371" calcext:value-type="float">
            <text:p>0.72637 </text:p>
          </table:table-cell>
          <table:table-cell table:style-name="ce6" table:formula="of:=ASINH([.A369])" office:value-type="float" office:value="0.674136702896004" calcext:value-type="float">
            <text:p>0.6741367028960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9067" calcext:value-type="float">
            <text:p>0.70907 </text:p>
          </table:table-cell>
          <table:table-cell table:style-name="ce6" table:formula="of:=ASINH([.A370])" office:value-type="float" office:value="0.660078720940745" calcext:value-type="float">
            <text:p>0.6600787209407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239" calcext:value-type="float">
            <text:p>0.06824 </text:p>
          </table:table-cell>
          <table:table-cell table:style-name="ce6" table:formula="of:=ASINH([.A371])" office:value-type="float" office:value="0.0681861508224942" calcext:value-type="float">
            <text:p>0.06818615082249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9609" calcext:value-type="float">
            <text:p>0.42961 </text:p>
          </table:table-cell>
          <table:table-cell table:style-name="ce6" table:formula="of:=ASINH([.A372])" office:value-type="float" office:value="0.417384274309222" calcext:value-type="float">
            <text:p>0.4173842743092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SINH([.A373])" office:value-type="float" office:value="0.432591952036008" calcext:value-type="float">
            <text:p>0.432591952036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899" calcext:value-type="float">
            <text:p>0.34190 </text:p>
          </table:table-cell>
          <table:table-cell table:style-name="ce6" table:formula="of:=ASINH([.A374])" office:value-type="float" office:value="0.335565752143061" calcext:value-type="float">
            <text:p>0.3355657521430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5884" calcext:value-type="float">
            <text:p>0.57588 </text:p>
          </table:table-cell>
          <table:table-cell table:style-name="ce6" table:formula="of:=ASINH([.A375])" office:value-type="float" office:value="0.548035914937901" calcext:value-type="float">
            <text:p>0.5480359149379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8786" calcext:value-type="float">
            <text:p>0.33879 </text:p>
          </table:table-cell>
          <table:table-cell table:style-name="ce6" table:formula="of:=ASINH([.A376])" office:value-type="float" office:value="0.332618757078736" calcext:value-type="float">
            <text:p>0.3326187570787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148" calcext:value-type="float">
            <text:p>0.47148 </text:p>
          </table:table-cell>
          <table:table-cell table:style-name="ce6" table:formula="of:=ASINH([.A377])" office:value-type="float" office:value="0.455558412241485" calcext:value-type="float">
            <text:p>0.4555584122414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293" calcext:value-type="float">
            <text:p>0.86129 </text:p>
          </table:table-cell>
          <table:table-cell table:style-name="ce6" table:formula="of:=ASINH([.A378])" office:value-type="float" office:value="0.779818066343752" calcext:value-type="float">
            <text:p>0.7798180663437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1468" calcext:value-type="float">
            <text:p>0.67147 </text:p>
          </table:table-cell>
          <table:table-cell table:style-name="ce6" table:formula="of:=ASINH([.A379])" office:value-type="float" office:value="0.629135640866458" calcext:value-type="float">
            <text:p>0.6291356408664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546" calcext:value-type="float">
            <text:p>0.77255 </text:p>
          </table:table-cell>
          <table:table-cell table:style-name="ce6" table:formula="of:=ASINH([.A380])" office:value-type="float" office:value="0.711086470322036" calcext:value-type="float">
            <text:p>0.7110864703220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SINH([.A381])" office:value-type="float" office:value="0.855546888609027" calcext:value-type="float">
            <text:p>0.855546888609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8432" calcext:value-type="float">
            <text:p>0.13843 </text:p>
          </table:table-cell>
          <table:table-cell table:style-name="ce6" table:formula="of:=ASINH([.A382])" office:value-type="float" office:value="0.137993631470439" calcext:value-type="float">
            <text:p>0.1379936314704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3315" calcext:value-type="float">
            <text:p>0.17332 </text:p>
          </table:table-cell>
          <table:table-cell table:style-name="ce6" table:formula="of:=ASINH([.A383])" office:value-type="float" office:value="0.172458847739826" calcext:value-type="float">
            <text:p>0.172458847739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476" calcext:value-type="float">
            <text:p>0.47948 </text:p>
          </table:table-cell>
          <table:table-cell table:style-name="ce6" table:formula="of:=ASINH([.A384])" office:value-type="float" office:value="0.462779673848901" calcext:value-type="float">
            <text:p>0.4627796738489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6454" calcext:value-type="float">
            <text:p>0.56645 </text:p>
          </table:table-cell>
          <table:table-cell table:style-name="ce6" table:formula="of:=ASINH([.A385])" office:value-type="float" office:value="0.539847472664798" calcext:value-type="float">
            <text:p>0.539847472664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9" calcext:value-type="float">
            <text:p>0.07590 </text:p>
          </table:table-cell>
          <table:table-cell table:style-name="ce6" table:formula="of:=ASINH([.A386])" office:value-type="float" office:value="0.0758273140248335" calcext:value-type="float">
            <text:p>0.075827314024833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568" calcext:value-type="float">
            <text:p>0.37657 </text:p>
          </table:table-cell>
          <table:table-cell table:style-name="ce6" table:formula="of:=ASINH([.A387])" office:value-type="float" office:value="0.368192389624354" calcext:value-type="float">
            <text:p>0.368192389624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711" calcext:value-type="float">
            <text:p>0.06711 </text:p>
          </table:table-cell>
          <table:table-cell table:style-name="ce6" table:formula="of:=ASINH([.A388])" office:value-type="float" office:value="0.0670597273532559" calcext:value-type="float">
            <text:p>0.0670597273532559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988" calcext:value-type="float">
            <text:p>0.47899 </text:p>
          </table:table-cell>
          <table:table-cell table:style-name="ce6" table:formula="of:=ASINH([.A389])" office:value-type="float" office:value="0.462339598833348" calcext:value-type="float">
            <text:p>0.4623395988333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262" calcext:value-type="float">
            <text:p>0.50926 </text:p>
          </table:table-cell>
          <table:table-cell table:style-name="ce6" table:formula="of:=ASINH([.A390])" office:value-type="float" office:value="0.489480626702364" calcext:value-type="float">
            <text:p>0.4894806267023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45" calcext:value-type="float">
            <text:p>0.97205 </text:p>
          </table:table-cell>
          <table:table-cell table:style-name="ce6" table:formula="of:=ASINH([.A391])" office:value-type="float" office:value="0.861467632484465" calcext:value-type="float">
            <text:p>0.8614676324844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671" calcext:value-type="float">
            <text:p>0.36967 </text:p>
          </table:table-cell>
          <table:table-cell table:style-name="ce6" table:formula="of:=ASINH([.A392])" office:value-type="float" office:value="0.361730548178995" calcext:value-type="float">
            <text:p>0.361730548178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576" calcext:value-type="float">
            <text:p>0.97858 </text:p>
          </table:table-cell>
          <table:table-cell table:style-name="ce6" table:formula="of:=ASINH([.A393])" office:value-type="float" office:value="0.866143105672387" calcext:value-type="float">
            <text:p>0.8661431056723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51" calcext:value-type="float">
            <text:p>0.76751 </text:p>
          </table:table-cell>
          <table:table-cell table:style-name="ce6" table:formula="of:=ASINH([.A394])" office:value-type="float" office:value="0.7070963534117" calcext:value-type="float">
            <text:p>0.707096353411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814" calcext:value-type="float">
            <text:p>0.99081 </text:p>
          </table:table-cell>
          <table:table-cell table:style-name="ce6" table:formula="of:=ASINH([.A395])" office:value-type="float" office:value="0.874863164492978" calcext:value-type="float">
            <text:p>0.874863164492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86" calcext:value-type="float">
            <text:p>0.73959 </text:p>
          </table:table-cell>
          <table:table-cell table:style-name="ce6" table:formula="of:=ASINH([.A396])" office:value-type="float" office:value="0.684795150618655" calcext:value-type="float">
            <text:p>0.684795150618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63" calcext:value-type="float">
            <text:p>0.17026 </text:p>
          </table:table-cell>
          <table:table-cell table:style-name="ce6" table:formula="of:=ASINH([.A397])" office:value-type="float" office:value="0.169450910386809" calcext:value-type="float">
            <text:p>0.169450910386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7594" calcext:value-type="float">
            <text:p>0.54759 </text:p>
          </table:table-cell>
          <table:table-cell table:style-name="ce6" table:formula="of:=ASINH([.A398])" office:value-type="float" office:value="0.523371202057232" calcext:value-type="float">
            <text:p>0.5233712020572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92" calcext:value-type="float">
            <text:p>0.80529 </text:p>
          </table:table-cell>
          <table:table-cell table:style-name="ce6" table:formula="of:=ASINH([.A399])" office:value-type="float" office:value="0.73679528205157" calcext:value-type="float">
            <text:p>0.736795282051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9408" calcext:value-type="float">
            <text:p>0.16941 </text:p>
          </table:table-cell>
          <table:table-cell table:style-name="ce6" table:formula="of:=ASINH([.A400])" office:value-type="float" office:value="0.168607980761119" calcext:value-type="float">
            <text:p>0.1686079807611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956" calcext:value-type="float">
            <text:p>0.24696 </text:p>
          </table:table-cell>
          <table:table-cell table:style-name="ce6" table:formula="of:=ASINH([.A401])" office:value-type="float" office:value="0.244512293755726" calcext:value-type="float">
            <text:p>0.2445122937557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896" calcext:value-type="float">
            <text:p>0.25990 </text:p>
          </table:table-cell>
          <table:table-cell table:style-name="ce6" table:formula="of:=ASINH([.A402])" office:value-type="float" office:value="0.257055693697778" calcext:value-type="float">
            <text:p>0.2570556936977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8345" calcext:value-type="float">
            <text:p>0.71835 </text:p>
          </table:table-cell>
          <table:table-cell table:style-name="ce6" table:formula="of:=ASINH([.A403])" office:value-type="float" office:value="0.667630610399276" calcext:value-type="float">
            <text:p>0.6676306103992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77" calcext:value-type="float">
            <text:p>0.64977 </text:p>
          </table:table-cell>
          <table:table-cell table:style-name="ce6" table:formula="of:=ASINH([.A404])" office:value-type="float" office:value="0.611031461597618" calcext:value-type="float">
            <text:p>0.6110314615976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101" calcext:value-type="float">
            <text:p>0.04010 </text:p>
          </table:table-cell>
          <table:table-cell table:style-name="ce6" table:formula="of:=ASINH([.A405])" office:value-type="float" office:value="0.0400902600991561" calcext:value-type="float">
            <text:p>0.04009026009915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259" calcext:value-type="float">
            <text:p>0.50026 </text:p>
          </table:table-cell>
          <table:table-cell table:style-name="ce6" table:formula="of:=ASINH([.A406])" office:value-type="float" office:value="0.48144346970143" calcext:value-type="float">
            <text:p>0.481443469701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1148" calcext:value-type="float">
            <text:p>0.17115 </text:p>
          </table:table-cell>
          <table:table-cell table:style-name="ce6" table:formula="of:=ASINH([.A407])" office:value-type="float" office:value="0.170323290890627" calcext:value-type="float">
            <text:p>0.170323290890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9881" calcext:value-type="float">
            <text:p>0.66988 </text:p>
          </table:table-cell>
          <table:table-cell table:style-name="ce6" table:formula="of:=ASINH([.A408])" office:value-type="float" office:value="0.62781762015427" calcext:value-type="float">
            <text:p>0.627817620154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49" calcext:value-type="float">
            <text:p>0.14295 </text:p>
          </table:table-cell>
          <table:table-cell table:style-name="ce6" table:formula="of:=ASINH([.A409])" office:value-type="float" office:value="0.142466576515042" calcext:value-type="float">
            <text:p>0.1424665765150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78" calcext:value-type="float">
            <text:p>0.80578 </text:p>
          </table:table-cell>
          <table:table-cell table:style-name="ce6" table:formula="of:=ASINH([.A410])" office:value-type="float" office:value="0.737175317590289" calcext:value-type="float">
            <text:p>0.7371753175902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962" calcext:value-type="float">
            <text:p>0.10196 </text:p>
          </table:table-cell>
          <table:table-cell table:style-name="ce6" table:formula="of:=ASINH([.A411])" office:value-type="float" office:value="0.101786151042861" calcext:value-type="float">
            <text:p>0.1017861510428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067" calcext:value-type="float">
            <text:p>0.26707 </text:p>
          </table:table-cell>
          <table:table-cell table:style-name="ce6" table:formula="of:=ASINH([.A412])" office:value-type="float" office:value="0.263990021422415" calcext:value-type="float">
            <text:p>0.2639900214224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31" calcext:value-type="float">
            <text:p>0.38731 </text:p>
          </table:table-cell>
          <table:table-cell table:style-name="ce6" table:formula="of:=ASINH([.A413])" office:value-type="float" office:value="0.37822733342936" calcext:value-type="float">
            <text:p>0.378227333429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67" calcext:value-type="float">
            <text:p>0.34947 </text:p>
          </table:table-cell>
          <table:table-cell table:style-name="ce6" table:formula="of:=ASINH([.A414])" office:value-type="float" office:value="0.342718436792752" calcext:value-type="float">
            <text:p>0.3427184367927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221" calcext:value-type="float">
            <text:p>0.48622 </text:p>
          </table:table-cell>
          <table:table-cell table:style-name="ce6" table:formula="of:=ASINH([.A415])" office:value-type="float" office:value="0.468853676840551" calcext:value-type="float">
            <text:p>0.4688536768405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1358" calcext:value-type="float">
            <text:p>0.53136 </text:p>
          </table:table-cell>
          <table:table-cell table:style-name="ce6" table:formula="of:=ASINH([.A416])" office:value-type="float" office:value="0.509081968099928" calcext:value-type="float">
            <text:p>0.5090819680999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4955" calcext:value-type="float">
            <text:p>0.95496 </text:p>
          </table:table-cell>
          <table:table-cell table:style-name="ce6" table:formula="of:=ASINH([.A417])" office:value-type="float" office:value="0.849160628308094" calcext:value-type="float">
            <text:p>0.8491606283080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162" calcext:value-type="float">
            <text:p>0.73116 </text:p>
          </table:table-cell>
          <table:table-cell table:style-name="ce6" table:formula="of:=ASINH([.A418])" office:value-type="float" office:value="0.678008604542635" calcext:value-type="float">
            <text:p>0.6780086045426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9404" calcext:value-type="float">
            <text:p>0.58940 </text:p>
          </table:table-cell>
          <table:table-cell table:style-name="ce6" table:formula="of:=ASINH([.A419])" office:value-type="float" office:value="0.559717692991453" calcext:value-type="float">
            <text:p>0.5597176929914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191" calcext:value-type="float">
            <text:p>0.97119 </text:p>
          </table:table-cell>
          <table:table-cell table:style-name="ce6" table:formula="of:=ASINH([.A420])" office:value-type="float" office:value="0.860855133879749" calcext:value-type="float">
            <text:p>0.8608551338797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4996" calcext:value-type="float">
            <text:p>0.90500 </text:p>
          </table:table-cell>
          <table:table-cell table:style-name="ce6" table:formula="of:=ASINH([.A421])" office:value-type="float" office:value="0.812575823609791" calcext:value-type="float">
            <text:p>0.8125758236097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913" calcext:value-type="float">
            <text:p>0.51991 </text:p>
          </table:table-cell>
          <table:table-cell table:style-name="ce6" table:formula="of:=ASINH([.A422])" office:value-type="float" office:value="0.498951255220361" calcext:value-type="float">
            <text:p>0.498951255220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37" calcext:value-type="float">
            <text:p>0.96454 </text:p>
          </table:table-cell>
          <table:table-cell table:style-name="ce6" table:formula="of:=ASINH([.A423])" office:value-type="float" office:value="0.856073844839785" calcext:value-type="float">
            <text:p>0.8560738448397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6809" calcext:value-type="float">
            <text:p>0.64681 </text:p>
          </table:table-cell>
          <table:table-cell table:style-name="ce6" table:formula="of:=ASINH([.A424])" office:value-type="float" office:value="0.608546889979647" calcext:value-type="float">
            <text:p>0.6085468899796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8785" calcext:value-type="float">
            <text:p>0.39879 </text:p>
          </table:table-cell>
          <table:table-cell table:style-name="ce6" table:formula="of:=ASINH([.A425])" office:value-type="float" office:value="0.388906984414398" calcext:value-type="float">
            <text:p>0.388906984414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4978" calcext:value-type="float">
            <text:p>0.70498 </text:p>
          </table:table-cell>
          <table:table-cell table:style-name="ce6" table:formula="of:=ASINH([.A426])" office:value-type="float" office:value="0.656739933775059" calcext:value-type="float">
            <text:p>0.656739933775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457" calcext:value-type="float">
            <text:p>0.72457 </text:p>
          </table:table-cell>
          <table:table-cell table:style-name="ce6" table:formula="of:=ASINH([.A427])" office:value-type="float" office:value="0.672678920495971" calcext:value-type="float">
            <text:p>0.672678920495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7737" calcext:value-type="float">
            <text:p>0.47774 </text:p>
          </table:table-cell>
          <table:table-cell table:style-name="ce6" table:formula="of:=ASINH([.A428])" office:value-type="float" office:value="0.461211073594227" calcext:value-type="float">
            <text:p>0.4612110735942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2997" calcext:value-type="float">
            <text:p>0.40300 </text:p>
          </table:table-cell>
          <table:table-cell table:style-name="ce6" table:formula="of:=ASINH([.A429])" office:value-type="float" office:value="0.392816524454972" calcext:value-type="float">
            <text:p>0.392816524454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0929" calcext:value-type="float">
            <text:p>0.71093 </text:p>
          </table:table-cell>
          <table:table-cell table:style-name="ce6" table:formula="of:=ASINH([.A430])" office:value-type="float" office:value="0.661596965492255" calcext:value-type="float">
            <text:p>0.661596965492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1586" calcext:value-type="float">
            <text:p>0.12159 </text:p>
          </table:table-cell>
          <table:table-cell table:style-name="ce6" table:formula="of:=ASINH([.A431])" office:value-type="float" office:value="0.121288404720291" calcext:value-type="float">
            <text:p>0.1212884047202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9933" calcext:value-type="float">
            <text:p>0.62993 </text:p>
          </table:table-cell>
          <table:table-cell table:style-name="ce6" table:formula="of:=ASINH([.A432])" office:value-type="float" office:value="0.594322222314068" calcext:value-type="float">
            <text:p>0.594322222314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2776" calcext:value-type="float">
            <text:p>0.15278 </text:p>
          </table:table-cell>
          <table:table-cell table:style-name="ce6" table:formula="of:=ASINH([.A433])" office:value-type="float" office:value="0.152187845291349" calcext:value-type="float">
            <text:p>0.1521878452913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361" calcext:value-type="float">
            <text:p>0.13361 </text:p>
          </table:table-cell>
          <table:table-cell table:style-name="ce6" table:formula="of:=ASINH([.A434])" office:value-type="float" office:value="0.133215633799882" calcext:value-type="float">
            <text:p>0.133215633799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171" calcext:value-type="float">
            <text:p>0.96417 </text:p>
          </table:table-cell>
          <table:table-cell table:style-name="ce6" table:formula="of:=ASINH([.A435])" office:value-type="float" office:value="0.855810390816615" calcext:value-type="float">
            <text:p>0.8558103908166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386" calcext:value-type="float">
            <text:p>0.38939 </text:p>
          </table:table-cell>
          <table:table-cell table:style-name="ce6" table:formula="of:=ASINH([.A436])" office:value-type="float" office:value="0.380162528316161" calcext:value-type="float">
            <text:p>0.3801625283161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705" calcext:value-type="float">
            <text:p>0.15571 </text:p>
          </table:table-cell>
          <table:table-cell table:style-name="ce6" table:formula="of:=ASINH([.A437])" office:value-type="float" office:value="0.155082613277654" calcext:value-type="float">
            <text:p>0.1550826132776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3298" calcext:value-type="float">
            <text:p>0.85330 </text:p>
          </table:table-cell>
          <table:table-cell table:style-name="ce6" table:formula="of:=ASINH([.A438])" office:value-type="float" office:value="0.773748265113316" calcext:value-type="float">
            <text:p>0.7737482651133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3226" calcext:value-type="float">
            <text:p>0.90323 </text:p>
          </table:table-cell>
          <table:table-cell table:style-name="ce6" table:formula="of:=ASINH([.A439])" office:value-type="float" office:value="0.81126288016254" calcext:value-type="float">
            <text:p>0.8112628801625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541" calcext:value-type="float">
            <text:p>0.42854 </text:p>
          </table:table-cell>
          <table:table-cell table:style-name="ce6" table:formula="of:=ASINH([.A440])" office:value-type="float" office:value="0.416402806475648" calcext:value-type="float">
            <text:p>0.4164028064756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36" calcext:value-type="float">
            <text:p>0.01804 </text:p>
          </table:table-cell>
          <table:table-cell table:style-name="ce6" table:formula="of:=ASINH([.A441])" office:value-type="float" office:value="0.018035022299441" calcext:value-type="float">
            <text:p>0.0180350222994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41" calcext:value-type="float">
            <text:p>0.68041 </text:p>
          </table:table-cell>
          <table:table-cell table:style-name="ce6" table:formula="of:=ASINH([.A442])" office:value-type="float" office:value="0.63654397734304" calcext:value-type="float">
            <text:p>0.636543977343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9022" calcext:value-type="float">
            <text:p>0.11902 </text:p>
          </table:table-cell>
          <table:table-cell table:style-name="ce6" table:formula="of:=ASINH([.A443])" office:value-type="float" office:value="0.118742760825495" calcext:value-type="float">
            <text:p>0.1187427608254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242" calcext:value-type="float">
            <text:p>0.87124 </text:p>
          </table:table-cell>
          <table:table-cell table:style-name="ce6" table:formula="of:=ASINH([.A444])" office:value-type="float" office:value="0.787337907499502" calcext:value-type="float">
            <text:p>0.7873379074995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63" calcext:value-type="float">
            <text:p>0.87463 </text:p>
          </table:table-cell>
          <table:table-cell table:style-name="ce6" table:formula="of:=ASINH([.A445])" office:value-type="float" office:value="0.789890246505273" calcext:value-type="float">
            <text:p>0.789890246505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443" calcext:value-type="float">
            <text:p>0.19144 </text:p>
          </table:table-cell>
          <table:table-cell table:style-name="ce6" table:formula="of:=ASINH([.A446])" office:value-type="float" office:value="0.19029246506933" calcext:value-type="float">
            <text:p>0.190292465069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9314" calcext:value-type="float">
            <text:p>0.43931 </text:p>
          </table:table-cell>
          <table:table-cell table:style-name="ce6" table:formula="of:=ASINH([.A447])" office:value-type="float" office:value="0.426285468641986" calcext:value-type="float">
            <text:p>0.4262854686419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2868" calcext:value-type="float">
            <text:p>0.06287 </text:p>
          </table:table-cell>
          <table:table-cell table:style-name="ce6" table:formula="of:=ASINH([.A448])" office:value-type="float" office:value="0.0628266603889376" calcext:value-type="float">
            <text:p>0.062826660388937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336" calcext:value-type="float">
            <text:p>0.70336 </text:p>
          </table:table-cell>
          <table:table-cell table:style-name="ce6" table:formula="of:=ASINH([.A449])" office:value-type="float" office:value="0.655417012757134" calcext:value-type="float">
            <text:p>0.6554170127571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123" calcext:value-type="float">
            <text:p>0.91012 </text:p>
          </table:table-cell>
          <table:table-cell table:style-name="ce6" table:formula="of:=ASINH([.A450])" office:value-type="float" office:value="0.816372389733153" calcext:value-type="float">
            <text:p>0.8163723897331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515" calcext:value-type="float">
            <text:p>0.42052 </text:p>
          </table:table-cell>
          <table:table-cell table:style-name="ce6" table:formula="of:=ASINH([.A451])" office:value-type="float" office:value="0.409014984952679" calcext:value-type="float">
            <text:p>0.4090149849526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1918" calcext:value-type="float">
            <text:p>0.45192 </text:p>
          </table:table-cell>
          <table:table-cell table:style-name="ce6" table:formula="of:=ASINH([.A452])" office:value-type="float" office:value="0.437798106158485" calcext:value-type="float">
            <text:p>0.4377981061584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948" calcext:value-type="float">
            <text:p>0.30595 </text:p>
          </table:table-cell>
          <table:table-cell table:style-name="ce6" table:formula="of:=ASINH([.A453])" office:value-type="float" office:value="0.301365511919993" calcext:value-type="float">
            <text:p>0.301365511919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493" calcext:value-type="float">
            <text:p>0.49049 </text:p>
          </table:table-cell>
          <table:table-cell table:style-name="ce6" table:formula="of:=ASINH([.A454])" office:value-type="float" office:value="0.472692379119389" calcext:value-type="float">
            <text:p>0.4726923791193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017" calcext:value-type="float">
            <text:p>0.42302 </text:p>
          </table:table-cell>
          <table:table-cell table:style-name="ce6" table:formula="of:=ASINH([.A455])" office:value-type="float" office:value="0.411320327787267" calcext:value-type="float">
            <text:p>0.411320327787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SINH([.A456])" office:value-type="float" office:value="0.471212297635164" calcext:value-type="float">
            <text:p>0.4712122976351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5633" calcext:value-type="float">
            <text:p>0.23563 </text:p>
          </table:table-cell>
          <table:table-cell table:style-name="ce6" table:formula="of:=ASINH([.A457])" office:value-type="float" office:value="0.233505240411649" calcext:value-type="float">
            <text:p>0.2335052404116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565" calcext:value-type="float">
            <text:p>0.05857 </text:p>
          </table:table-cell>
          <table:table-cell table:style-name="ce6" table:formula="of:=ASINH([.A458])" office:value-type="float" office:value="0.0585315732821127" calcext:value-type="float">
            <text:p>0.058531573282112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1951" calcext:value-type="float">
            <text:p>0.21195 </text:p>
          </table:table-cell>
          <table:table-cell table:style-name="ce6" table:formula="of:=ASINH([.A459])" office:value-type="float" office:value="0.210395327414052" calcext:value-type="float">
            <text:p>0.2103953274140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187" calcext:value-type="float">
            <text:p>0.94919 </text:p>
          </table:table-cell>
          <table:table-cell table:style-name="ce6" table:formula="of:=ASINH([.A460])" office:value-type="float" office:value="0.844983152842668" calcext:value-type="float">
            <text:p>0.8449831528426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3505" calcext:value-type="float">
            <text:p>0.45351 </text:p>
          </table:table-cell>
          <table:table-cell table:style-name="ce6" table:formula="of:=ASINH([.A461])" office:value-type="float" office:value="0.439243854854642" calcext:value-type="float">
            <text:p>0.4392438548546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SINH([.A462])" office:value-type="float" office:value="0.360269771556011" calcext:value-type="float">
            <text:p>0.3602697715560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414" calcext:value-type="float">
            <text:p>0.11441 </text:p>
          </table:table-cell>
          <table:table-cell table:style-name="ce6" table:formula="of:=ASINH([.A463])" office:value-type="float" office:value="0.114165835162959" calcext:value-type="float">
            <text:p>0.1141658351629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6291" calcext:value-type="float">
            <text:p>0.58629 </text:p>
          </table:table-cell>
          <table:table-cell table:style-name="ce6" table:formula="of:=ASINH([.A464])" office:value-type="float" office:value="0.557034037268684" calcext:value-type="float">
            <text:p>0.5570340372686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873" calcext:value-type="float">
            <text:p>0.99487 </text:p>
          </table:table-cell>
          <table:table-cell table:style-name="ce6" table:formula="of:=ASINH([.A465])" office:value-type="float" office:value="0.877743599814399" calcext:value-type="float">
            <text:p>0.8777435998143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213" calcext:value-type="float">
            <text:p>0.92721 </text:p>
          </table:table-cell>
          <table:table-cell table:style-name="ce6" table:formula="of:=ASINH([.A466])" office:value-type="float" office:value="0.828957831261718" calcext:value-type="float">
            <text:p>0.8289578312617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931" calcext:value-type="float">
            <text:p>0.26493 </text:p>
          </table:table-cell>
          <table:table-cell table:style-name="ce6" table:formula="of:=ASINH([.A467])" office:value-type="float" office:value="0.261925801163222" calcext:value-type="float">
            <text:p>0.2619258011632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768" calcext:value-type="float">
            <text:p>0.52077 </text:p>
          </table:table-cell>
          <table:table-cell table:style-name="ce6" table:formula="of:=ASINH([.A468])" office:value-type="float" office:value="0.499709719841805" calcext:value-type="float">
            <text:p>0.4997097198418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99" calcext:value-type="float">
            <text:p>0.42610 </text:p>
          </table:table-cell>
          <table:table-cell table:style-name="ce6" table:formula="of:=ASINH([.A469])" office:value-type="float" office:value="0.414157238346396" calcext:value-type="float">
            <text:p>0.4141572383463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762" calcext:value-type="float">
            <text:p>0.75176 </text:p>
          </table:table-cell>
          <table:table-cell table:style-name="ce6" table:formula="of:=ASINH([.A470])" office:value-type="float" office:value="0.694556184505997" calcext:value-type="float">
            <text:p>0.694556184505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573" calcext:value-type="float">
            <text:p>0.96957 </text:p>
          </table:table-cell>
          <table:table-cell table:style-name="ce6" table:formula="of:=ASINH([.A471])" office:value-type="float" office:value="0.859693968614275" calcext:value-type="float">
            <text:p>0.8596939686142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225" calcext:value-type="float">
            <text:p>0.27223 </text:p>
          </table:table-cell>
          <table:table-cell table:style-name="ce6" table:formula="of:=ASINH([.A472])" office:value-type="float" office:value="0.268970143917015" calcext:value-type="float">
            <text:p>0.2689701439170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34" calcext:value-type="float">
            <text:p>0.37434 </text:p>
          </table:table-cell>
          <table:table-cell table:style-name="ce6" table:formula="of:=ASINH([.A473])" office:value-type="float" office:value="0.366106559951442" calcext:value-type="float">
            <text:p>0.3661065599514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2432" calcext:value-type="float">
            <text:p>0.90243 </text:p>
          </table:table-cell>
          <table:table-cell table:style-name="ce6" table:formula="of:=ASINH([.A474])" office:value-type="float" office:value="0.810673534350267" calcext:value-type="float">
            <text:p>0.810673534350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878" calcext:value-type="float">
            <text:p>0.72088 </text:p>
          </table:table-cell>
          <table:table-cell table:style-name="ce6" table:formula="of:=ASINH([.A475])" office:value-type="float" office:value="0.669686605583283" calcext:value-type="float">
            <text:p>0.6696866055832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144" calcext:value-type="float">
            <text:p>0.84014 </text:p>
          </table:table-cell>
          <table:table-cell table:style-name="ce6" table:formula="of:=ASINH([.A476])" office:value-type="float" office:value="0.763709479311324" calcext:value-type="float">
            <text:p>0.7637094793113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276" calcext:value-type="float">
            <text:p>0.91028 </text:p>
          </table:table-cell>
          <table:table-cell table:style-name="ce6" table:formula="of:=ASINH([.A477])" office:value-type="float" office:value="0.816485538109733" calcext:value-type="float">
            <text:p>0.816485538109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555" calcext:value-type="float">
            <text:p>0.46056 </text:p>
          </table:table-cell>
          <table:table-cell table:style-name="ce6" table:formula="of:=ASINH([.A478])" office:value-type="float" office:value="0.445655918216696" calcext:value-type="float">
            <text:p>0.4456559182166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284" calcext:value-type="float">
            <text:p>0.89428 </text:p>
          </table:table-cell>
          <table:table-cell table:style-name="ce6" table:formula="of:=ASINH([.A479])" office:value-type="float" office:value="0.804612224150149" calcext:value-type="float">
            <text:p>0.8046122241501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341" calcext:value-type="float">
            <text:p>0.73934 </text:p>
          </table:table-cell>
          <table:table-cell table:style-name="ce6" table:formula="of:=ASINH([.A480])" office:value-type="float" office:value="0.684598158830337" calcext:value-type="float">
            <text:p>0.6845981588303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859" calcext:value-type="float">
            <text:p>0.06586 </text:p>
          </table:table-cell>
          <table:table-cell table:style-name="ce6" table:formula="of:=ASINH([.A481])" office:value-type="float" office:value="0.0658114831291165" calcext:value-type="float">
            <text:p>0.0658114831291165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0314" calcext:value-type="float">
            <text:p>0.10031 </text:p>
          </table:table-cell>
          <table:table-cell table:style-name="ce6" table:formula="of:=ASINH([.A482])" office:value-type="float" office:value="0.100146515715235" calcext:value-type="float">
            <text:p>0.1001465157152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338" calcext:value-type="float">
            <text:p>0.65734 </text:p>
          </table:table-cell>
          <table:table-cell table:style-name="ce6" table:formula="of:=ASINH([.A483])" office:value-type="float" office:value="0.617366494147641" calcext:value-type="float">
            <text:p>0.617366494147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732" calcext:value-type="float">
            <text:p>0.39732 </text:p>
          </table:table-cell>
          <table:table-cell table:style-name="ce6" table:formula="of:=ASINH([.A484])" office:value-type="float" office:value="0.387545853974227" calcext:value-type="float">
            <text:p>0.3875458539742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075" calcext:value-type="float">
            <text:p>0.26808 </text:p>
          </table:table-cell>
          <table:table-cell table:style-name="ce6" table:formula="of:=ASINH([.A485])" office:value-type="float" office:value="0.264963766629699" calcext:value-type="float">
            <text:p>0.2649637666296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2412" calcext:value-type="float">
            <text:p>0.91241 </text:p>
          </table:table-cell>
          <table:table-cell table:style-name="ce6" table:formula="of:=ASINH([.A486])" office:value-type="float" office:value="0.81806427849072" calcext:value-type="float">
            <text:p>0.818064278490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3142" calcext:value-type="float">
            <text:p>0.12314 </text:p>
          </table:table-cell>
          <table:table-cell table:style-name="ce6" table:formula="of:=ASINH([.A487])" office:value-type="float" office:value="0.122832884822904" calcext:value-type="float">
            <text:p>0.1228328848229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03" calcext:value-type="float">
            <text:p>0.81890 </text:p>
          </table:table-cell>
          <table:table-cell table:style-name="ce6" table:formula="of:=ASINH([.A488])" office:value-type="float" office:value="0.747361060175365" calcext:value-type="float">
            <text:p>0.7473610601753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848" calcext:value-type="float">
            <text:p>0.96985 </text:p>
          </table:table-cell>
          <table:table-cell table:style-name="ce6" table:formula="of:=ASINH([.A489])" office:value-type="float" office:value="0.859891389887662" calcext:value-type="float">
            <text:p>0.859891389887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6128" calcext:value-type="float">
            <text:p>0.63613 </text:p>
          </table:table-cell>
          <table:table-cell table:style-name="ce6" table:formula="of:=ASINH([.A490])" office:value-type="float" office:value="0.599556592037153" calcext:value-type="float">
            <text:p>0.5995565920371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9366" calcext:value-type="float">
            <text:p>0.27937 </text:p>
          </table:table-cell>
          <table:table-cell table:style-name="ce6" table:formula="of:=ASINH([.A491])" office:value-type="float" office:value="0.275854121956753" calcext:value-type="float">
            <text:p>0.2758541219567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465" calcext:value-type="float">
            <text:p>0.92465 </text:p>
          </table:table-cell>
          <table:table-cell table:style-name="ce6" table:formula="of:=ASINH([.A492])" office:value-type="float" office:value="0.82707720777346" calcext:value-type="float">
            <text:p>0.827077207773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56" calcext:value-type="float">
            <text:p>0.25956 </text:p>
          </table:table-cell>
          <table:table-cell table:style-name="ce6" table:formula="of:=ASINH([.A493])" office:value-type="float" office:value="0.256730483804648" calcext:value-type="float">
            <text:p>0.2567304838046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992" calcext:value-type="float">
            <text:p>0.95599 </text:p>
          </table:table-cell>
          <table:table-cell table:style-name="ce6" table:formula="of:=ASINH([.A494])" office:value-type="float" office:value="0.849910400391432" calcext:value-type="float">
            <text:p>0.8499104003914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472" calcext:value-type="float">
            <text:p>0.72347 </text:p>
          </table:table-cell>
          <table:table-cell table:style-name="ce6" table:formula="of:=ASINH([.A495])" office:value-type="float" office:value="0.671789554646774" calcext:value-type="float">
            <text:p>0.6717895546467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9405" calcext:value-type="float">
            <text:p>0.46941 </text:p>
          </table:table-cell>
          <table:table-cell table:style-name="ce6" table:formula="of:=ASINH([.A496])" office:value-type="float" office:value="0.453680808151227" calcext:value-type="float">
            <text:p>0.4536808081512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399" calcext:value-type="float">
            <text:p>0.73040 </text:p>
          </table:table-cell>
          <table:table-cell table:style-name="ce6" table:formula="of:=ASINH([.A497])" office:value-type="float" office:value="0.677392568423047" calcext:value-type="float">
            <text:p>0.677392568423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738" calcext:value-type="float">
            <text:p>0.01874 </text:p>
          </table:table-cell>
          <table:table-cell table:style-name="ce6" table:formula="of:=ASINH([.A498])" office:value-type="float" office:value="0.0187369036484283" calcext:value-type="float">
            <text:p>0.0187369036484283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6167" calcext:value-type="float">
            <text:p>0.73617 </text:p>
          </table:table-cell>
          <table:table-cell table:style-name="ce6" table:formula="of:=ASINH([.A499])" office:value-type="float" office:value="0.682044024290656" calcext:value-type="float">
            <text:p>0.6820440242906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478" calcext:value-type="float">
            <text:p>0.94748 </text:p>
          </table:table-cell>
          <table:table-cell table:style-name="ce6" table:formula="of:=ASINH([.A500])" office:value-type="float" office:value="0.843743096715791" calcext:value-type="float">
            <text:p>0.8437430967157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545" calcext:value-type="float">
            <text:p>0.39055 </text:p>
          </table:table-cell>
          <table:table-cell table:style-name="ce6" table:formula="of:=ASINH([.A501])" office:value-type="float" office:value="0.381242328523995" calcext:value-type="float">
            <text:p>0.381242328523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7815" calcext:value-type="float">
            <text:p>0.82782 </text:p>
          </table:table-cell>
          <table:table-cell table:style-name="ce6" table:formula="of:=ASINH([.A502])" office:value-type="float" office:value="0.754241080616994" calcext:value-type="float">
            <text:p>0.7542410806169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96" calcext:value-type="float">
            <text:p>0.72396 </text:p>
          </table:table-cell>
          <table:table-cell table:style-name="ce6" table:formula="of:=ASINH([.A503])" office:value-type="float" office:value="0.67218488562467" calcext:value-type="float">
            <text:p>0.672184885624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691" calcext:value-type="float">
            <text:p>0.38969 </text:p>
          </table:table-cell>
          <table:table-cell table:style-name="ce6" table:formula="of:=ASINH([.A504])" office:value-type="float" office:value="0.380446727330627" calcext:value-type="float">
            <text:p>0.380446727330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688" calcext:value-type="float">
            <text:p>0.89569 </text:p>
          </table:table-cell>
          <table:table-cell table:style-name="ce6" table:formula="of:=ASINH([.A505])" office:value-type="float" office:value="0.805658413429163" calcext:value-type="float">
            <text:p>0.8056584134291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0309" calcext:value-type="float">
            <text:p>0.67031 </text:p>
          </table:table-cell>
          <table:table-cell table:style-name="ce6" table:formula="of:=ASINH([.A506])" office:value-type="float" office:value="0.628173174084504" calcext:value-type="float">
            <text:p>0.6281731740845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2059" calcext:value-type="float">
            <text:p>0.56206 </text:p>
          </table:table-cell>
          <table:table-cell table:style-name="ce6" table:formula="of:=ASINH([.A507])" office:value-type="float" office:value="0.536019775114036" calcext:value-type="float">
            <text:p>0.5360197751140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128" calcext:value-type="float">
            <text:p>0.46013 </text:p>
          </table:table-cell>
          <table:table-cell table:style-name="ce6" table:formula="of:=ASINH([.A508])" office:value-type="float" office:value="0.445268043099912" calcext:value-type="float">
            <text:p>0.4452680430999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5189" calcext:value-type="float">
            <text:p>0.88519 </text:p>
          </table:table-cell>
          <table:table-cell table:style-name="ce6" table:formula="of:=ASINH([.A509])" office:value-type="float" office:value="0.797817392728378" calcext:value-type="float">
            <text:p>0.797817392728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4169" calcext:value-type="float">
            <text:p>0.23417 </text:p>
          </table:table-cell>
          <table:table-cell table:style-name="ce6" table:formula="of:=ASINH([.A510])" office:value-type="float" office:value="0.23208003296419" calcext:value-type="float">
            <text:p>0.232080032964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92" calcext:value-type="float">
            <text:p>0.86889 </text:p>
          </table:table-cell>
          <table:table-cell table:style-name="ce6" table:formula="of:=ASINH([.A511])" office:value-type="float" office:value="0.785565025018467" calcext:value-type="float">
            <text:p>0.7855650250184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195" calcext:value-type="float">
            <text:p>0.75720 </text:p>
          </table:table-cell>
          <table:table-cell table:style-name="ce6" table:formula="of:=ASINH([.A512])" office:value-type="float" office:value="0.698893243740158" calcext:value-type="float">
            <text:p>0.6988932437401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872" calcext:value-type="float">
            <text:p>0.70287 </text:p>
          </table:table-cell>
          <table:table-cell table:style-name="ce6" table:formula="of:=ASINH([.A513])" office:value-type="float" office:value="0.655017812837415" calcext:value-type="float">
            <text:p>0.6550178128374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605" calcext:value-type="float">
            <text:p>0.57061 </text:p>
          </table:table-cell>
          <table:table-cell table:style-name="ce6" table:formula="of:=ASINH([.A514])" office:value-type="float" office:value="0.543456047295889" calcext:value-type="float">
            <text:p>0.543456047295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4" calcext:value-type="float">
            <text:p>0.74340 </text:p>
          </table:table-cell>
          <table:table-cell table:style-name="ce6" table:formula="of:=ASINH([.A515])" office:value-type="float" office:value="0.68785881514759" calcext:value-type="float">
            <text:p>0.687858815147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554" calcext:value-type="float">
            <text:p>0.72655 </text:p>
          </table:table-cell>
          <table:table-cell table:style-name="ce6" table:formula="of:=ASINH([.A516])" office:value-type="float" office:value="0.674284758640124" calcext:value-type="float">
            <text:p>0.6742847586401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3731" calcext:value-type="float">
            <text:p>0.28373 </text:p>
          </table:table-cell>
          <table:table-cell table:style-name="ce6" table:formula="of:=ASINH([.A517])" office:value-type="float" office:value="0.280055763856032" calcext:value-type="float">
            <text:p>0.2800557638560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8397" calcext:value-type="float">
            <text:p>0.55840 </text:p>
          </table:table-cell>
          <table:table-cell table:style-name="ce6" table:formula="of:=ASINH([.A518])" office:value-type="float" office:value="0.53282496904726" calcext:value-type="float">
            <text:p>0.532824969047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826" calcext:value-type="float">
            <text:p>0.99683 </text:p>
          </table:table-cell>
          <table:table-cell table:style-name="ce6" table:formula="of:=ASINH([.A519])" office:value-type="float" office:value="0.87912744825787" calcext:value-type="float">
            <text:p>0.8791274482578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25" calcext:value-type="float">
            <text:p>0.09125 </text:p>
          </table:table-cell>
          <table:table-cell table:style-name="ce6" table:formula="of:=ASINH([.A520])" office:value-type="float" office:value="0.0911238390119557" calcext:value-type="float">
            <text:p>0.0911238390119557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357" calcext:value-type="float">
            <text:p>0.48836 </text:p>
          </table:table-cell>
          <table:table-cell table:style-name="ce6" table:formula="of:=ASINH([.A521])" office:value-type="float" office:value="0.470773836273311" calcext:value-type="float">
            <text:p>0.4707738362733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765" calcext:value-type="float">
            <text:p>0.02677 </text:p>
          </table:table-cell>
          <table:table-cell table:style-name="ce6" table:formula="of:=ASINH([.A522])" office:value-type="float" office:value="0.0267618054438294" calcext:value-type="float">
            <text:p>0.026761805443829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9528" calcext:value-type="float">
            <text:p>0.40953 </text:p>
          </table:table-cell>
          <table:table-cell table:style-name="ce6" table:formula="of:=ASINH([.A523])" office:value-type="float" office:value="0.398867245988785" calcext:value-type="float">
            <text:p>0.3988672459887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SINH([.A524])" office:value-type="float" office:value="0.204629915272662" calcext:value-type="float">
            <text:p>0.204629915272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12" calcext:value-type="float">
            <text:p>0.66512 </text:p>
          </table:table-cell>
          <table:table-cell table:style-name="ce6" table:formula="of:=ASINH([.A525])" office:value-type="float" office:value="0.623857753496879" calcext:value-type="float">
            <text:p>0.6238577534968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2511" calcext:value-type="float">
            <text:p>0.19251 </text:p>
          </table:table-cell>
          <table:table-cell table:style-name="ce6" table:formula="of:=ASINH([.A526])" office:value-type="float" office:value="0.191341312180731" calcext:value-type="float">
            <text:p>0.1913413121807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4618" calcext:value-type="float">
            <text:p>0.04462 </text:p>
          </table:table-cell>
          <table:table-cell table:style-name="ce6" table:formula="of:=ASINH([.A527])" office:value-type="float" office:value="0.04460320924739" calcext:value-type="float">
            <text:p>0.044603209247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1493" calcext:value-type="float">
            <text:p>0.24149 </text:p>
          </table:table-cell>
          <table:table-cell table:style-name="ce6" table:formula="of:=ASINH([.A528])" office:value-type="float" office:value="0.239205277033892" calcext:value-type="float">
            <text:p>0.2392052770338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983" calcext:value-type="float">
            <text:p>0.72298 </text:p>
          </table:table-cell>
          <table:table-cell table:style-name="ce6" table:formula="of:=ASINH([.A529])" office:value-type="float" office:value="0.671393321653055" calcext:value-type="float">
            <text:p>0.671393321653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766" calcext:value-type="float">
            <text:p>0.56777 </text:p>
          </table:table-cell>
          <table:table-cell table:style-name="ce6" table:formula="of:=ASINH([.A530])" office:value-type="float" office:value="0.54098872467141" calcext:value-type="float">
            <text:p>0.540988724671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951" calcext:value-type="float">
            <text:p>0.14951 </text:p>
          </table:table-cell>
          <table:table-cell table:style-name="ce6" table:formula="of:=ASINH([.A531])" office:value-type="float" office:value="0.148958523973365" calcext:value-type="float">
            <text:p>0.1489585239733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4328" calcext:value-type="float">
            <text:p>0.60433 </text:p>
          </table:table-cell>
          <table:table-cell table:style-name="ce6" table:formula="of:=ASINH([.A532])" office:value-type="float" office:value="0.572532583248652" calcext:value-type="float">
            <text:p>0.5725325832486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4613" calcext:value-type="float">
            <text:p>0.49461 </text:p>
          </table:table-cell>
          <table:table-cell table:style-name="ce6" table:formula="of:=ASINH([.A533])" office:value-type="float" office:value="0.476388362085307" calcext:value-type="float">
            <text:p>0.476388362085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72" calcext:value-type="float">
            <text:p>0.99472 </text:p>
          </table:table-cell>
          <table:table-cell table:style-name="ce6" table:formula="of:=ASINH([.A534])" office:value-type="float" office:value="0.877635130635241" calcext:value-type="float">
            <text:p>0.8776351306352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6412" calcext:value-type="float">
            <text:p>0.67641 </text:p>
          </table:table-cell>
          <table:table-cell table:style-name="ce6" table:formula="of:=ASINH([.A535])" office:value-type="float" office:value="0.633235482684826" calcext:value-type="float">
            <text:p>0.633235482684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9" calcext:value-type="float">
            <text:p>0.50090 </text:p>
          </table:table-cell>
          <table:table-cell table:style-name="ce6" table:formula="of:=ASINH([.A536])" office:value-type="float" office:value="0.48201666459957" calcext:value-type="float">
            <text:p>0.482016664599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17" calcext:value-type="float">
            <text:p>0.67217 </text:p>
          </table:table-cell>
          <table:table-cell table:style-name="ce6" table:formula="of:=ASINH([.A537])" office:value-type="float" office:value="0.629718350790085" calcext:value-type="float">
            <text:p>0.6297183507900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SINH([.A538])" office:value-type="float" office:value="0.855546888609027" calcext:value-type="float">
            <text:p>0.855546888609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398" calcext:value-type="float">
            <text:p>0.95340 </text:p>
          </table:table-cell>
          <table:table-cell table:style-name="ce6" table:formula="of:=ASINH([.A539])" office:value-type="float" office:value="0.848034156137415" calcext:value-type="float">
            <text:p>0.8480341561374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886" calcext:value-type="float">
            <text:p>0.04886 </text:p>
          </table:table-cell>
          <table:table-cell table:style-name="ce6" table:formula="of:=ASINH([.A540])" office:value-type="float" office:value="0.0488405802786775" calcext:value-type="float">
            <text:p>0.048840580278677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469" calcext:value-type="float">
            <text:p>0.09647 </text:p>
          </table:table-cell>
          <table:table-cell table:style-name="ce6" table:formula="of:=ASINH([.A541])" office:value-type="float" office:value="0.0963199954374946" calcext:value-type="float">
            <text:p>0.0963199954374946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98" calcext:value-type="float">
            <text:p>0.87100 </text:p>
          </table:table-cell>
          <table:table-cell table:style-name="ce6" table:formula="of:=ASINH([.A542])" office:value-type="float" office:value="0.787153925464488" calcext:value-type="float">
            <text:p>0.7871539254644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187" calcext:value-type="float">
            <text:p>0.53719 </text:p>
          </table:table-cell>
          <table:table-cell table:style-name="ce6" table:formula="of:=ASINH([.A543])" office:value-type="float" office:value="0.514223195228653" calcext:value-type="float">
            <text:p>0.5142231952286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4325" calcext:value-type="float">
            <text:p>0.84433 </text:p>
          </table:table-cell>
          <table:table-cell table:style-name="ce6" table:formula="of:=ASINH([.A544])" office:value-type="float" office:value="0.766907369726922" calcext:value-type="float">
            <text:p>0.7669073697269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99" calcext:value-type="float">
            <text:p>0.68099 </text:p>
          </table:table-cell>
          <table:table-cell table:style-name="ce6" table:formula="of:=ASINH([.A545])" office:value-type="float" office:value="0.637023438598134" calcext:value-type="float">
            <text:p>0.6370234385981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983" calcext:value-type="float">
            <text:p>0.37098 </text:p>
          </table:table-cell>
          <table:table-cell table:style-name="ce6" table:formula="of:=ASINH([.A546])" office:value-type="float" office:value="0.362960891881808" calcext:value-type="float">
            <text:p>0.3629608918818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8588" calcext:value-type="float">
            <text:p>0.77859 </text:p>
          </table:table-cell>
          <table:table-cell table:style-name="ce6" table:formula="of:=ASINH([.A547])" office:value-type="float" office:value="0.715860847616802" calcext:value-type="float">
            <text:p>0.7158608476168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057" calcext:value-type="float">
            <text:p>0.39006 </text:p>
          </table:table-cell>
          <table:table-cell table:style-name="ce6" table:formula="of:=ASINH([.A548])" office:value-type="float" office:value="0.380787727439281" calcext:value-type="float">
            <text:p>0.3807877274392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671" calcext:value-type="float">
            <text:p>0.75167 </text:p>
          </table:table-cell>
          <table:table-cell table:style-name="ce6" table:formula="of:=ASINH([.A549])" office:value-type="float" office:value="0.694483444481812" calcext:value-type="float">
            <text:p>0.6944834444818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376" calcext:value-type="float">
            <text:p>0.48238 </text:p>
          </table:table-cell>
          <table:table-cell table:style-name="ce6" table:formula="of:=ASINH([.A550])" office:value-type="float" office:value="0.465393145538528" calcext:value-type="float">
            <text:p>0.4653931455385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115" calcext:value-type="float">
            <text:p>0.13212 </text:p>
          </table:table-cell>
          <table:table-cell table:style-name="ce6" table:formula="of:=ASINH([.A551])" office:value-type="float" office:value="0.131733656965357" calcext:value-type="float">
            <text:p>0.131733656965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574" calcext:value-type="float">
            <text:p>0.29157 </text:p>
          </table:table-cell>
          <table:table-cell table:style-name="ce6" table:formula="of:=ASINH([.A552])" office:value-type="float" office:value="0.287593111343927" calcext:value-type="float">
            <text:p>0.287593111343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4353" calcext:value-type="float">
            <text:p>0.08435 </text:p>
          </table:table-cell>
          <table:table-cell table:style-name="ce6" table:formula="of:=ASINH([.A553])" office:value-type="float" office:value="0.0842532843301681" calcext:value-type="float">
            <text:p>0.0842532843301681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0879" calcext:value-type="float">
            <text:p>0.60088 </text:p>
          </table:table-cell>
          <table:table-cell table:style-name="ce6" table:formula="of:=ASINH([.A554])" office:value-type="float" office:value="0.569578488852042" calcext:value-type="float">
            <text:p>0.5695784888520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1295" calcext:value-type="float">
            <text:p>0.74130 </text:p>
          </table:table-cell>
          <table:table-cell table:style-name="ce6" table:formula="of:=ASINH([.A555])" office:value-type="float" office:value="0.686168627081028" calcext:value-type="float">
            <text:p>0.6861686270810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82" calcext:value-type="float">
            <text:p>0.62682 </text:p>
          </table:table-cell>
          <table:table-cell table:style-name="ce6" table:formula="of:=ASINH([.A556])" office:value-type="float" office:value="0.591686411383831" calcext:value-type="float">
            <text:p>0.5916864113838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454" calcext:value-type="float">
            <text:p>0.42045 </text:p>
          </table:table-cell>
          <table:table-cell table:style-name="ce6" table:formula="of:=ASINH([.A557])" office:value-type="float" office:value="0.408958753775702" calcext:value-type="float">
            <text:p>0.4089587537757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7029" calcext:value-type="float">
            <text:p>0.07703 </text:p>
          </table:table-cell>
          <table:table-cell table:style-name="ce6" table:formula="of:=ASINH([.A558])" office:value-type="float" office:value="0.0769530278397185" calcext:value-type="float">
            <text:p>0.07695302783971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018" calcext:value-type="float">
            <text:p>0.33018 </text:p>
          </table:table-cell>
          <table:table-cell table:style-name="ce6" table:formula="of:=ASINH([.A559])" office:value-type="float" office:value="0.324457223715561" calcext:value-type="float">
            <text:p>0.3244572237155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5886" calcext:value-type="float">
            <text:p>0.39589 </text:p>
          </table:table-cell>
          <table:table-cell table:style-name="ce6" table:formula="of:=ASINH([.A560])" office:value-type="float" office:value="0.386212862741959" calcext:value-type="float">
            <text:p>0.3862128627419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93" calcext:value-type="float">
            <text:p>0.74239 </text:p>
          </table:table-cell>
          <table:table-cell table:style-name="ce6" table:formula="of:=ASINH([.A561])" office:value-type="float" office:value="0.687050467320829" calcext:value-type="float">
            <text:p>0.687050467320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878" calcext:value-type="float">
            <text:p>0.51488 </text:p>
          </table:table-cell>
          <table:table-cell table:style-name="ce6" table:formula="of:=ASINH([.A562])" office:value-type="float" office:value="0.494479362030584" calcext:value-type="float">
            <text:p>0.4944793620305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042" calcext:value-type="float">
            <text:p>0.93304 </text:p>
          </table:table-cell>
          <table:table-cell table:style-name="ce6" table:formula="of:=ASINH([.A563])" office:value-type="float" office:value="0.83322597263655" calcext:value-type="float">
            <text:p>0.833225972636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SINH([.A564])" office:value-type="float" office:value="0.442798522414318" calcext:value-type="float">
            <text:p>0.4427985224143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0091" calcext:value-type="float">
            <text:p>0.09009 </text:p>
          </table:table-cell>
          <table:table-cell table:style-name="ce6" table:formula="of:=ASINH([.A565])" office:value-type="float" office:value="0.0899695740495977" calcext:value-type="float">
            <text:p>0.0899695740495977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7096" calcext:value-type="float">
            <text:p>0.44710 </text:p>
          </table:table-cell>
          <table:table-cell table:style-name="ce6" table:formula="of:=ASINH([.A566])" office:value-type="float" office:value="0.433400011379762" calcext:value-type="float">
            <text:p>0.4334000113797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149" calcext:value-type="float">
            <text:p>0.49315 </text:p>
          </table:table-cell>
          <table:table-cell table:style-name="ce6" table:formula="of:=ASINH([.A567])" office:value-type="float" office:value="0.475075723668461" calcext:value-type="float">
            <text:p>0.4750757236684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051" calcext:value-type="float">
            <text:p>0.85705 </text:p>
          </table:table-cell>
          <table:table-cell table:style-name="ce6" table:formula="of:=ASINH([.A568])" office:value-type="float" office:value="0.776600527672674" calcext:value-type="float">
            <text:p>0.7766005276726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11" calcext:value-type="float">
            <text:p>0.20011 </text:p>
          </table:table-cell>
          <table:table-cell table:style-name="ce6" table:formula="of:=ASINH([.A569])" office:value-type="float" office:value="0.198797973082515" calcext:value-type="float">
            <text:p>0.1987979730825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387" calcext:value-type="float">
            <text:p>0.54387 </text:p>
          </table:table-cell>
          <table:table-cell table:style-name="ce6" table:formula="of:=ASINH([.A570])" office:value-type="float" office:value="0.520102300746595" calcext:value-type="float">
            <text:p>0.5201023007465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904" calcext:value-type="float">
            <text:p>0.86190 </text:p>
          </table:table-cell>
          <table:table-cell table:style-name="ce6" table:formula="of:=ASINH([.A571])" office:value-type="float" office:value="0.780280951511946" calcext:value-type="float">
            <text:p>0.7802809515119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229" calcext:value-type="float">
            <text:p>0.95523 </text:p>
          </table:table-cell>
          <table:table-cell table:style-name="ce6" table:formula="of:=ASINH([.A572])" office:value-type="float" office:value="0.849358773630055" calcext:value-type="float">
            <text:p>0.849358773630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49" calcext:value-type="float">
            <text:p>0.74749 </text:p>
          </table:table-cell>
          <table:table-cell table:style-name="ce6" table:formula="of:=ASINH([.A573])" office:value-type="float" office:value="0.691137970834259" calcext:value-type="float">
            <text:p>0.6911379708342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804" calcext:value-type="float">
            <text:p>0.01080 </text:p>
          </table:table-cell>
          <table:table-cell table:style-name="ce6" table:formula="of:=ASINH([.A574])" office:value-type="float" office:value="0.0108037898256732" calcext:value-type="float">
            <text:p>0.01080378982567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53" calcext:value-type="float">
            <text:p>0.22953 </text:p>
          </table:table-cell>
          <table:table-cell table:style-name="ce6" table:formula="of:=ASINH([.A575])" office:value-type="float" office:value="0.227560907465217" calcext:value-type="float">
            <text:p>0.2275609074652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682" calcext:value-type="float">
            <text:p>0.25968 </text:p>
          </table:table-cell>
          <table:table-cell table:style-name="ce6" table:formula="of:=ASINH([.A576])" office:value-type="float" office:value="0.256848569042304" calcext:value-type="float">
            <text:p>0.2568485690423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128" calcext:value-type="float">
            <text:p>0.47313 </text:p>
          </table:table-cell>
          <table:table-cell table:style-name="ce6" table:formula="of:=ASINH([.A577])" office:value-type="float" office:value="0.457048566892393" calcext:value-type="float">
            <text:p>0.4570485668923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774" calcext:value-type="float">
            <text:p>0.33277 </text:p>
          </table:table-cell>
          <table:table-cell table:style-name="ce6" table:formula="of:=ASINH([.A578])" office:value-type="float" office:value="0.326919475543448" calcext:value-type="float">
            <text:p>0.3269194755434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967" calcext:value-type="float">
            <text:p>0.51897 </text:p>
          </table:table-cell>
          <table:table-cell table:style-name="ce6" table:formula="of:=ASINH([.A579])" office:value-type="float" office:value="0.498111755787568" calcext:value-type="float">
            <text:p>0.4981117557875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518" calcext:value-type="float">
            <text:p>0.36952 </text:p>
          </table:table-cell>
          <table:table-cell table:style-name="ce6" table:formula="of:=ASINH([.A580])" office:value-type="float" office:value="0.361587036387236" calcext:value-type="float">
            <text:p>0.3615870363872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806" calcext:value-type="float">
            <text:p>0.97681 </text:p>
          </table:table-cell>
          <table:table-cell table:style-name="ce6" table:formula="of:=ASINH([.A581])" office:value-type="float" office:value="0.864877488930264" calcext:value-type="float">
            <text:p>0.864877488930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593" calcext:value-type="float">
            <text:p>0.01959 </text:p>
          </table:table-cell>
          <table:table-cell table:style-name="ce6" table:formula="of:=ASINH([.A582])" office:value-type="float" office:value="0.0195917466379176" calcext:value-type="float">
            <text:p>0.019591746637917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461" calcext:value-type="float">
            <text:p>0.77346 </text:p>
          </table:table-cell>
          <table:table-cell table:style-name="ce6" table:formula="of:=ASINH([.A583])" office:value-type="float" office:value="0.711810399338596" calcext:value-type="float">
            <text:p>0.7118103993385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705" calcext:value-type="float">
            <text:p>0.93671 </text:p>
          </table:table-cell>
          <table:table-cell table:style-name="ce6" table:formula="of:=ASINH([.A584])" office:value-type="float" office:value="0.835901771803366" calcext:value-type="float">
            <text:p>0.8359017718033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SINH([.A585])" office:value-type="float" office:value="0.442798522414318" calcext:value-type="float">
            <text:p>0.4427985224143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025" calcext:value-type="float">
            <text:p>0.51003 </text:p>
          </table:table-cell>
          <table:table-cell table:style-name="ce6" table:formula="of:=ASINH([.A586])" office:value-type="float" office:value="0.490160432209974" calcext:value-type="float">
            <text:p>0.4901604322099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9826" calcext:value-type="float">
            <text:p>0.06983 </text:p>
          </table:table-cell>
          <table:table-cell table:style-name="ce6" table:formula="of:=ASINH([.A587])" office:value-type="float" office:value="0.0697693827080591" calcext:value-type="float">
            <text:p>0.0697693827080591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1302" calcext:value-type="float">
            <text:p>0.05130 </text:p>
          </table:table-cell>
          <table:table-cell table:style-name="ce6" table:formula="of:=ASINH([.A588])" office:value-type="float" office:value="0.0512795230292091" calcext:value-type="float">
            <text:p>0.0512795230292091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073" calcext:value-type="float">
            <text:p>0.18207 </text:p>
          </table:table-cell>
          <table:table-cell table:style-name="ce6" table:formula="of:=ASINH([.A589])" office:value-type="float" office:value="0.18108174638674" calcext:value-type="float">
            <text:p>0.181081746386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011" calcext:value-type="float">
            <text:p>0.89001 </text:p>
          </table:table-cell>
          <table:table-cell table:style-name="ce6" table:formula="of:=ASINH([.A590])" office:value-type="float" office:value="0.801423708198461" calcext:value-type="float">
            <text:p>0.8014237081984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8525" calcext:value-type="float">
            <text:p>0.98853 </text:p>
          </table:table-cell>
          <table:table-cell table:style-name="ce6" table:formula="of:=ASINH([.A591])" office:value-type="float" office:value="0.873236215200419" calcext:value-type="float">
            <text:p>0.8732362152004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335" calcext:value-type="float">
            <text:p>0.95734 </text:p>
          </table:table-cell>
          <table:table-cell table:style-name="ce6" table:formula="of:=ASINH([.A592])" office:value-type="float" office:value="0.850880839702177" calcext:value-type="float">
            <text:p>0.850880839702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99" calcext:value-type="float">
            <text:p>0.96460 </text:p>
          </table:table-cell>
          <table:table-cell table:style-name="ce6" table:formula="of:=ASINH([.A593])" office:value-type="float" office:value="0.856118468891422" calcext:value-type="float">
            <text:p>0.8561184688914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1988" calcext:value-type="float">
            <text:p>0.58199 </text:p>
          </table:table-cell>
          <table:table-cell table:style-name="ce6" table:formula="of:=ASINH([.A594])" office:value-type="float" office:value="0.553318501507992" calcext:value-type="float">
            <text:p>0.5533185015079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904" calcext:value-type="float">
            <text:p>0.17090 </text:p>
          </table:table-cell>
          <table:table-cell table:style-name="ce6" table:formula="of:=ASINH([.A595])" office:value-type="float" office:value="0.170082782955236" calcext:value-type="float">
            <text:p>0.1700827829552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013" calcext:value-type="float">
            <text:p>0.50401 </text:p>
          </table:table-cell>
          <table:table-cell table:style-name="ce6" table:formula="of:=ASINH([.A596])" office:value-type="float" office:value="0.484798277511449" calcext:value-type="float">
            <text:p>0.4847982775114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102" calcext:value-type="float">
            <text:p>0.43510 </text:p>
          </table:table-cell>
          <table:table-cell table:style-name="ce6" table:formula="of:=ASINH([.A597])" office:value-type="float" office:value="0.42242620149048" calcext:value-type="float">
            <text:p>0.422426201490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SINH([.A598])" office:value-type="float" office:value="0.62024630249575" calcext:value-type="float">
            <text:p>0.620246302495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SINH([.A599])" office:value-type="float" office:value="0.879062997875412" calcext:value-type="float">
            <text:p>0.879062997875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0608" calcext:value-type="float">
            <text:p>0.24061 </text:p>
          </table:table-cell>
          <table:table-cell table:style-name="ce6" table:formula="of:=ASINH([.A600])" office:value-type="float" office:value="0.238344919817658" calcext:value-type="float">
            <text:p>0.2383449198176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122" calcext:value-type="float">
            <text:p>0.38212 </text:p>
          </table:table-cell>
          <table:table-cell table:style-name="ce6" table:formula="of:=ASINH([.A601])" office:value-type="float" office:value="0.373385302575057" calcext:value-type="float">
            <text:p>0.373385302575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2818" calcext:value-type="float">
            <text:p>0.95282 </text:p>
          </table:table-cell>
          <table:table-cell table:style-name="ce6" table:formula="of:=ASINH([.A602])" office:value-type="float" office:value="0.847614308609688" calcext:value-type="float">
            <text:p>0.8476143086096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886" calcext:value-type="float">
            <text:p>0.91089 </text:p>
          </table:table-cell>
          <table:table-cell table:style-name="ce6" table:formula="of:=ASINH([.A603])" office:value-type="float" office:value="0.816936566889478" calcext:value-type="float">
            <text:p>0.816936566889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313" calcext:value-type="float">
            <text:p>0.55931 </text:p>
          </table:table-cell>
          <table:table-cell table:style-name="ce6" table:formula="of:=ASINH([.A604])" office:value-type="float" office:value="0.533624574554702" calcext:value-type="float">
            <text:p>0.5336245745547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874" calcext:value-type="float">
            <text:p>0.94787 </text:p>
          </table:table-cell>
          <table:table-cell table:style-name="ce6" table:formula="of:=ASINH([.A605])" office:value-type="float" office:value="0.844030529835601" calcext:value-type="float">
            <text:p>0.8440305298356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877" calcext:value-type="float">
            <text:p>0.57488 </text:p>
          </table:table-cell>
          <table:table-cell table:style-name="ce6" table:formula="of:=ASINH([.A606])" office:value-type="float" office:value="0.54716308384835" calcext:value-type="float">
            <text:p>0.547163083848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508" calcext:value-type="float">
            <text:p>0.43251 </text:p>
          </table:table-cell>
          <table:table-cell table:style-name="ce6" table:formula="of:=ASINH([.A607])" office:value-type="float" office:value="0.420046472176778" calcext:value-type="float">
            <text:p>0.4200464721767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34" calcext:value-type="float">
            <text:p>0.79363 </text:p>
          </table:table-cell>
          <table:table-cell table:style-name="ce6" table:formula="of:=ASINH([.A608])" office:value-type="float" office:value="0.727689523355698" calcext:value-type="float">
            <text:p>0.7276895233556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8495" calcext:value-type="float">
            <text:p>0.95850 </text:p>
          </table:table-cell>
          <table:table-cell table:style-name="ce6" table:formula="of:=ASINH([.A609])" office:value-type="float" office:value="0.851718521067309" calcext:value-type="float">
            <text:p>0.8517185210673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45" calcext:value-type="float">
            <text:p>0.06855 </text:p>
          </table:table-cell>
          <table:table-cell table:style-name="ce6" table:formula="of:=ASINH([.A610])" office:value-type="float" office:value="0.0684914376699117" calcext:value-type="float">
            <text:p>0.0684914376699117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965" calcext:value-type="float">
            <text:p>0.37697 </text:p>
          </table:table-cell>
          <table:table-cell table:style-name="ce6" table:formula="of:=ASINH([.A611])" office:value-type="float" office:value="0.368563896102488" calcext:value-type="float">
            <text:p>0.3685638961024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908" calcext:value-type="float">
            <text:p>0.67791 </text:p>
          </table:table-cell>
          <table:table-cell table:style-name="ce6" table:formula="of:=ASINH([.A612])" office:value-type="float" office:value="0.634474198197701" calcext:value-type="float">
            <text:p>0.6344741981977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32" calcext:value-type="float">
            <text:p>0.17023 </text:p>
          </table:table-cell>
          <table:table-cell table:style-name="ce6" table:formula="of:=ASINH([.A613])" office:value-type="float" office:value="0.169420350106154" calcext:value-type="float">
            <text:p>0.1694203501061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523" calcext:value-type="float">
            <text:p>0.78652 </text:p>
          </table:table-cell>
          <table:table-cell table:style-name="ce6" table:formula="of:=ASINH([.A614])" office:value-type="float" office:value="0.722109862552676" calcext:value-type="float">
            <text:p>0.7221098625526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1451" calcext:value-type="float">
            <text:p>0.32145 </text:p>
          </table:table-cell>
          <table:table-cell table:style-name="ce6" table:formula="of:=ASINH([.A615])" office:value-type="float" office:value="0.316157656103899" calcext:value-type="float">
            <text:p>0.3161576561038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SINH([.A616])" office:value-type="float" office:value="0.0745788461274142" calcext:value-type="float">
            <text:p>0.07457884612741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126" calcext:value-type="float">
            <text:p>0.71313 </text:p>
          </table:table-cell>
          <table:table-cell table:style-name="ce6" table:formula="of:=ASINH([.A617])" office:value-type="float" office:value="0.663386647441102" calcext:value-type="float">
            <text:p>0.6633866474411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7063" calcext:value-type="float">
            <text:p>0.68706 </text:p>
          </table:table-cell>
          <table:table-cell table:style-name="ce6" table:formula="of:=ASINH([.A618])" office:value-type="float" office:value="0.642035959216611" calcext:value-type="float">
            <text:p>0.6420359592166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SINH([.A619])" office:value-type="float" office:value="0.768655350713025" calcext:value-type="float">
            <text:p>0.768655350713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5347" calcext:value-type="float">
            <text:p>0.37535 </text:p>
          </table:table-cell>
          <table:table-cell table:style-name="ce6" table:formula="of:=ASINH([.A620])" office:value-type="float" office:value="0.367049491918145" calcext:value-type="float">
            <text:p>0.3670494919181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268" calcext:value-type="float">
            <text:p>0.51268 </text:p>
          </table:table-cell>
          <table:table-cell table:style-name="ce6" table:formula="of:=ASINH([.A621])" office:value-type="float" office:value="0.492524304800917" calcext:value-type="float">
            <text:p>0.4925243048009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3213" calcext:value-type="float">
            <text:p>0.19321 </text:p>
          </table:table-cell>
          <table:table-cell table:style-name="ce6" table:formula="of:=ASINH([.A622])" office:value-type="float" office:value="0.192030609738829" calcext:value-type="float">
            <text:p>0.192030609738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338" calcext:value-type="float">
            <text:p>0.58434 </text:p>
          </table:table-cell>
          <table:table-cell table:style-name="ce6" table:formula="of:=ASINH([.A623])" office:value-type="float" office:value="0.555348532321274" calcext:value-type="float">
            <text:p>0.5553485323212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1643" calcext:value-type="float">
            <text:p>0.48164 </text:p>
          </table:table-cell>
          <table:table-cell table:style-name="ce6" table:formula="of:=ASINH([.A624])" office:value-type="float" office:value="0.4647328476566" calcext:value-type="float">
            <text:p>0.4647328476566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923" calcext:value-type="float">
            <text:p>0.97192 </text:p>
          </table:table-cell>
          <table:table-cell table:style-name="ce6" table:formula="of:=ASINH([.A625])" office:value-type="float" office:value="0.861380148688854" calcext:value-type="float">
            <text:p>0.8613801486888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317" calcext:value-type="float">
            <text:p>0.27232 </text:p>
          </table:table-cell>
          <table:table-cell table:style-name="ce6" table:formula="of:=ASINH([.A626])" office:value-type="float" office:value="0.269058912461985" calcext:value-type="float">
            <text:p>0.2690589124619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3656" calcext:value-type="float">
            <text:p>0.60366 </text:p>
          </table:table-cell>
          <table:table-cell table:style-name="ce6" table:formula="of:=ASINH([.A627])" office:value-type="float" office:value="0.571957363541232" calcext:value-type="float">
            <text:p>0.5719573635412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729" calcext:value-type="float">
            <text:p>0.77273 </text:p>
          </table:table-cell>
          <table:table-cell table:style-name="ce6" table:formula="of:=ASINH([.A628])" office:value-type="float" office:value="0.711231281766915" calcext:value-type="float">
            <text:p>0.711231281766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393" calcext:value-type="float">
            <text:p>0.69393 </text:p>
          </table:table-cell>
          <table:table-cell table:style-name="ce6" table:formula="of:=ASINH([.A629])" office:value-type="float" office:value="0.647686738336492" calcext:value-type="float">
            <text:p>0.6476867383364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2834" calcext:value-type="float">
            <text:p>0.39283 </text:p>
          </table:table-cell>
          <table:table-cell table:style-name="ce6" table:formula="of:=ASINH([.A630])" office:value-type="float" office:value="0.383373664321563" calcext:value-type="float">
            <text:p>0.383373664321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5868" calcext:value-type="float">
            <text:p>0.16587 </text:p>
          </table:table-cell>
          <table:table-cell table:style-name="ce6" table:formula="of:=ASINH([.A631])" office:value-type="float" office:value="0.165116699381668" calcext:value-type="float">
            <text:p>0.1651166993816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5331" calcext:value-type="float">
            <text:p>0.96533 </text:p>
          </table:table-cell>
          <table:table-cell table:style-name="ce6" table:formula="of:=ASINH([.A632])" office:value-type="float" office:value="0.85664521609809" calcext:value-type="float">
            <text:p>0.856645216098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7055" calcext:value-type="float">
            <text:p>0.52706 </text:p>
          </table:table-cell>
          <table:table-cell table:style-name="ce6" table:formula="of:=ASINH([.A633])" office:value-type="float" office:value="0.505278706712613" calcext:value-type="float">
            <text:p>0.5052787067126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023" calcext:value-type="float">
            <text:p>0.51402 </text:p>
          </table:table-cell>
          <table:table-cell table:style-name="ce6" table:formula="of:=ASINH([.A634])" office:value-type="float" office:value="0.493719071928016" calcext:value-type="float">
            <text:p>0.493719071928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9833" calcext:value-type="float">
            <text:p>0.37983 </text:p>
          </table:table-cell>
          <table:table-cell table:style-name="ce6" table:formula="of:=ASINH([.A635])" office:value-type="float" office:value="0.371246278277672" calcext:value-type="float">
            <text:p>0.3712462782776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SINH([.A636])" office:value-type="float" office:value="0.269235478520907" calcext:value-type="float">
            <text:p>0.2692354785209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492" calcext:value-type="float">
            <text:p>0.71349 </text:p>
          </table:table-cell>
          <table:table-cell table:style-name="ce6" table:formula="of:=ASINH([.A637])" office:value-type="float" office:value="0.663684611476537" calcext:value-type="float">
            <text:p>0.6636846114765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5496" calcext:value-type="float">
            <text:p>0.76550 </text:p>
          </table:table-cell>
          <table:table-cell table:style-name="ce6" table:formula="of:=ASINH([.A638])" office:value-type="float" office:value="0.705497903868649" calcext:value-type="float">
            <text:p>0.7054979038686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8934" calcext:value-type="float">
            <text:p>0.78893 </text:p>
          </table:table-cell>
          <table:table-cell table:style-name="ce6" table:formula="of:=ASINH([.A639])" office:value-type="float" office:value="0.724003821376821" calcext:value-type="float">
            <text:p>0.7240038213768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632" calcext:value-type="float">
            <text:p>0.76763 </text:p>
          </table:table-cell>
          <table:table-cell table:style-name="ce6" table:formula="of:=ASINH([.A640])" office:value-type="float" office:value="0.707193131112947" calcext:value-type="float">
            <text:p>0.7071931311129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407" calcext:value-type="float">
            <text:p>0.42241 </text:p>
          </table:table-cell>
          <table:table-cell table:style-name="ce6" table:formula="of:=ASINH([.A641])" office:value-type="float" office:value="0.410758464218429" calcext:value-type="float">
            <text:p>0.4107584642184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76" calcext:value-type="float">
            <text:p>0.97208 </text:p>
          </table:table-cell>
          <table:table-cell table:style-name="ce6" table:formula="of:=ASINH([.A642])" office:value-type="float" office:value="0.861489861123591" calcext:value-type="float">
            <text:p>0.8614898611235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125" calcext:value-type="float">
            <text:p>0.42113 </text:p>
          </table:table-cell>
          <table:table-cell table:style-name="ce6" table:formula="of:=ASINH([.A643])" office:value-type="float" office:value="0.409577229295202" calcext:value-type="float">
            <text:p>0.409577229295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86" calcext:value-type="float">
            <text:p>0.35939 </text:p>
          </table:table-cell>
          <table:table-cell table:style-name="ce6" table:formula="of:=ASINH([.A644])" office:value-type="float" office:value="0.352067568880286" calcext:value-type="float">
            <text:p>0.3520675688802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9507" calcext:value-type="float">
            <text:p>0.44951 </text:p>
          </table:table-cell>
          <table:table-cell table:style-name="ce6" table:formula="of:=ASINH([.A645])" office:value-type="float" office:value="0.435600050085784" calcext:value-type="float">
            <text:p>0.4356000500857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807" calcext:value-type="float">
            <text:p>0.68081 </text:p>
          </table:table-cell>
          <table:table-cell table:style-name="ce6" table:formula="of:=ASINH([.A646])" office:value-type="float" office:value="0.636872174273927" calcext:value-type="float">
            <text:p>0.636872174273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3018" calcext:value-type="float">
            <text:p>0.33302 </text:p>
          </table:table-cell>
          <table:table-cell table:style-name="ce6" table:formula="of:=ASINH([.A647])" office:value-type="float" office:value="0.327150984623866" calcext:value-type="float">
            <text:p>0.3271509846238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29" calcext:value-type="float">
            <text:p>0.28483 </text:p>
          </table:table-cell>
          <table:table-cell table:style-name="ce6" table:formula="of:=ASINH([.A648])" office:value-type="float" office:value="0.281111916325866" calcext:value-type="float">
            <text:p>0.2811119163258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3506" calcext:value-type="float">
            <text:p>0.36351 </text:p>
          </table:table-cell>
          <table:table-cell table:style-name="ce6" table:formula="of:=ASINH([.A649])" office:value-type="float" office:value="0.355942234675409" calcext:value-type="float">
            <text:p>0.3559422346754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156" calcext:value-type="float">
            <text:p>0.84616 </text:p>
          </table:table-cell>
          <table:table-cell table:style-name="ce6" table:formula="of:=ASINH([.A650])" office:value-type="float" office:value="0.768305759644403" calcext:value-type="float">
            <text:p>0.7683057596444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9235" calcext:value-type="float">
            <text:p>0.17924 </text:p>
          </table:table-cell>
          <table:table-cell table:style-name="ce6" table:formula="of:=ASINH([.A651])" office:value-type="float" office:value="0.178288953945015" calcext:value-type="float">
            <text:p>0.1782889539450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895" calcext:value-type="float">
            <text:p>0.52590 </text:p>
          </table:table-cell>
          <table:table-cell table:style-name="ce6" table:formula="of:=ASINH([.A652])" office:value-type="float" office:value="0.50425226895137" calcext:value-type="float">
            <text:p>0.5042522689513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314" calcext:value-type="float">
            <text:p>0.88131 </text:p>
          </table:table-cell>
          <table:table-cell table:style-name="ce6" table:formula="of:=ASINH([.A653])" office:value-type="float" office:value="0.794913065787716" calcext:value-type="float">
            <text:p>0.7949130657877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9707" calcext:value-type="float">
            <text:p>0.82971 </text:p>
          </table:table-cell>
          <table:table-cell table:style-name="ce6" table:formula="of:=ASINH([.A654])" office:value-type="float" office:value="0.755697825756952" calcext:value-type="float">
            <text:p>0.7556978257569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588" calcext:value-type="float">
            <text:p>0.83859 </text:p>
          </table:table-cell>
          <table:table-cell table:style-name="ce6" table:formula="of:=ASINH([.A655])" office:value-type="float" office:value="0.762517670474347" calcext:value-type="float">
            <text:p>0.7625176704743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001" calcext:value-type="float">
            <text:p>0.05600 </text:p>
          </table:table-cell>
          <table:table-cell table:style-name="ce6" table:formula="of:=ASINH([.A656])" office:value-type="float" office:value="0.055971770330262" calcext:value-type="float">
            <text:p>0.055971770330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2861" calcext:value-type="float">
            <text:p>0.75286 </text:p>
          </table:table-cell>
          <table:table-cell table:style-name="ce6" table:formula="of:=ASINH([.A657])" office:value-type="float" office:value="0.695434409140646" calcext:value-type="float">
            <text:p>0.6954344091406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296" calcext:value-type="float">
            <text:p>0.87030 </text:p>
          </table:table-cell>
          <table:table-cell table:style-name="ce6" table:formula="of:=ASINH([.A658])" office:value-type="float" office:value="0.786624476086725" calcext:value-type="float">
            <text:p>0.7866244760867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7979" calcext:value-type="float">
            <text:p>0.62798 </text:p>
          </table:table-cell>
          <table:table-cell table:style-name="ce6" table:formula="of:=ASINH([.A659])" office:value-type="float" office:value="0.592668181185187" calcext:value-type="float">
            <text:p>0.5926681811851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313" calcext:value-type="float">
            <text:p>0.32331 </text:p>
          </table:table-cell>
          <table:table-cell table:style-name="ce6" table:formula="of:=ASINH([.A660])" office:value-type="float" office:value="0.317929840211915" calcext:value-type="float">
            <text:p>0.317929840211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071" calcext:value-type="float">
            <text:p>0.93707 </text:p>
          </table:table-cell>
          <table:table-cell table:style-name="ce6" table:formula="of:=ASINH([.A661])" office:value-type="float" office:value="0.836168863966512" calcext:value-type="float">
            <text:p>0.8361688639665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157" calcext:value-type="float">
            <text:p>0.68157 </text:p>
          </table:table-cell>
          <table:table-cell table:style-name="ce6" table:formula="of:=ASINH([.A662])" office:value-type="float" office:value="0.637502770493979" calcext:value-type="float">
            <text:p>0.6375027704939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624" calcext:value-type="float">
            <text:p>0.13562 </text:p>
          </table:table-cell>
          <table:table-cell table:style-name="ce6" table:formula="of:=ASINH([.A663])" office:value-type="float" office:value="0.135211629232431" calcext:value-type="float">
            <text:p>0.135211629232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6156" calcext:value-type="float">
            <text:p>0.87616 </text:p>
          </table:table-cell>
          <table:table-cell table:style-name="ce6" table:formula="of:=ASINH([.A664])" office:value-type="float" office:value="0.791038454905694" calcext:value-type="float">
            <text:p>0.791038454905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956" calcext:value-type="float">
            <text:p>0.34996 </text:p>
          </table:table-cell>
          <table:table-cell table:style-name="ce6" table:formula="of:=ASINH([.A665])" office:value-type="float" office:value="0.343180025033391" calcext:value-type="float">
            <text:p>0.3431800250333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286" calcext:value-type="float">
            <text:p>0.33229 </text:p>
          </table:table-cell>
          <table:table-cell table:style-name="ce6" table:formula="of:=ASINH([.A666])" office:value-type="float" office:value="0.326456406618348" calcext:value-type="float">
            <text:p>0.3264564066183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4596" calcext:value-type="float">
            <text:p>0.20460 </text:p>
          </table:table-cell>
          <table:table-cell table:style-name="ce6" table:formula="of:=ASINH([.A667])" office:value-type="float" office:value="0.203194854031274" calcext:value-type="float">
            <text:p>0.2031948540312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461" calcext:value-type="float">
            <text:p>0.53746 </text:p>
          </table:table-cell>
          <table:table-cell table:style-name="ce6" table:formula="of:=ASINH([.A668])" office:value-type="float" office:value="0.51446455882601" calcext:value-type="float">
            <text:p>0.514464558826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43" calcext:value-type="float">
            <text:p>0.96643 </text:p>
          </table:table-cell>
          <table:table-cell table:style-name="ce6" table:formula="of:=ASINH([.A669])" office:value-type="float" office:value="0.857435694812812" calcext:value-type="float">
            <text:p>0.8574356948128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6347" calcext:value-type="float">
            <text:p>0.06635 </text:p>
          </table:table-cell>
          <table:table-cell table:style-name="ce6" table:formula="of:=ASINH([.A670])" office:value-type="float" office:value="0.0662984204217848" calcext:value-type="float">
            <text:p>0.06629842042178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842" calcext:value-type="float">
            <text:p>0.09784 </text:p>
          </table:table-cell>
          <table:table-cell table:style-name="ce6" table:formula="of:=ASINH([.A671])" office:value-type="float" office:value="0.0976865608460059" calcext:value-type="float">
            <text:p>0.0976865608460059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455" calcext:value-type="float">
            <text:p>0.03446 </text:p>
          </table:table-cell>
          <table:table-cell table:style-name="ce6" table:formula="of:=ASINH([.A672])" office:value-type="float" office:value="0.0344481864474916" calcext:value-type="float">
            <text:p>0.034448186447491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6566" calcext:value-type="float">
            <text:p>0.55657 </text:p>
          </table:table-cell>
          <table:table-cell table:style-name="ce6" table:formula="of:=ASINH([.A673])" office:value-type="float" office:value="0.531225696448416" calcext:value-type="float">
            <text:p>0.5312256964484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39" calcext:value-type="float">
            <text:p>0.21839 </text:p>
          </table:table-cell>
          <table:table-cell table:style-name="ce6" table:formula="of:=ASINH([.A674])" office:value-type="float" office:value="0.216690244791337" calcext:value-type="float">
            <text:p>0.2166902447913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324" calcext:value-type="float">
            <text:p>0.37632 </text:p>
          </table:table-cell>
          <table:table-cell table:style-name="ce6" table:formula="of:=ASINH([.A675])" office:value-type="float" office:value="0.367964034048365" calcext:value-type="float">
            <text:p>0.3679640340483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9395" calcext:value-type="float">
            <text:p>0.48940 </text:p>
          </table:table-cell>
          <table:table-cell table:style-name="ce6" table:formula="of:=ASINH([.A676])" office:value-type="float" office:value="0.471706363968207" calcext:value-type="float">
            <text:p>0.4717063639682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252" calcext:value-type="float">
            <text:p>0.83825 </text:p>
          </table:table-cell>
          <table:table-cell table:style-name="ce6" table:formula="of:=ASINH([.A677])" office:value-type="float" office:value="0.76226019339629" calcext:value-type="float">
            <text:p>0.762260193396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36" calcext:value-type="float">
            <text:p>0.88144 </text:p>
          </table:table-cell>
          <table:table-cell table:style-name="ce6" table:formula="of:=ASINH([.A678])" office:value-type="float" office:value="0.795004590396809" calcext:value-type="float">
            <text:p>0.795004590396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1287" calcext:value-type="float">
            <text:p>0.52129 </text:p>
          </table:table-cell>
          <table:table-cell table:style-name="ce6" table:formula="of:=ASINH([.A679])" office:value-type="float" office:value="0.500169991630344" calcext:value-type="float">
            <text:p>0.5001699916303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847" calcext:value-type="float">
            <text:p>0.67785 </text:p>
          </table:table-cell>
          <table:table-cell table:style-name="ce6" table:formula="of:=ASINH([.A680])" office:value-type="float" office:value="0.634423705901478" calcext:value-type="float">
            <text:p>0.634423705901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6762" calcext:value-type="float">
            <text:p>0.32676 </text:p>
          </table:table-cell>
          <table:table-cell table:style-name="ce6" table:formula="of:=ASINH([.A681])" office:value-type="float" office:value="0.321209919507268" calcext:value-type="float">
            <text:p>0.3212099195072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62" calcext:value-type="float">
            <text:p>0.48262 </text:p>
          </table:table-cell>
          <table:table-cell table:style-name="ce6" table:formula="of:=ASINH([.A682])" office:value-type="float" office:value="0.465612902555969" calcext:value-type="float">
            <text:p>0.4656129025559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69" calcext:value-type="float">
            <text:p>0.83169 </text:p>
          </table:table-cell>
          <table:table-cell table:style-name="ce6" table:formula="of:=ASINH([.A683])" office:value-type="float" office:value="0.757223183329431" calcext:value-type="float">
            <text:p>0.757223183329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1226" calcext:value-type="float">
            <text:p>0.46123 </text:p>
          </table:table-cell>
          <table:table-cell table:style-name="ce6" table:formula="of:=ASINH([.A684])" office:value-type="float" office:value="0.446265309112383" calcext:value-type="float">
            <text:p>0.446265309112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3198" calcext:value-type="float">
            <text:p>0.66320 </text:p>
          </table:table-cell>
          <table:table-cell table:style-name="ce6" table:formula="of:=ASINH([.A685])" office:value-type="float" office:value="0.622256702228564" calcext:value-type="float">
            <text:p>0.6222567022285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673" calcext:value-type="float">
            <text:p>0.92367 </text:p>
          </table:table-cell>
          <table:table-cell table:style-name="ce6" table:formula="of:=ASINH([.A686])" office:value-type="float" office:value="0.826359692782109" calcext:value-type="float">
            <text:p>0.8263596927821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498" calcext:value-type="float">
            <text:p>0.62850 </text:p>
          </table:table-cell>
          <table:table-cell table:style-name="ce6" table:formula="of:=ASINH([.A687])" office:value-type="float" office:value="0.593107651463005" calcext:value-type="float">
            <text:p>0.5931076514630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8868" calcext:value-type="float">
            <text:p>0.29887 </text:p>
          </table:table-cell>
          <table:table-cell table:style-name="ce6" table:formula="of:=ASINH([.A688])" office:value-type="float" office:value="0.294588619462779" calcext:value-type="float">
            <text:p>0.2945886194627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231" calcext:value-type="float">
            <text:p>0.70223 </text:p>
          </table:table-cell>
          <table:table-cell table:style-name="ce6" table:formula="of:=ASINH([.A689])" office:value-type="float" office:value="0.654493314655898" calcext:value-type="float">
            <text:p>0.6544933146558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542" calcext:value-type="float">
            <text:p>0.44154 </text:p>
          </table:table-cell>
          <table:table-cell table:style-name="ce6" table:formula="of:=ASINH([.A690])" office:value-type="float" office:value="0.428324468519272" calcext:value-type="float">
            <text:p>0.4283244685192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854" calcext:value-type="float">
            <text:p>0.29685 </text:p>
          </table:table-cell>
          <table:table-cell table:style-name="ce6" table:formula="of:=ASINH([.A691])" office:value-type="float" office:value="0.292658424933702" calcext:value-type="float">
            <text:p>0.2926584249337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895" calcext:value-type="float">
            <text:p>0.24690 </text:p>
          </table:table-cell>
          <table:table-cell table:style-name="ce6" table:formula="of:=ASINH([.A692])" office:value-type="float" office:value="0.244453072469964" calcext:value-type="float">
            <text:p>0.244453072469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1362" calcext:value-type="float">
            <text:p>0.14136 </text:p>
          </table:table-cell>
          <table:table-cell table:style-name="ce6" table:formula="of:=ASINH([.A693])" office:value-type="float" office:value="0.140895372852739" calcext:value-type="float">
            <text:p>0.1408953728527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SINH([.A694])" office:value-type="float" office:value="0.768655350713025" calcext:value-type="float">
            <text:p>0.768655350713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7241" calcext:value-type="float">
            <text:p>0.19724 </text:p>
          </table:table-cell>
          <table:table-cell table:style-name="ce6" table:formula="of:=ASINH([.A695])" office:value-type="float" office:value="0.195983973470927" calcext:value-type="float">
            <text:p>0.195983973470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284" calcext:value-type="float">
            <text:p>0.34928 </text:p>
          </table:table-cell>
          <table:table-cell table:style-name="ce6" table:formula="of:=ASINH([.A696])" office:value-type="float" office:value="0.342545677100379" calcext:value-type="float">
            <text:p>0.3425456771003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228" calcext:value-type="float">
            <text:p>0.97223 </text:p>
          </table:table-cell>
          <table:table-cell table:style-name="ce6" table:formula="of:=ASINH([.A697])" office:value-type="float" office:value="0.861598848176343" calcext:value-type="float">
            <text:p>0.8615988481763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619" calcext:value-type="float">
            <text:p>0.29362 </text:p>
          </table:table-cell>
          <table:table-cell table:style-name="ce6" table:formula="of:=ASINH([.A698])" office:value-type="float" office:value="0.289555819825114" calcext:value-type="float">
            <text:p>0.2895558198251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33" calcext:value-type="float">
            <text:p>0.97723 </text:p>
          </table:table-cell>
          <table:table-cell table:style-name="ce6" table:formula="of:=ASINH([.A699])" office:value-type="float" office:value="0.865182912524254" calcext:value-type="float">
            <text:p>0.8651829125242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059" calcext:value-type="float">
            <text:p>0.82806 </text:p>
          </table:table-cell>
          <table:table-cell table:style-name="ce6" table:formula="of:=ASINH([.A700])" office:value-type="float" office:value="0.754429024444231" calcext:value-type="float">
            <text:p>0.7544290244442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5081" calcext:value-type="float">
            <text:p>0.53508 </text:p>
          </table:table-cell>
          <table:table-cell table:style-name="ce6" table:formula="of:=ASINH([.A701])" office:value-type="float" office:value="0.512367122868453" calcext:value-type="float">
            <text:p>0.5123671228684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2347" calcext:value-type="float">
            <text:p>0.24235 </text:p>
          </table:table-cell>
          <table:table-cell table:style-name="ce6" table:formula="of:=ASINH([.A702])" office:value-type="float" office:value="0.240035332744489" calcext:value-type="float">
            <text:p>0.2400353327444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585" calcext:value-type="float">
            <text:p>0.31459 </text:p>
          </table:table-cell>
          <table:table-cell table:style-name="ce6" table:formula="of:=ASINH([.A703])" office:value-type="float" office:value="0.309614566528042" calcext:value-type="float">
            <text:p>0.3096145665280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271" calcext:value-type="float">
            <text:p>0.97827 </text:p>
          </table:table-cell>
          <table:table-cell table:style-name="ce6" table:formula="of:=ASINH([.A704])" office:value-type="float" office:value="0.865925099018112" calcext:value-type="float">
            <text:p>0.8659250990181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8876" calcext:value-type="float">
            <text:p>0.45888 </text:p>
          </table:table-cell>
          <table:table-cell table:style-name="ce6" table:formula="of:=ASINH([.A705])" office:value-type="float" office:value="0.444130398081372" calcext:value-type="float">
            <text:p>0.4441303980813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3817" calcext:value-type="float">
            <text:p>0.76382 </text:p>
          </table:table-cell>
          <table:table-cell table:style-name="ce6" table:formula="of:=ASINH([.A706])" office:value-type="float" office:value="0.704164145275557" calcext:value-type="float">
            <text:p>0.704164145275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3676" calcext:value-type="float">
            <text:p>0.62368 </text:p>
          </table:table-cell>
          <table:table-cell table:style-name="ce6" table:formula="of:=ASINH([.A707])" office:value-type="float" office:value="0.58902060201514" calcext:value-type="float">
            <text:p>0.589020602015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4596" calcext:value-type="float">
            <text:p>0.17460 </text:p>
          </table:table-cell>
          <table:table-cell table:style-name="ce6" table:formula="of:=ASINH([.A708])" office:value-type="float" office:value="0.173720894875245" calcext:value-type="float">
            <text:p>0.1737208948752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396" calcext:value-type="float">
            <text:p>0.26640 </text:p>
          </table:table-cell>
          <table:table-cell table:style-name="ce6" table:formula="of:=ASINH([.A709])" office:value-type="float" office:value="0.26334168825302" calcext:value-type="float">
            <text:p>0.2633416882530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598" calcext:value-type="float">
            <text:p>0.84860 </text:p>
          </table:table-cell>
          <table:table-cell table:style-name="ce6" table:formula="of:=ASINH([.A710])" office:value-type="float" office:value="0.770168824856972" calcext:value-type="float">
            <text:p>0.770168824856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5638" calcext:value-type="float">
            <text:p>0.75564 </text:p>
          </table:table-cell>
          <table:table-cell table:style-name="ce6" table:formula="of:=ASINH([.A711])" office:value-type="float" office:value="0.697651478708037" calcext:value-type="float">
            <text:p>0.6976514787080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535" calcext:value-type="float">
            <text:p>0.89554 </text:p>
          </table:table-cell>
          <table:table-cell table:style-name="ce6" table:formula="of:=ASINH([.A712])" office:value-type="float" office:value="0.805544441058303" calcext:value-type="float">
            <text:p>0.8055444410583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396" calcext:value-type="float">
            <text:p>0.92740 </text:p>
          </table:table-cell>
          <table:table-cell table:style-name="ce6" table:formula="of:=ASINH([.A713])" office:value-type="float" office:value="0.829092017208775" calcext:value-type="float">
            <text:p>0.8290920172087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104" calcext:value-type="float">
            <text:p>0.87310 </text:p>
          </table:table-cell>
          <table:table-cell table:style-name="ce6" table:formula="of:=ASINH([.A714])" office:value-type="float" office:value="0.788741169495488" calcext:value-type="float">
            <text:p>0.7887411694954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036" calcext:value-type="float">
            <text:p>0.22404 </text:p>
          </table:table-cell>
          <table:table-cell table:style-name="ce6" table:formula="of:=ASINH([.A715])" office:value-type="float" office:value="0.222202966546827" calcext:value-type="float">
            <text:p>0.2222029665468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12" calcext:value-type="float">
            <text:p>0.17081 </text:p>
          </table:table-cell>
          <table:table-cell table:style-name="ce6" table:formula="of:=ASINH([.A716])" office:value-type="float" office:value="0.169992097104799" calcext:value-type="float">
            <text:p>0.169992097104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9775" calcext:value-type="float">
            <text:p>0.13978 </text:p>
          </table:table-cell>
          <table:table-cell table:style-name="ce6" table:formula="of:=ASINH([.A717])" office:value-type="float" office:value="0.139323823572542" calcext:value-type="float">
            <text:p>0.1393238235725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0703" calcext:value-type="float">
            <text:p>0.88070 </text:p>
          </table:table-cell>
          <table:table-cell table:style-name="ce6" table:formula="of:=ASINH([.A718])" office:value-type="float" office:value="0.794454609202276" calcext:value-type="float">
            <text:p>0.7944546092022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487" calcext:value-type="float">
            <text:p>0.98749 </text:p>
          </table:table-cell>
          <table:table-cell table:style-name="ce6" table:formula="of:=ASINH([.A719])" office:value-type="float" office:value="0.872497823576692" calcext:value-type="float">
            <text:p>0.8724978235766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874" calcext:value-type="float">
            <text:p>0.35987 </text:p>
          </table:table-cell>
          <table:table-cell table:style-name="ce6" table:formula="of:=ASINH([.A720])" office:value-type="float" office:value="0.352526776058715" calcext:value-type="float">
            <text:p>0.3525267760587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021" calcext:value-type="float">
            <text:p>0.62102 </text:p>
          </table:table-cell>
          <table:table-cell table:style-name="ce6" table:formula="of:=ASINH([.A721])" office:value-type="float" office:value="0.586766484498816" calcext:value-type="float">
            <text:p>0.5867664844988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3033" calcext:value-type="float">
            <text:p>0.83303 </text:p>
          </table:table-cell>
          <table:table-cell table:style-name="ce6" table:formula="of:=ASINH([.A722])" office:value-type="float" office:value="0.758255397696213" calcext:value-type="float">
            <text:p>0.7582553976962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9498" calcext:value-type="float">
            <text:p>0.31950 </text:p>
          </table:table-cell>
          <table:table-cell table:style-name="ce6" table:formula="of:=ASINH([.A723])" office:value-type="float" office:value="0.314297828274817" calcext:value-type="float">
            <text:p>0.3142978282748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761" calcext:value-type="float">
            <text:p>0.66576 </text:p>
          </table:table-cell>
          <table:table-cell table:style-name="ce6" table:formula="of:=ASINH([.A724])" office:value-type="float" office:value="0.624391399545278" calcext:value-type="float">
            <text:p>0.6243913995452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886" calcext:value-type="float">
            <text:p>0.18989 </text:p>
          </table:table-cell>
          <table:table-cell table:style-name="ce6" table:formula="of:=ASINH([.A725])" office:value-type="float" office:value="0.188763017018363" calcext:value-type="float">
            <text:p>0.1887630170183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754" calcext:value-type="float">
            <text:p>0.48875 </text:p>
          </table:table-cell>
          <table:table-cell table:style-name="ce6" table:formula="of:=ASINH([.A726])" office:value-type="float" office:value="0.47113054177493" calcext:value-type="float">
            <text:p>0.471130541774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42" calcext:value-type="float">
            <text:p>0.79824 </text:p>
          </table:table-cell>
          <table:table-cell table:style-name="ce6" table:formula="of:=ASINH([.A727])" office:value-type="float" office:value="0.731294899989227" calcext:value-type="float">
            <text:p>0.7312948999892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245" calcext:value-type="float">
            <text:p>0.29225 </text:p>
          </table:table-cell>
          <table:table-cell table:style-name="ce6" table:formula="of:=ASINH([.A728])" office:value-type="float" office:value="0.28823722927539" calcext:value-type="float">
            <text:p>0.288237229275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1354" calcext:value-type="float">
            <text:p>0.92135 </text:p>
          </table:table-cell>
          <table:table-cell table:style-name="ce6" table:formula="of:=ASINH([.A729])" office:value-type="float" office:value="0.824655204954889" calcext:value-type="float">
            <text:p>0.824655204954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188" calcext:value-type="float">
            <text:p>0.06519 </text:p>
          </table:table-cell>
          <table:table-cell table:style-name="ce6" table:formula="of:=ASINH([.A730])" office:value-type="float" office:value="0.0651419189317709" calcext:value-type="float">
            <text:p>0.0651419189317709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5982" calcext:value-type="float">
            <text:p>0.94598 </text:p>
          </table:table-cell>
          <table:table-cell table:style-name="ce6" table:formula="of:=ASINH([.A731])" office:value-type="float" office:value="0.842656725264902" calcext:value-type="float">
            <text:p>0.8426567252649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373" calcext:value-type="float">
            <text:p>0.64937 </text:p>
          </table:table-cell>
          <table:table-cell table:style-name="ce6" table:formula="of:=ASINH([.A732])" office:value-type="float" office:value="0.610698534310177" calcext:value-type="float">
            <text:p>0.610698534310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4088" calcext:value-type="float">
            <text:p>0.15409 </text:p>
          </table:table-cell>
          <table:table-cell table:style-name="ce6" table:formula="of:=ASINH([.A733])" office:value-type="float" office:value="0.153484669485864" calcext:value-type="float">
            <text:p>0.153484669485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9579" calcext:value-type="float">
            <text:p>0.33958 </text:p>
          </table:table-cell>
          <table:table-cell table:style-name="ce6" table:formula="of:=ASINH([.A734])" office:value-type="float" office:value="0.333369734756433" calcext:value-type="float">
            <text:p>0.3333697347564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0737" calcext:value-type="float">
            <text:p>0.55074 </text:p>
          </table:table-cell>
          <table:table-cell table:style-name="ce6" table:formula="of:=ASINH([.A735])" office:value-type="float" office:value="0.526126118604654" calcext:value-type="float">
            <text:p>0.5261261186046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206" calcext:value-type="float">
            <text:p>0.51421 </text:p>
          </table:table-cell>
          <table:table-cell table:style-name="ce6" table:formula="of:=ASINH([.A736])" office:value-type="float" office:value="0.493881822927488" calcext:value-type="float">
            <text:p>0.4938818229274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3473" calcext:value-type="float">
            <text:p>0.63347 </text:p>
          </table:table-cell>
          <table:table-cell table:style-name="ce6" table:formula="of:=ASINH([.A737])" office:value-type="float" office:value="0.597315085233794" calcext:value-type="float">
            <text:p>0.597315085233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897" calcext:value-type="float">
            <text:p>0.34590 </text:p>
          </table:table-cell>
          <table:table-cell table:style-name="ce6" table:formula="of:=ASINH([.A738])" office:value-type="float" office:value="0.339346433580591" calcext:value-type="float">
            <text:p>0.3393464335805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507" calcext:value-type="float">
            <text:p>0.20051 </text:p>
          </table:table-cell>
          <table:table-cell table:style-name="ce6" table:formula="of:=ASINH([.A739])" office:value-type="float" office:value="0.199187240497427" calcext:value-type="float">
            <text:p>0.1991872404974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3026" calcext:value-type="float">
            <text:p>0.55303 </text:p>
          </table:table-cell>
          <table:table-cell table:style-name="ce6" table:formula="of:=ASINH([.A740])" office:value-type="float" office:value="0.528130182418422" calcext:value-type="float">
            <text:p>0.5281301824184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147" calcext:value-type="float">
            <text:p>0.57015 </text:p>
          </table:table-cell>
          <table:table-cell table:style-name="ce6" table:formula="of:=ASINH([.A741])" office:value-type="float" office:value="0.543058211677994" calcext:value-type="float">
            <text:p>0.5430582116779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74" calcext:value-type="float">
            <text:p>0.32374 </text:p>
          </table:table-cell>
          <table:table-cell table:style-name="ce6" table:formula="of:=ASINH([.A742])" office:value-type="float" office:value="0.318336107365793" calcext:value-type="float">
            <text:p>0.3183361073657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647" calcext:value-type="float">
            <text:p>0.06165 </text:p>
          </table:table-cell>
          <table:table-cell table:style-name="ce6" table:formula="of:=ASINH([.A743])" office:value-type="float" office:value="0.0616080199025451" calcext:value-type="float">
            <text:p>0.0616080199025451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0935" calcext:value-type="float">
            <text:p>0.11094 </text:p>
          </table:table-cell>
          <table:table-cell table:style-name="ce6" table:formula="of:=ASINH([.A744])" office:value-type="float" office:value="0.110708712641679" calcext:value-type="float">
            <text:p>0.1107087126416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6054" calcext:value-type="float">
            <text:p>0.89605 </text:p>
          </table:table-cell>
          <table:table-cell table:style-name="ce6" table:formula="of:=ASINH([.A745])" office:value-type="float" office:value="0.805931018059114" calcext:value-type="float">
            <text:p>0.8059310180591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411" calcext:value-type="float">
            <text:p>0.07541 </text:p>
          </table:table-cell>
          <table:table-cell table:style-name="ce6" table:formula="of:=ASINH([.A746])" office:value-type="float" office:value="0.0753397075084974" calcext:value-type="float">
            <text:p>0.075339707508497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783" calcext:value-type="float">
            <text:p>0.43278 </text:p>
          </table:table-cell>
          <table:table-cell table:style-name="ce6" table:formula="of:=ASINH([.A747])" office:value-type="float" office:value="0.420298863266108" calcext:value-type="float">
            <text:p>0.4202988632661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466" calcext:value-type="float">
            <text:p>0.67547 </text:p>
          </table:table-cell>
          <table:table-cell table:style-name="ce6" table:formula="of:=ASINH([.A748])" office:value-type="float" office:value="0.632451733272533" calcext:value-type="float">
            <text:p>0.6324517332725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886" calcext:value-type="float">
            <text:p>0.49889 </text:p>
          </table:table-cell>
          <table:table-cell table:style-name="ce6" table:formula="of:=ASINH([.A749])" office:value-type="float" office:value="0.480215211238774" calcext:value-type="float">
            <text:p>0.4802152112387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24" calcext:value-type="float">
            <text:p>0.38752 </text:p>
          </table:table-cell>
          <table:table-cell table:style-name="ce6" table:formula="of:=ASINH([.A750])" office:value-type="float" office:value="0.378426881482268" calcext:value-type="float">
            <text:p>0.3784268814822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228" calcext:value-type="float">
            <text:p>0.10523 </text:p>
          </table:table-cell>
          <table:table-cell table:style-name="ce6" table:formula="of:=ASINH([.A751])" office:value-type="float" office:value="0.105034764237715" calcext:value-type="float">
            <text:p>0.1050347642377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9919" calcext:value-type="float">
            <text:p>0.91992 </text:p>
          </table:table-cell>
          <table:table-cell table:style-name="ce6" table:formula="of:=ASINH([.A752])" office:value-type="float" office:value="0.823599478817518" calcext:value-type="float">
            <text:p>0.8235994788175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514" calcext:value-type="float">
            <text:p>0.71651 </text:p>
          </table:table-cell>
          <table:table-cell table:style-name="ce6" table:formula="of:=ASINH([.A753])" office:value-type="float" office:value="0.666142879774413" calcext:value-type="float">
            <text:p>0.6661428797744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903" calcext:value-type="float">
            <text:p>0.67290 </text:p>
          </table:table-cell>
          <table:table-cell table:style-name="ce6" table:formula="of:=ASINH([.A754])" office:value-type="float" office:value="0.630326590830752" calcext:value-type="float">
            <text:p>0.6303265908307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403" calcext:value-type="float">
            <text:p>0.06140 </text:p>
          </table:table-cell>
          <table:table-cell table:style-name="ce6" table:formula="of:=ASINH([.A755])" office:value-type="float" office:value="0.0613644804059133" calcext:value-type="float">
            <text:p>0.0613644804059133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3482" calcext:value-type="float">
            <text:p>0.73348 </text:p>
          </table:table-cell>
          <table:table-cell table:style-name="ce6" table:formula="of:=ASINH([.A756])" office:value-type="float" office:value="0.679880366460343" calcext:value-type="float">
            <text:p>0.6798803664603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975" calcext:value-type="float">
            <text:p>0.87198 </text:p>
          </table:table-cell>
          <table:table-cell table:style-name="ce6" table:formula="of:=ASINH([.A757])" office:value-type="float" office:value="0.78789047392003" calcext:value-type="float">
            <text:p>0.787890473920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097" calcext:value-type="float">
            <text:p>0.49010 </text:p>
          </table:table-cell>
          <table:table-cell table:style-name="ce6" table:formula="of:=ASINH([.A758])" office:value-type="float" office:value="0.472336816416327" calcext:value-type="float">
            <text:p>0.472336816416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2314" calcext:value-type="float">
            <text:p>0.54231 </text:p>
          </table:table-cell>
          <table:table-cell table:style-name="ce6" table:formula="of:=ASINH([.A759])" office:value-type="float" office:value="0.518734939512889" calcext:value-type="float">
            <text:p>0.518734939512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3742" calcext:value-type="float">
            <text:p>0.14374 </text:p>
          </table:table-cell>
          <table:table-cell table:style-name="ce6" table:formula="of:=ASINH([.A760])" office:value-type="float" office:value="0.143251552685864" calcext:value-type="float">
            <text:p>0.143251552685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123" calcext:value-type="float">
            <text:p>0.13123 </text:p>
          </table:table-cell>
          <table:table-cell table:style-name="ce6" table:formula="of:=ASINH([.A761])" office:value-type="float" office:value="0.130856230561138" calcext:value-type="float">
            <text:p>0.1308562305611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553" calcext:value-type="float">
            <text:p>0.09555 </text:p>
          </table:table-cell>
          <table:table-cell table:style-name="ce6" table:formula="of:=ASINH([.A762])" office:value-type="float" office:value="0.095408188397563" calcext:value-type="float">
            <text:p>0.095408188397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5351" calcext:value-type="float">
            <text:p>0.01535 </text:p>
          </table:table-cell>
          <table:table-cell table:style-name="ce6" table:formula="of:=ASINH([.A763])" office:value-type="float" office:value="0.0153503971452122" calcext:value-type="float">
            <text:p>0.0153503971452122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797" calcext:value-type="float">
            <text:p>0.53780 </text:p>
          </table:table-cell>
          <table:table-cell table:style-name="ce6" table:formula="of:=ASINH([.A764])" office:value-type="float" office:value="0.514760499901241" calcext:value-type="float">
            <text:p>0.5147604999012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4278" calcext:value-type="float">
            <text:p>0.46428 </text:p>
          </table:table-cell>
          <table:table-cell table:style-name="ce6" table:formula="of:=ASINH([.A765])" office:value-type="float" office:value="0.449035120428089" calcext:value-type="float">
            <text:p>0.4490351204280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507" calcext:value-type="float">
            <text:p>0.68551 </text:p>
          </table:table-cell>
          <table:table-cell table:style-name="ce6" table:formula="of:=ASINH([.A766])" office:value-type="float" office:value="0.640753022722279" calcext:value-type="float">
            <text:p>0.6407530227222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099" calcext:value-type="float">
            <text:p>0.07410 </text:p>
          </table:table-cell>
          <table:table-cell table:style-name="ce6" table:formula="of:=ASINH([.A767])" office:value-type="float" office:value="0.0740313582380685" calcext:value-type="float">
            <text:p>0.07403135823806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8839" calcext:value-type="float">
            <text:p>0.08884 </text:p>
          </table:table-cell>
          <table:table-cell table:style-name="ce6" table:formula="of:=ASINH([.A768])" office:value-type="float" office:value="0.0887225547451218" calcext:value-type="float">
            <text:p>0.0887225547451218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753" calcext:value-type="float">
            <text:p>0.99075 </text:p>
          </table:table-cell>
          <table:table-cell table:style-name="ce6" table:formula="of:=ASINH([.A769])" office:value-type="float" office:value="0.874819831753462" calcext:value-type="float">
            <text:p>0.8748198317534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3413" calcext:value-type="float">
            <text:p>0.48341 </text:p>
          </table:table-cell>
          <table:table-cell table:style-name="ce6" table:formula="of:=ASINH([.A770])" office:value-type="float" office:value="0.466326967886997" calcext:value-type="float">
            <text:p>0.466326967886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047" calcext:value-type="float">
            <text:p>0.80047 </text:p>
          </table:table-cell>
          <table:table-cell table:style-name="ce6" table:formula="of:=ASINH([.A771])" office:value-type="float" office:value="0.733035222315569" calcext:value-type="float">
            <text:p>0.7330352223155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786" calcext:value-type="float">
            <text:p>0.79379 </text:p>
          </table:table-cell>
          <table:table-cell table:style-name="ce6" table:formula="of:=ASINH([.A772])" office:value-type="float" office:value="0.72780857983652" calcext:value-type="float">
            <text:p>0.727808579836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1897" calcext:value-type="float">
            <text:p>0.49190 </text:p>
          </table:table-cell>
          <table:table-cell table:style-name="ce6" table:formula="of:=ASINH([.A773])" office:value-type="float" office:value="0.473952561850551" calcext:value-type="float">
            <text:p>0.4739525618505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96" calcext:value-type="float">
            <text:p>0.32960 </text:p>
          </table:table-cell>
          <table:table-cell table:style-name="ce6" table:formula="of:=ASINH([.A774])" office:value-type="float" office:value="0.323906421076101" calcext:value-type="float">
            <text:p>0.3239064210761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296" calcext:value-type="float">
            <text:p>0.62130 </text:p>
          </table:table-cell>
          <table:table-cell table:style-name="ce6" table:formula="of:=ASINH([.A775])" office:value-type="float" office:value="0.5870000864572" calcext:value-type="float">
            <text:p>0.5870000864572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8474" calcext:value-type="float">
            <text:p>0.02847 </text:p>
          </table:table-cell>
          <table:table-cell table:style-name="ce6" table:formula="of:=ASINH([.A776])" office:value-type="float" office:value="0.0284701537652378" calcext:value-type="float">
            <text:p>0.0284701537652378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701" calcext:value-type="float">
            <text:p>0.36970 </text:p>
          </table:table-cell>
          <table:table-cell table:style-name="ce6" table:formula="of:=ASINH([.A777])" office:value-type="float" office:value="0.361758686908703" calcext:value-type="float">
            <text:p>0.3617586869087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77" calcext:value-type="float">
            <text:p>0.92877 </text:p>
          </table:table-cell>
          <table:table-cell table:style-name="ce6" table:formula="of:=ASINH([.A778])" office:value-type="float" office:value="0.830099120723374" calcext:value-type="float">
            <text:p>0.830099120723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0558" calcext:value-type="float">
            <text:p>0.19056 </text:p>
          </table:table-cell>
          <table:table-cell table:style-name="ce6" table:formula="of:=ASINH([.A779])" office:value-type="float" office:value="0.189423179348577" calcext:value-type="float">
            <text:p>0.1894231793485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71" calcext:value-type="float">
            <text:p>0.02710 </text:p>
          </table:table-cell>
          <table:table-cell table:style-name="ce6" table:formula="of:=ASINH([.A780])" office:value-type="float" office:value="0.0270966840105996" calcext:value-type="float">
            <text:p>0.0270966840105996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468" calcext:value-type="float">
            <text:p>0.83447 </text:p>
          </table:table-cell>
          <table:table-cell table:style-name="ce6" table:formula="of:=ASINH([.A781])" office:value-type="float" office:value="0.759357569086067" calcext:value-type="float">
            <text:p>0.7593575690860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83" calcext:value-type="float">
            <text:p>0.41218 </text:p>
          </table:table-cell>
          <table:table-cell table:style-name="ce6" table:formula="of:=ASINH([.A782])" office:value-type="float" office:value="0.401323051363941" calcext:value-type="float">
            <text:p>0.4013230513639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738" calcext:value-type="float">
            <text:p>0.32774 </text:p>
          </table:table-cell>
          <table:table-cell table:style-name="ce6" table:formula="of:=ASINH([.A783])" office:value-type="float" office:value="0.322137513313383" calcext:value-type="float">
            <text:p>0.322137513313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107" calcext:value-type="float">
            <text:p>0.19111 </text:p>
          </table:table-cell>
          <table:table-cell table:style-name="ce6" table:formula="of:=ASINH([.A784])" office:value-type="float" office:value="0.189962447865864" calcext:value-type="float">
            <text:p>0.189962447865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2222" calcext:value-type="float">
            <text:p>0.60222 </text:p>
          </table:table-cell>
          <table:table-cell table:style-name="ce6" table:formula="of:=ASINH([.A785])" office:value-type="float" office:value="0.570729313875903" calcext:value-type="float">
            <text:p>0.570729313875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617" calcext:value-type="float">
            <text:p>0.37062 </text:p>
          </table:table-cell>
          <table:table-cell table:style-name="ce6" table:formula="of:=ASINH([.A786])" office:value-type="float" office:value="0.362617723879627" calcext:value-type="float">
            <text:p>0.362617723879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328" calcext:value-type="float">
            <text:p>0.54433 </text:p>
          </table:table-cell>
          <table:table-cell table:style-name="ce6" table:formula="of:=ASINH([.A787])" office:value-type="float" office:value="0.520504605950933" calcext:value-type="float">
            <text:p>0.5205046059509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4877" calcext:value-type="float">
            <text:p>0.63488 </text:p>
          </table:table-cell>
          <table:table-cell table:style-name="ce6" table:formula="of:=ASINH([.A788])" office:value-type="float" office:value="0.598500759900005" calcext:value-type="float">
            <text:p>0.5985007599000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084" calcext:value-type="float">
            <text:p>0.88308 </text:p>
          </table:table-cell>
          <table:table-cell table:style-name="ce6" table:formula="of:=ASINH([.A789])" office:value-type="float" office:value="0.79624038018635" calcext:value-type="float">
            <text:p>0.796240380186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947" calcext:value-type="float">
            <text:p>0.01395 </text:p>
          </table:table-cell>
          <table:table-cell table:style-name="ce6" table:formula="of:=ASINH([.A790])" office:value-type="float" office:value="0.0139465478806029" calcext:value-type="float">
            <text:p>0.0139465478806029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52" calcext:value-type="float">
            <text:p>0.18952 </text:p>
          </table:table-cell>
          <table:table-cell table:style-name="ce6" table:formula="of:=ASINH([.A791])" office:value-type="float" office:value="0.18840343010106" calcext:value-type="float">
            <text:p>0.1884034301010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745" calcext:value-type="float">
            <text:p>0.87375 </text:p>
          </table:table-cell>
          <table:table-cell table:style-name="ce6" table:formula="of:=ASINH([.A792])" office:value-type="float" office:value="0.789223947908972" calcext:value-type="float">
            <text:p>0.789223947908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984" calcext:value-type="float">
            <text:p>0.94198 </text:p>
          </table:table-cell>
          <table:table-cell table:style-name="ce6" table:formula="of:=ASINH([.A793])" office:value-type="float" office:value="0.839749456666871" calcext:value-type="float">
            <text:p>0.8397494566668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4429" calcext:value-type="float">
            <text:p>0.61443 </text:p>
          </table:table-cell>
          <table:table-cell table:style-name="ce6" table:formula="of:=ASINH([.A794])" office:value-type="float" office:value="0.581158220797968" calcext:value-type="float">
            <text:p>0.5811582207979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6269" calcext:value-type="float">
            <text:p>0.74627 </text:p>
          </table:table-cell>
          <table:table-cell table:style-name="ce6" table:formula="of:=ASINH([.A795])" office:value-type="float" office:value="0.69015970750324" calcext:value-type="float">
            <text:p>0.690159707503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007" calcext:value-type="float">
            <text:p>0.06101 </text:p>
          </table:table-cell>
          <table:table-cell table:style-name="ce6" table:formula="of:=ASINH([.A796])" office:value-type="float" office:value="0.060969220049356" calcext:value-type="float">
            <text:p>0.060969220049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2787" calcext:value-type="float">
            <text:p>0.01279 </text:p>
          </table:table-cell>
          <table:table-cell table:style-name="ce6" table:formula="of:=ASINH([.A797])" office:value-type="float" office:value="0.0127866515641821" calcext:value-type="float">
            <text:p>0.01278665156418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873" calcext:value-type="float">
            <text:p>0.88873 </text:p>
          </table:table-cell>
          <table:table-cell table:style-name="ce6" table:formula="of:=ASINH([.A798])" office:value-type="float" office:value="0.800466505793988" calcext:value-type="float">
            <text:p>0.8004665057939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786" calcext:value-type="float">
            <text:p>0.30879 </text:p>
          </table:table-cell>
          <table:table-cell table:style-name="ce6" table:formula="of:=ASINH([.A799])" office:value-type="float" office:value="0.304078260058436" calcext:value-type="float">
            <text:p>0.3040782600584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013" calcext:value-type="float">
            <text:p>0.68001 </text:p>
          </table:table-cell>
          <table:table-cell table:style-name="ce6" table:formula="of:=ASINH([.A800])" office:value-type="float" office:value="0.636215719807775" calcext:value-type="float">
            <text:p>0.6362157198077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7377" calcext:value-type="float">
            <text:p>0.84738 </text:p>
          </table:table-cell>
          <table:table-cell table:style-name="ce6" table:formula="of:=ASINH([.A801])" office:value-type="float" office:value="0.769237572745648" calcext:value-type="float">
            <text:p>0.7692375727456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455" calcext:value-type="float">
            <text:p>0.47646 </text:p>
          </table:table-cell>
          <table:table-cell table:style-name="ce6" table:formula="of:=ASINH([.A802])" office:value-type="float" office:value="0.460054013456283" calcext:value-type="float">
            <text:p>0.4600540134562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339" calcext:value-type="float">
            <text:p>0.77334 </text:p>
          </table:table-cell>
          <table:table-cell table:style-name="ce6" table:formula="of:=ASINH([.A803])" office:value-type="float" office:value="0.711713893988035" calcext:value-type="float">
            <text:p>0.7117138939880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293" calcext:value-type="float">
            <text:p>0.09729 </text:p>
          </table:table-cell>
          <table:table-cell table:style-name="ce6" table:formula="of:=ASINH([.A804])" office:value-type="float" office:value="0.0971401554231191" calcext:value-type="float">
            <text:p>0.0971401554231191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349" calcext:value-type="float">
            <text:p>0.68035 </text:p>
          </table:table-cell>
          <table:table-cell table:style-name="ce6" table:formula="of:=ASINH([.A805])" office:value-type="float" office:value="0.636493543727797" calcext:value-type="float">
            <text:p>0.6364935437277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11" calcext:value-type="float">
            <text:p>0.17011 </text:p>
          </table:table-cell>
          <table:table-cell table:style-name="ce6" table:formula="of:=ASINH([.A806])" office:value-type="float" office:value="0.169300079092662" calcext:value-type="float">
            <text:p>0.169300079092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668" calcext:value-type="float">
            <text:p>0.77267 </text:p>
          </table:table-cell>
          <table:table-cell table:style-name="ce6" table:formula="of:=ASINH([.A807])" office:value-type="float" office:value="0.711183012709879" calcext:value-type="float">
            <text:p>0.7111830127098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724" calcext:value-type="float">
            <text:p>0.88372 </text:p>
          </table:table-cell>
          <table:table-cell table:style-name="ce6" table:formula="of:=ASINH([.A808])" office:value-type="float" office:value="0.796720026225039" calcext:value-type="float">
            <text:p>0.7967200262250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1598" calcext:value-type="float">
            <text:p>0.89160 </text:p>
          </table:table-cell>
          <table:table-cell table:style-name="ce6" table:formula="of:=ASINH([.A809])" office:value-type="float" office:value="0.802608718949861" calcext:value-type="float">
            <text:p>0.8026087189498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377" calcext:value-type="float">
            <text:p>0.05338 </text:p>
          </table:table-cell>
          <table:table-cell table:style-name="ce6" table:formula="of:=ASINH([.A810])" office:value-type="float" office:value="0.0533516863359761" calcext:value-type="float">
            <text:p>0.05335168633597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319" calcext:value-type="float">
            <text:p>0.88632 </text:p>
          </table:table-cell>
          <table:table-cell table:style-name="ce6" table:formula="of:=ASINH([.A811])" office:value-type="float" office:value="0.79866328070583" calcext:value-type="float">
            <text:p>0.798663280705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61" calcext:value-type="float">
            <text:p>0.30906 </text:p>
          </table:table-cell>
          <table:table-cell table:style-name="ce6" table:formula="of:=ASINH([.A812])" office:value-type="float" office:value="0.304341008191252" calcext:value-type="float">
            <text:p>0.3043410081912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64" calcext:value-type="float">
            <text:p>0.14676 </text:p>
          </table:table-cell>
          <table:table-cell table:style-name="ce6" table:formula="of:=ASINH([.A813])" office:value-type="float" office:value="0.146242167657301" calcext:value-type="float">
            <text:p>0.1462421676573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3894" calcext:value-type="float">
            <text:p>0.20389 </text:p>
          </table:table-cell>
          <table:table-cell table:style-name="ce6" table:formula="of:=ASINH([.A814])" office:value-type="float" office:value="0.202507053616962" calcext:value-type="float">
            <text:p>0.202507053616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717" calcext:value-type="float">
            <text:p>0.15717 </text:p>
          </table:table-cell>
          <table:table-cell table:style-name="ce6" table:formula="of:=ASINH([.A815])" office:value-type="float" office:value="0.156530009371967" calcext:value-type="float">
            <text:p>0.1565300093719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99" calcext:value-type="float">
            <text:p>0.91699 </text:p>
          </table:table-cell>
          <table:table-cell table:style-name="ce6" table:formula="of:=ASINH([.A816])" office:value-type="float" office:value="0.8214422762844" calcext:value-type="float">
            <text:p>0.821442276284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7952" calcext:value-type="float">
            <text:p>0.29795 </text:p>
          </table:table-cell>
          <table:table-cell table:style-name="ce6" table:formula="of:=ASINH([.A817])" office:value-type="float" office:value="0.293710867423867" calcext:value-type="float">
            <text:p>0.293710867423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794" calcext:value-type="float">
            <text:p>0.11679 </text:p>
          </table:table-cell>
          <table:table-cell table:style-name="ce6" table:formula="of:=ASINH([.A818])" office:value-type="float" office:value="0.11653008878458" calcext:value-type="float">
            <text:p>0.116530088784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SINH([.A819])" office:value-type="float" office:value="0.432591952036008" calcext:value-type="float">
            <text:p>0.4325919520360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5986" calcext:value-type="float">
            <text:p>0.58599 </text:p>
          </table:table-cell>
          <table:table-cell table:style-name="ce6" table:formula="of:=ASINH([.A820])" office:value-type="float" office:value="0.556770906536431" calcext:value-type="float">
            <text:p>0.556770906536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5129" calcext:value-type="float">
            <text:p>0.82513 </text:p>
          </table:table-cell>
          <table:table-cell table:style-name="ce6" table:formula="of:=ASINH([.A821])" office:value-type="float" office:value="0.752170668759342" calcext:value-type="float">
            <text:p>0.7521706687593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959" calcext:value-type="float">
            <text:p>0.50496 </text:p>
          </table:table-cell>
          <table:table-cell table:style-name="ce6" table:formula="of:=ASINH([.A822])" office:value-type="float" office:value="0.485642884631982" calcext:value-type="float">
            <text:p>0.4856428846319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148" calcext:value-type="float">
            <text:p>0.65615 </text:p>
          </table:table-cell>
          <table:table-cell table:style-name="ce6" table:formula="of:=ASINH([.A823])" office:value-type="float" office:value="0.616371822132465" calcext:value-type="float">
            <text:p>0.6163718221324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428" calcext:value-type="float">
            <text:p>0.98343 </text:p>
          </table:table-cell>
          <table:table-cell table:style-name="ce6" table:formula="of:=ASINH([.A824])" office:value-type="float" office:value="0.869606731809346" calcext:value-type="float">
            <text:p>0.8696067318093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9887" calcext:value-type="float">
            <text:p>0.09989 </text:p>
          </table:table-cell>
          <table:table-cell table:style-name="ce6" table:formula="of:=ASINH([.A825])" office:value-type="float" office:value="0.0997216390679521" calcext:value-type="float">
            <text:p>0.09972163906795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771" calcext:value-type="float">
            <text:p>0.63277 </text:p>
          </table:table-cell>
          <table:table-cell table:style-name="ce6" table:formula="of:=ASINH([.A826])" office:value-type="float" office:value="0.59672196559158" calcext:value-type="float">
            <text:p>0.596721965591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632" calcext:value-type="float">
            <text:p>0.35563 </text:p>
          </table:table-cell>
          <table:table-cell table:style-name="ce6" table:formula="of:=ASINH([.A827])" office:value-type="float" office:value="0.348532681096365" calcext:value-type="float">
            <text:p>0.3485326810963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835" calcext:value-type="float">
            <text:p>0.81784 </text:p>
          </table:table-cell>
          <table:table-cell table:style-name="ce6" table:formula="of:=ASINH([.A828])" office:value-type="float" office:value="0.746534549602344" calcext:value-type="float">
            <text:p>0.7465345496023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998" calcext:value-type="float">
            <text:p>0.25300 </text:p>
          </table:table-cell>
          <table:table-cell table:style-name="ce6" table:formula="of:=ASINH([.A829])" office:value-type="float" office:value="0.25037391955104" calcext:value-type="float">
            <text:p>0.250373919551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9137" calcext:value-type="float">
            <text:p>0.83914 </text:p>
          </table:table-cell>
          <table:table-cell table:style-name="ce6" table:formula="of:=ASINH([.A830])" office:value-type="float" office:value="0.762938277982233" calcext:value-type="float">
            <text:p>0.7629382779822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108" calcext:value-type="float">
            <text:p>0.83511 </text:p>
          </table:table-cell>
          <table:table-cell table:style-name="ce6" table:formula="of:=ASINH([.A831])" office:value-type="float" office:value="0.759848879037265" calcext:value-type="float">
            <text:p>0.7598488790372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6686" calcext:value-type="float">
            <text:p>0.79669 </text:p>
          </table:table-cell>
          <table:table-cell table:style-name="ce6" table:formula="of:=ASINH([.A832])" office:value-type="float" office:value="0.730078364622291" calcext:value-type="float">
            <text:p>0.7300783646222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237" calcext:value-type="float">
            <text:p>0.92624 </text:p>
          </table:table-cell>
          <table:table-cell table:style-name="ce6" table:formula="of:=ASINH([.A833])" office:value-type="float" office:value="0.828241966073906" calcext:value-type="float">
            <text:p>0.8282419660739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6293" calcext:value-type="float">
            <text:p>0.40629 </text:p>
          </table:table-cell>
          <table:table-cell table:style-name="ce6" table:formula="of:=ASINH([.A834])" office:value-type="float" office:value="0.395871864671905" calcext:value-type="float">
            <text:p>0.395871864671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5248" calcext:value-type="float">
            <text:p>0.12525 </text:p>
          </table:table-cell>
          <table:table-cell table:style-name="ce6" table:formula="of:=ASINH([.A835])" office:value-type="float" office:value="0.124922828076864" calcext:value-type="float">
            <text:p>0.124922828076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334" calcext:value-type="float">
            <text:p>0.69533 </text:p>
          </table:table-cell>
          <table:table-cell table:style-name="ce6" table:formula="of:=ASINH([.A836])" office:value-type="float" office:value="0.64883984043344" calcext:value-type="float">
            <text:p>0.648839840433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451" calcext:value-type="float">
            <text:p>0.69045 </text:p>
          </table:table-cell>
          <table:table-cell table:style-name="ce6" table:formula="of:=ASINH([.A837])" office:value-type="float" office:value="0.6448261748478" calcext:value-type="float">
            <text:p>0.644826174847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494" calcext:value-type="float">
            <text:p>0.43049 </text:p>
          </table:table-cell>
          <table:table-cell table:style-name="ce6" table:formula="of:=ASINH([.A838])" office:value-type="float" office:value="0.41819728133299" calcext:value-type="float">
            <text:p>0.418197281332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132" calcext:value-type="float">
            <text:p>0.01013 </text:p>
          </table:table-cell>
          <table:table-cell table:style-name="ce6" table:formula="of:=ASINH([.A839])" office:value-type="float" office:value="0.0101318266538378" calcext:value-type="float">
            <text:p>0.0101318266538378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3495" calcext:value-type="float">
            <text:p>0.44350 </text:p>
          </table:table-cell>
          <table:table-cell table:style-name="ce6" table:formula="of:=ASINH([.A840])" office:value-type="float" office:value="0.430110416607962" calcext:value-type="float">
            <text:p>0.430110416607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176" calcext:value-type="float">
            <text:p>0.41118 </text:p>
          </table:table-cell>
          <table:table-cell table:style-name="ce6" table:formula="of:=ASINH([.A841])" office:value-type="float" office:value="0.400391872606278" calcext:value-type="float">
            <text:p>0.4003918726062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978" calcext:value-type="float">
            <text:p>0.85098 </text:p>
          </table:table-cell>
          <table:table-cell table:style-name="ce6" table:formula="of:=ASINH([.A842])" office:value-type="float" office:value="0.771982430214639" calcext:value-type="float">
            <text:p>0.7719824302146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172" calcext:value-type="float">
            <text:p>0.56517 </text:p>
          </table:table-cell>
          <table:table-cell table:style-name="ce6" table:formula="of:=ASINH([.A843])" office:value-type="float" office:value="0.53873169591311" calcext:value-type="float">
            <text:p>0.5387316959131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823" calcext:value-type="float">
            <text:p>0.63582 </text:p>
          </table:table-cell>
          <table:table-cell table:style-name="ce6" table:formula="of:=ASINH([.A844])" office:value-type="float" office:value="0.59929923004832" calcext:value-type="float">
            <text:p>0.599299230048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2296" calcext:value-type="float">
            <text:p>0.34230 </text:p>
          </table:table-cell>
          <table:table-cell table:style-name="ce6" table:formula="of:=ASINH([.A845])" office:value-type="float" office:value="0.335941380136641" calcext:value-type="float">
            <text:p>0.335941380136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252" calcext:value-type="float">
            <text:p>0.29325 </text:p>
          </table:table-cell>
          <table:table-cell table:style-name="ce6" table:formula="of:=ASINH([.A846])" office:value-type="float" office:value="0.289203667729266" calcext:value-type="float">
            <text:p>0.2892036677292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961" calcext:value-type="float">
            <text:p>0.25196 </text:p>
          </table:table-cell>
          <table:table-cell table:style-name="ce6" table:formula="of:=ASINH([.A847])" office:value-type="float" office:value="0.249368471139769" calcext:value-type="float">
            <text:p>0.249368471139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051" calcext:value-type="float">
            <text:p>0.37205 </text:p>
          </table:table-cell>
          <table:table-cell table:style-name="ce6" table:formula="of:=ASINH([.A848])" office:value-type="float" office:value="0.363962033146769" calcext:value-type="float">
            <text:p>0.363962033146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13" calcext:value-type="float">
            <text:p>0.22971 </text:p>
          </table:table-cell>
          <table:table-cell table:style-name="ce6" table:formula="of:=ASINH([.A849])" office:value-type="float" office:value="0.227739265799517" calcext:value-type="float">
            <text:p>0.2277392657995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419" calcext:value-type="float">
            <text:p>0.88342 </text:p>
          </table:table-cell>
          <table:table-cell table:style-name="ce6" table:formula="of:=ASINH([.A850])" office:value-type="float" office:value="0.796491463907202" calcext:value-type="float">
            <text:p>0.796491463907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26" calcext:value-type="float">
            <text:p>0.10126 </text:p>
          </table:table-cell>
          <table:table-cell table:style-name="ce6" table:formula="of:=ASINH([.A851])" office:value-type="float" office:value="0.10108774723625" calcext:value-type="float">
            <text:p>0.1010877472362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162" calcext:value-type="float">
            <text:p>0.83416 </text:p>
          </table:table-cell>
          <table:table-cell table:style-name="ce6" table:formula="of:=ASINH([.A852])" office:value-type="float" office:value="0.759122606850483" calcext:value-type="float">
            <text:p>0.7591226068504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SINH([.A853])" office:value-type="float" office:value="0.204629915272662" calcext:value-type="float">
            <text:p>0.2046299152726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8864" calcext:value-type="float">
            <text:p>0.68886 </text:p>
          </table:table-cell>
          <table:table-cell table:style-name="ce6" table:formula="of:=ASINH([.A854])" office:value-type="float" office:value="0.643519737580808" calcext:value-type="float">
            <text:p>0.6435197375808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4649" calcext:value-type="float">
            <text:p>0.01465 </text:p>
          </table:table-cell>
          <table:table-cell table:style-name="ce6" table:formula="of:=ASINH([.A855])" office:value-type="float" office:value="0.0146484761212875" calcext:value-type="float">
            <text:p>0.0146484761212875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5325" calcext:value-type="float">
            <text:p>0.50533 </text:p>
          </table:table-cell>
          <table:table-cell table:style-name="ce6" table:formula="of:=ASINH([.A856])" office:value-type="float" office:value="0.485969570297889" calcext:value-type="float">
            <text:p>0.485969570297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591" calcext:value-type="float">
            <text:p>0.75759 </text:p>
          </table:table-cell>
          <table:table-cell table:style-name="ce6" table:formula="of:=ASINH([.A857])" office:value-type="float" office:value="0.699208919997835" calcext:value-type="float">
            <text:p>0.6992089199978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2808" calcext:value-type="float">
            <text:p>0.94281 </text:p>
          </table:table-cell>
          <table:table-cell table:style-name="ce6" table:formula="of:=ASINH([.A858])" office:value-type="float" office:value="0.840349128351534" calcext:value-type="float">
            <text:p>0.840349128351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819" calcext:value-type="float">
            <text:p>0.71682 </text:p>
          </table:table-cell>
          <table:table-cell table:style-name="ce6" table:formula="of:=ASINH([.A859])" office:value-type="float" office:value="0.666390789017898" calcext:value-type="float">
            <text:p>0.6663907890178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8429" calcext:value-type="float">
            <text:p>0.43843 </text:p>
          </table:table-cell>
          <table:table-cell table:style-name="ce6" table:formula="of:=ASINH([.A860])" office:value-type="float" office:value="0.425475078087971" calcext:value-type="float">
            <text:p>0.425475078087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542" calcext:value-type="float">
            <text:p>0.54454 </text:p>
          </table:table-cell>
          <table:table-cell table:style-name="ce6" table:formula="of:=ASINH([.A861])" office:value-type="float" office:value="0.520692556100597" calcext:value-type="float">
            <text:p>0.520692556100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7877" calcext:value-type="float">
            <text:p>0.70788 </text:p>
          </table:table-cell>
          <table:table-cell table:style-name="ce6" table:formula="of:=ASINH([.A862])" office:value-type="float" office:value="0.659107715321656" calcext:value-type="float">
            <text:p>0.6591077153216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569" calcext:value-type="float">
            <text:p>0.38957 </text:p>
          </table:table-cell>
          <table:table-cell table:style-name="ce6" table:formula="of:=ASINH([.A863])" office:value-type="float" office:value="0.380333051242925" calcext:value-type="float">
            <text:p>0.3803330512429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202" calcext:value-type="float">
            <text:p>0.47920 </text:p>
          </table:table-cell>
          <table:table-cell table:style-name="ce6" table:formula="of:=ASINH([.A864])" office:value-type="float" office:value="0.462532592852971" calcext:value-type="float">
            <text:p>0.462532592852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456" calcext:value-type="float">
            <text:p>0.35646 </text:p>
          </table:table-cell>
          <table:table-cell table:style-name="ce6" table:formula="of:=ASINH([.A865])" office:value-type="float" office:value="0.349308946232271" calcext:value-type="float">
            <text:p>0.3493089462322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472" calcext:value-type="float">
            <text:p>0.13547 </text:p>
          </table:table-cell>
          <table:table-cell table:style-name="ce6" table:formula="of:=ASINH([.A866])" office:value-type="float" office:value="0.135061006648431" calcext:value-type="float">
            <text:p>0.135061006648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601" calcext:value-type="float">
            <text:p>0.51860 </text:p>
          </table:table-cell>
          <table:table-cell table:style-name="ce6" table:formula="of:=ASINH([.A867])" office:value-type="float" office:value="0.497786872882795" calcext:value-type="float">
            <text:p>0.4977868728827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764" calcext:value-type="float">
            <text:p>0.85076 </text:p>
          </table:table-cell>
          <table:table-cell table:style-name="ce6" table:formula="of:=ASINH([.A868])" office:value-type="float" office:value="0.771819445274192" calcext:value-type="float">
            <text:p>0.771819445274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367" calcext:value-type="float">
            <text:p>0.98337 </text:p>
          </table:table-cell>
          <table:table-cell table:style-name="ce6" table:formula="of:=ASINH([.A869])" office:value-type="float" office:value="0.869563238760104" calcext:value-type="float">
            <text:p>0.869563238760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03" calcext:value-type="float">
            <text:p>0.97720 </text:p>
          </table:table-cell>
          <table:table-cell table:style-name="ce6" table:formula="of:=ASINH([.A870])" office:value-type="float" office:value="0.865161456321225" calcext:value-type="float">
            <text:p>0.8651614563212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405" calcext:value-type="float">
            <text:p>0.98441 </text:p>
          </table:table-cell>
          <table:table-cell table:style-name="ce6" table:formula="of:=ASINH([.A871])" office:value-type="float" office:value="0.870303152884517" calcext:value-type="float">
            <text:p>0.8703031528845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5921" calcext:value-type="float">
            <text:p>0.00592 </text:p>
          </table:table-cell>
          <table:table-cell table:style-name="ce6" table:formula="of:=ASINH([.A872])" office:value-type="float" office:value="0.00592096540390497" calcext:value-type="float">
            <text:p>0.00592096540390497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158" calcext:value-type="float">
            <text:p>0.28416 </text:p>
          </table:table-cell>
          <table:table-cell table:style-name="ce6" table:formula="of:=ASINH([.A873])" office:value-type="float" office:value="0.280466526056783" calcext:value-type="float">
            <text:p>0.2804665260567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SINH([.A874])" office:value-type="float" office:value="0.485098301611398" calcext:value-type="float">
            <text:p>0.485098301611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556" calcext:value-type="float">
            <text:p>0.92856 </text:p>
          </table:table-cell>
          <table:table-cell table:style-name="ce6" table:formula="of:=ASINH([.A875])" office:value-type="float" office:value="0.82994231007631" calcext:value-type="float">
            <text:p>0.8299423100763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081" calcext:value-type="float">
            <text:p>0.15308 </text:p>
          </table:table-cell>
          <table:table-cell table:style-name="ce6" table:formula="of:=ASINH([.A876])" office:value-type="float" office:value="0.152489340117056" calcext:value-type="float">
            <text:p>0.1524893401170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3772" calcext:value-type="float">
            <text:p>0.23377 </text:p>
          </table:table-cell>
          <table:table-cell table:style-name="ce6" table:formula="of:=ASINH([.A877])" office:value-type="float" office:value="0.231693472579904" calcext:value-type="float">
            <text:p>0.2316934725799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2019" calcext:value-type="float">
            <text:p>0.49202 </text:p>
          </table:table-cell>
          <table:table-cell table:style-name="ce6" table:formula="of:=ASINH([.A878])" office:value-type="float" office:value="0.474062031838051" calcext:value-type="float">
            <text:p>0.4740620318380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862" calcext:value-type="float">
            <text:p>0.42686 </text:p>
          </table:table-cell>
          <table:table-cell table:style-name="ce6" table:formula="of:=ASINH([.A879])" office:value-type="float" office:value="0.414859076234337" calcext:value-type="float">
            <text:p>0.4148590762343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2346" calcext:value-type="float">
            <text:p>0.36235 </text:p>
          </table:table-cell>
          <table:table-cell table:style-name="ce6" table:formula="of:=ASINH([.A880])" office:value-type="float" office:value="0.354851825781561" calcext:value-type="float">
            <text:p>0.3548518257815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74" calcext:value-type="float">
            <text:p>0.22977 </text:p>
          </table:table-cell>
          <table:table-cell table:style-name="ce6" table:formula="of:=ASINH([.A881])" office:value-type="float" office:value="0.227798716995236" calcext:value-type="float">
            <text:p>0.2277987169952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597" calcext:value-type="float">
            <text:p>0.42360 </text:p>
          </table:table-cell>
          <table:table-cell table:style-name="ce6" table:formula="of:=ASINH([.A882])" office:value-type="float" office:value="0.411854444681446" calcext:value-type="float">
            <text:p>0.4118544446814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046" calcext:value-type="float">
            <text:p>0.50005 </text:p>
          </table:table-cell>
          <table:table-cell table:style-name="ce6" table:formula="of:=ASINH([.A883])" office:value-type="float" office:value="0.481252968331863" calcext:value-type="float">
            <text:p>0.4812529683318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918" calcext:value-type="float">
            <text:p>0.65792 </text:p>
          </table:table-cell>
          <table:table-cell table:style-name="ce6" table:formula="of:=ASINH([.A884])" office:value-type="float" office:value="0.617851095397854" calcext:value-type="float">
            <text:p>0.6178510953978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0291" calcext:value-type="float">
            <text:p>0.44029 </text:p>
          </table:table-cell>
          <table:table-cell table:style-name="ce6" table:formula="of:=ASINH([.A885])" office:value-type="float" office:value="0.427179796512613" calcext:value-type="float">
            <text:p>0.4271797965126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771" calcext:value-type="float">
            <text:p>0.57277 </text:p>
          </table:table-cell>
          <table:table-cell table:style-name="ce6" table:formula="of:=ASINH([.A886])" office:value-type="float" office:value="0.545336451691026" calcext:value-type="float">
            <text:p>0.5453364516910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82" calcext:value-type="float">
            <text:p>0.49382 </text:p>
          </table:table-cell>
          <table:table-cell table:style-name="ce6" table:formula="of:=ASINH([.A887])" office:value-type="float" office:value="0.475677444318835" calcext:value-type="float">
            <text:p>0.4756774443188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082" calcext:value-type="float">
            <text:p>0.00308 </text:p>
          </table:table-cell>
          <table:table-cell table:style-name="ce6" table:formula="of:=ASINH([.A888])" office:value-type="float" office:value="0.00308199512084296" calcext:value-type="float">
            <text:p>0.00308199512084296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861" calcext:value-type="float">
            <text:p>0.47386 </text:p>
          </table:table-cell>
          <table:table-cell table:style-name="ce6" table:formula="of:=ASINH([.A889])" office:value-type="float" office:value="0.457711055338095" calcext:value-type="float">
            <text:p>0.4577110553380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8046" calcext:value-type="float">
            <text:p>0.11805 </text:p>
          </table:table-cell>
          <table:table-cell table:style-name="ce6" table:formula="of:=ASINH([.A890])" office:value-type="float" office:value="0.117773545995932" calcext:value-type="float">
            <text:p>0.117773545995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25" calcext:value-type="float">
            <text:p>0.35933 </text:p>
          </table:table-cell>
          <table:table-cell table:style-name="ce6" table:formula="of:=ASINH([.A891])" office:value-type="float" office:value="0.35201016296633" calcext:value-type="float">
            <text:p>0.352010162966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155" calcext:value-type="float">
            <text:p>0.58416 </text:p>
          </table:table-cell>
          <table:table-cell table:style-name="ce6" table:formula="of:=ASINH([.A892])" office:value-type="float" office:value="0.555190523618153" calcext:value-type="float">
            <text:p>0.5551905236181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203" calcext:value-type="float">
            <text:p>0.15320 </text:p>
          </table:table-cell>
          <table:table-cell table:style-name="ce6" table:formula="of:=ASINH([.A893])" office:value-type="float" office:value="0.152609934197628" calcext:value-type="float">
            <text:p>0.1526099341976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356" calcext:value-type="float">
            <text:p>0.94736 </text:p>
          </table:table-cell>
          <table:table-cell table:style-name="ce6" table:formula="of:=ASINH([.A894])" office:value-type="float" office:value="0.843654532636406" calcext:value-type="float">
            <text:p>0.8436545326364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5078" calcext:value-type="float">
            <text:p>0.86508 </text:p>
          </table:table-cell>
          <table:table-cell table:style-name="ce6" table:formula="of:=ASINH([.A895])" office:value-type="float" office:value="0.782683280638774" calcext:value-type="float">
            <text:p>0.7826832806387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902" calcext:value-type="float">
            <text:p>0.29902 </text:p>
          </table:table-cell>
          <table:table-cell table:style-name="ce6" table:formula="of:=ASINH([.A896])" office:value-type="float" office:value="0.294734251316434" calcext:value-type="float">
            <text:p>0.2947342513164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3482" calcext:value-type="float">
            <text:p>0.67348 </text:p>
          </table:table-cell>
          <table:table-cell table:style-name="ce6" table:formula="of:=ASINH([.A897])" office:value-type="float" office:value="0.630806896420304" calcext:value-type="float">
            <text:p>0.6308068964203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81" calcext:value-type="float">
            <text:p>0.30781 </text:p>
          </table:table-cell>
          <table:table-cell table:style-name="ce6" table:formula="of:=ASINH([.A898])" office:value-type="float" office:value="0.303145578701417" calcext:value-type="float">
            <text:p>0.3031455787014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95" calcext:value-type="float">
            <text:p>0.27195 </text:p>
          </table:table-cell>
          <table:table-cell table:style-name="ce6" table:formula="of:=ASINH([.A899])" office:value-type="float" office:value="0.268704790819482" calcext:value-type="float">
            <text:p>0.2687047908194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814" calcext:value-type="float">
            <text:p>0.85781 </text:p>
          </table:table-cell>
          <table:table-cell table:style-name="ce6" table:formula="of:=ASINH([.A900])" office:value-type="float" office:value="0.777179757556383" calcext:value-type="float">
            <text:p>0.777179757556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511" calcext:value-type="float">
            <text:p>0.92651 </text:p>
          </table:table-cell>
          <table:table-cell table:style-name="ce6" table:formula="of:=ASINH([.A901])" office:value-type="float" office:value="0.828442971593225" calcext:value-type="float">
            <text:p>0.8284429715932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45" calcext:value-type="float">
            <text:p>0.95795 </text:p>
          </table:table-cell>
          <table:table-cell table:style-name="ce6" table:formula="of:=ASINH([.A902])" office:value-type="float" office:value="0.851321405071176" calcext:value-type="float">
            <text:p>0.8513214050711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2243" calcext:value-type="float">
            <text:p>0.50224 </text:p>
          </table:table-cell>
          <table:table-cell table:style-name="ce6" table:formula="of:=ASINH([.A903])" office:value-type="float" office:value="0.483217124731112" calcext:value-type="float">
            <text:p>0.4832171247311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0342" calcext:value-type="float">
            <text:p>0.40034 </text:p>
          </table:table-cell>
          <table:table-cell table:style-name="ce6" table:formula="of:=ASINH([.A904])" office:value-type="float" office:value="0.390352840072018" calcext:value-type="float">
            <text:p>0.3903528400720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SINH([.A905])" office:value-type="float" office:value="0.269235478520907" calcext:value-type="float">
            <text:p>0.2692354785209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691" calcext:value-type="float">
            <text:p>0.97769 </text:p>
          </table:table-cell>
          <table:table-cell table:style-name="ce6" table:formula="of:=ASINH([.A906])" office:value-type="float" office:value="0.865510437274539" calcext:value-type="float">
            <text:p>0.8655104372745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4147" calcext:value-type="float">
            <text:p>0.33415 </text:p>
          </table:table-cell>
          <table:table-cell table:style-name="ce6" table:formula="of:=ASINH([.A907])" office:value-type="float" office:value="0.328221967948624" calcext:value-type="float">
            <text:p>0.3282219679486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7873" calcext:value-type="float">
            <text:p>0.03787 </text:p>
          </table:table-cell>
          <table:table-cell table:style-name="ce6" table:formula="of:=ASINH([.A908])" office:value-type="float" office:value="0.0378639518935669" calcext:value-type="float">
            <text:p>0.0378639518935669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SINH([.A909])" office:value-type="float" office:value="0.516882836153523" calcext:value-type="float">
            <text:p>0.5168828361535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155" calcext:value-type="float">
            <text:p>0.89316 </text:p>
          </table:table-cell>
          <table:table-cell table:style-name="ce6" table:formula="of:=ASINH([.A910])" office:value-type="float" office:value="0.803770421267688" calcext:value-type="float">
            <text:p>0.8037704212676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76" calcext:value-type="float">
            <text:p>0.65276 </text:p>
          </table:table-cell>
          <table:table-cell table:style-name="ce6" table:formula="of:=ASINH([.A911])" office:value-type="float" office:value="0.6135369586938" calcext:value-type="float">
            <text:p>0.613536958693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952" calcext:value-type="float">
            <text:p>0.22495 </text:p>
          </table:table-cell>
          <table:table-cell table:style-name="ce6" table:formula="of:=ASINH([.A912])" office:value-type="float" office:value="0.223096721805239" calcext:value-type="float">
            <text:p>0.2230967218052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699" calcext:value-type="float">
            <text:p>0.53670 </text:p>
          </table:table-cell>
          <table:table-cell table:style-name="ce6" table:formula="of:=ASINH([.A913])" office:value-type="float" office:value="0.513793253097076" calcext:value-type="float">
            <text:p>0.5137932530970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828" calcext:value-type="float">
            <text:p>0.27183 </text:p>
          </table:table-cell>
          <table:table-cell table:style-name="ce6" table:formula="of:=ASINH([.A914])" office:value-type="float" office:value="0.268587064617957" calcext:value-type="float">
            <text:p>0.2685870646179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9193" calcext:value-type="float">
            <text:p>0.28919 </text:p>
          </table:table-cell>
          <table:table-cell table:style-name="ce6" table:formula="of:=ASINH([.A915])" office:value-type="float" office:value="0.285306564660372" calcext:value-type="float">
            <text:p>0.2853065646603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7107" calcext:value-type="float">
            <text:p>0.36711 </text:p>
          </table:table-cell>
          <table:table-cell table:style-name="ce6" table:formula="of:=ASINH([.A916])" office:value-type="float" office:value="0.359324611784824" calcext:value-type="float">
            <text:p>0.359324611784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323" calcext:value-type="float">
            <text:p>0.84832 </text:p>
          </table:table-cell>
          <table:table-cell table:style-name="ce6" table:formula="of:=ASINH([.A917])" office:value-type="float" office:value="0.769959132325894" calcext:value-type="float">
            <text:p>0.7699591323258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5051" calcext:value-type="float">
            <text:p>0.44505 </text:p>
          </table:table-cell>
          <table:table-cell table:style-name="ce6" table:formula="of:=ASINH([.A918])" office:value-type="float" office:value="0.431532397781538" calcext:value-type="float">
            <text:p>0.4315323977815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683" calcext:value-type="float">
            <text:p>0.47868 </text:p>
          </table:table-cell>
          <table:table-cell table:style-name="ce6" table:formula="of:=ASINH([.A919])" office:value-type="float" office:value="0.462064509453755" calcext:value-type="float">
            <text:p>0.4620645094537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1795" calcext:value-type="float">
            <text:p>0.57180 </text:p>
          </table:table-cell>
          <table:table-cell table:style-name="ce6" table:formula="of:=ASINH([.A920])" office:value-type="float" office:value="0.54448935834903" calcext:value-type="float">
            <text:p>0.544489358349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3843" calcext:value-type="float">
            <text:p>0.21384 </text:p>
          </table:table-cell>
          <table:table-cell table:style-name="ce6" table:formula="of:=ASINH([.A921])" office:value-type="float" office:value="0.212245854226708" calcext:value-type="float">
            <text:p>0.2122458542267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326" calcext:value-type="float">
            <text:p>0.51326 </text:p>
          </table:table-cell>
          <table:table-cell table:style-name="ce6" table:formula="of:=ASINH([.A922])" office:value-type="float" office:value="0.493040367599836" calcext:value-type="float">
            <text:p>0.4930403675998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8978" calcext:value-type="float">
            <text:p>0.46898 </text:p>
          </table:table-cell>
          <table:table-cell table:style-name="ce6" table:formula="of:=ASINH([.A923])" office:value-type="float" office:value="0.453294242801211" calcext:value-type="float">
            <text:p>0.4532942428012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63" calcext:value-type="float">
            <text:p>0.94763 </text:p>
          </table:table-cell>
          <table:table-cell table:style-name="ce6" table:formula="of:=ASINH([.A924])" office:value-type="float" office:value="0.843853431300298" calcext:value-type="float">
            <text:p>0.8438534313002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228" calcext:value-type="float">
            <text:p>0.25123 </text:p>
          </table:table-cell>
          <table:table-cell table:style-name="ce6" table:formula="of:=ASINH([.A925])" office:value-type="float" office:value="0.248657624192665" calcext:value-type="float">
            <text:p>0.248657624192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177" calcext:value-type="float">
            <text:p>0.29118 </text:p>
          </table:table-cell>
          <table:table-cell table:style-name="ce6" table:formula="of:=ASINH([.A926])" office:value-type="float" office:value="0.287211961528497" calcext:value-type="float">
            <text:p>0.2872119615284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0678" calcext:value-type="float">
            <text:p>0.31068 </text:p>
          </table:table-cell>
          <table:table-cell table:style-name="ce6" table:formula="of:=ASINH([.A927])" office:value-type="float" office:value="0.305885554469867" calcext:value-type="float">
            <text:p>0.305885554469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8989" calcext:value-type="float">
            <text:p>0.35899 </text:p>
          </table:table-cell>
          <table:table-cell table:style-name="ce6" table:formula="of:=ASINH([.A928])" office:value-type="float" office:value="0.351693939927942" calcext:value-type="float">
            <text:p>0.3516939399279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64" calcext:value-type="float">
            <text:p>0.81896 </text:p>
          </table:table-cell>
          <table:table-cell table:style-name="ce6" table:formula="of:=ASINH([.A929])" office:value-type="float" office:value="0.747408254179634" calcext:value-type="float">
            <text:p>0.7474082541796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308" calcext:value-type="float">
            <text:p>0.34831 </text:p>
          </table:table-cell>
          <table:table-cell table:style-name="ce6" table:formula="of:=ASINH([.A930])" office:value-type="float" office:value="0.341624125935479" calcext:value-type="float">
            <text:p>0.3416241259354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179" calcext:value-type="float">
            <text:p>0.36018 </text:p>
          </table:table-cell>
          <table:table-cell table:style-name="ce6" table:formula="of:=ASINH([.A931])" office:value-type="float" office:value="0.352813744295029" calcext:value-type="float">
            <text:p>0.3528137442950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902" calcext:value-type="float">
            <text:p>0.04190 </text:p>
          </table:table-cell>
          <table:table-cell table:style-name="ce6" table:formula="of:=ASINH([.A932])" office:value-type="float" office:value="0.0418897479123799" calcext:value-type="float">
            <text:p>0.0418897479123799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03" calcext:value-type="float">
            <text:p>0.79360 </text:p>
          </table:table-cell>
          <table:table-cell table:style-name="ce6" table:formula="of:=ASINH([.A933])" office:value-type="float" office:value="0.727665241017869" calcext:value-type="float">
            <text:p>0.7276652410178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163" calcext:value-type="float">
            <text:p>0.80163 </text:p>
          </table:table-cell>
          <table:table-cell table:style-name="ce6" table:formula="of:=ASINH([.A934])" office:value-type="float" office:value="0.73394056624166" calcext:value-type="float">
            <text:p>0.733940566241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6902" calcext:value-type="float">
            <text:p>0.52690 </text:p>
          </table:table-cell>
          <table:table-cell table:style-name="ce6" table:formula="of:=ASINH([.A935])" office:value-type="float" office:value="0.505143351213101" calcext:value-type="float">
            <text:p>0.5051433512131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335" calcext:value-type="float">
            <text:p>0.98734 </text:p>
          </table:table-cell>
          <table:table-cell table:style-name="ce6" table:formula="of:=ASINH([.A936])" office:value-type="float" office:value="0.872389664696069" calcext:value-type="float">
            <text:p>0.8723896646960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45" calcext:value-type="float">
            <text:p>0.54445 </text:p>
          </table:table-cell>
          <table:table-cell table:style-name="ce6" table:formula="of:=ASINH([.A937])" office:value-type="float" office:value="0.520611757171587" calcext:value-type="float">
            <text:p>0.5206117571715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6236" calcext:value-type="float">
            <text:p>0.01624 </text:p>
          </table:table-cell>
          <table:table-cell table:style-name="ce6" table:formula="of:=ASINH([.A938])" office:value-type="float" office:value="0.0162352867621781" calcext:value-type="float">
            <text:p>0.016235286762178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862" calcext:value-type="float">
            <text:p>0.79586 </text:p>
          </table:table-cell>
          <table:table-cell table:style-name="ce6" table:formula="of:=ASINH([.A939])" office:value-type="float" office:value="0.729433758777732" calcext:value-type="float">
            <text:p>0.7294337587777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52" calcext:value-type="float">
            <text:p>0.49852 </text:p>
          </table:table-cell>
          <table:table-cell table:style-name="ce6" table:formula="of:=ASINH([.A940])" office:value-type="float" office:value="0.479887681141246" calcext:value-type="float">
            <text:p>0.4798876811412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868" calcext:value-type="float">
            <text:p>0.88687 </text:p>
          </table:table-cell>
          <table:table-cell table:style-name="ce6" table:formula="of:=ASINH([.A941])" office:value-type="float" office:value="0.799074076300938" calcext:value-type="float">
            <text:p>0.7990740763009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37" calcext:value-type="float">
            <text:p>0.87094 </text:p>
          </table:table-cell>
          <table:table-cell table:style-name="ce6" table:formula="of:=ASINH([.A942])" office:value-type="float" office:value="0.787107926481626" calcext:value-type="float">
            <text:p>0.787107926481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856" calcext:value-type="float">
            <text:p>0.05686 </text:p>
          </table:table-cell>
          <table:table-cell table:style-name="ce6" table:formula="of:=ASINH([.A943])" office:value-type="float" office:value="0.0568254123117224" calcext:value-type="float">
            <text:p>0.056825412311722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303" calcext:value-type="float">
            <text:p>0.82830 </text:p>
          </table:table-cell>
          <table:table-cell table:style-name="ce6" table:formula="of:=ASINH([.A944])" office:value-type="float" office:value="0.754616945745805" calcext:value-type="float">
            <text:p>0.7546169457458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221" calcext:value-type="float">
            <text:p>0.79522 </text:p>
          </table:table-cell>
          <table:table-cell table:style-name="ce6" table:formula="of:=ASINH([.A945])" office:value-type="float" office:value="0.728932132752333" calcext:value-type="float">
            <text:p>0.728932132752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736" calcext:value-type="float">
            <text:p>0.74374 </text:p>
          </table:table-cell>
          <table:table-cell table:style-name="ce6" table:formula="of:=ASINH([.A946])" office:value-type="float" office:value="0.688128445301435" calcext:value-type="float">
            <text:p>0.6881284453014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1752" calcext:value-type="float">
            <text:p>0.77175 </text:p>
          </table:table-cell>
          <table:table-cell table:style-name="ce6" table:formula="of:=ASINH([.A947])" office:value-type="float" office:value="0.710458014238146" calcext:value-type="float">
            <text:p>0.7104580142381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2774" calcext:value-type="float">
            <text:p>0.30277 </text:p>
          </table:table-cell>
          <table:table-cell table:style-name="ce6" table:formula="of:=ASINH([.A948])" office:value-type="float" office:value="0.298329041036048" calcext:value-type="float">
            <text:p>0.2983290410360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941" calcext:value-type="float">
            <text:p>0.65694 </text:p>
          </table:table-cell>
          <table:table-cell table:style-name="ce6" table:formula="of:=ASINH([.A949])" office:value-type="float" office:value="0.617034718561158" calcext:value-type="float">
            <text:p>0.6170347185611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524" calcext:value-type="float">
            <text:p>0.87524 </text:p>
          </table:table-cell>
          <table:table-cell table:style-name="ce6" table:formula="of:=ASINH([.A950])" office:value-type="float" office:value="0.790349333078221" calcext:value-type="float">
            <text:p>0.7903493330782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453" calcext:value-type="float">
            <text:p>0.51045 </text:p>
          </table:table-cell>
          <table:table-cell table:style-name="ce6" table:formula="of:=ASINH([.A951])" office:value-type="float" office:value="0.490541672900034" calcext:value-type="float">
            <text:p>0.4905416729000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58" calcext:value-type="float">
            <text:p>0.83758 </text:p>
          </table:table-cell>
          <table:table-cell table:style-name="ce6" table:formula="of:=ASINH([.A952])" office:value-type="float" office:value="0.761745111451066" calcext:value-type="float">
            <text:p>0.761745111451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827" calcext:value-type="float">
            <text:p>0.34883 </text:p>
          </table:table-cell>
          <table:table-cell table:style-name="ce6" table:formula="of:=ASINH([.A953])" office:value-type="float" office:value="0.342114206919072" calcext:value-type="float">
            <text:p>0.3421142069190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382" calcext:value-type="float">
            <text:p>0.26438 </text:p>
          </table:table-cell>
          <table:table-cell table:style-name="ce6" table:formula="of:=ASINH([.A954])" office:value-type="float" office:value="0.26139507351541" calcext:value-type="float">
            <text:p>0.261395073515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783" calcext:value-type="float">
            <text:p>0.88778 </text:p>
          </table:table-cell>
          <table:table-cell table:style-name="ce6" table:formula="of:=ASINH([.A955])" office:value-type="float" office:value="0.799758486880907" calcext:value-type="float">
            <text:p>0.7997584868809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724" calcext:value-type="float">
            <text:p>0.25272 </text:p>
          </table:table-cell>
          <table:table-cell table:style-name="ce6" table:formula="of:=ASINH([.A956])" office:value-type="float" office:value="0.250108280291121" calcext:value-type="float">
            <text:p>0.2501082802911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898" calcext:value-type="float">
            <text:p>0.91690 </text:p>
          </table:table-cell>
          <table:table-cell table:style-name="ce6" table:formula="of:=ASINH([.A957])" office:value-type="float" office:value="0.821374467471606" calcext:value-type="float">
            <text:p>0.8213744674716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4295" calcext:value-type="float">
            <text:p>0.75430 </text:p>
          </table:table-cell>
          <table:table-cell table:style-name="ce6" table:formula="of:=ASINH([.A958])" office:value-type="float" office:value="0.696579639284527" calcext:value-type="float">
            <text:p>0.696579639284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1669" calcext:value-type="float">
            <text:p>0.93167 </text:p>
          </table:table-cell>
          <table:table-cell table:style-name="ce6" table:formula="of:=ASINH([.A959])" office:value-type="float" office:value="0.832221744055928" calcext:value-type="float">
            <text:p>0.8322217440559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13" calcext:value-type="float">
            <text:p>0.29313 </text:p>
          </table:table-cell>
          <table:table-cell table:style-name="ce6" table:formula="of:=ASINH([.A960])" office:value-type="float" office:value="0.289086595813932" calcext:value-type="float">
            <text:p>0.289086595813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751" calcext:value-type="float">
            <text:p>0.14075 </text:p>
          </table:table-cell>
          <table:table-cell table:style-name="ce6" table:formula="of:=ASINH([.A961])" office:value-type="float" office:value="0.140290362145862" calcext:value-type="float">
            <text:p>0.140290362145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3332" calcext:value-type="float">
            <text:p>0.46333 </text:p>
          </table:table-cell>
          <table:table-cell table:style-name="ce6" table:formula="of:=ASINH([.A962])" office:value-type="float" office:value="0.448176932452469" calcext:value-type="float">
            <text:p>0.4481769324524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435" calcext:value-type="float">
            <text:p>0.41435 </text:p>
          </table:table-cell>
          <table:table-cell table:style-name="ce6" table:formula="of:=ASINH([.A963])" office:value-type="float" office:value="0.403325768052041" calcext:value-type="float">
            <text:p>0.4033257680520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58" calcext:value-type="float">
            <text:p>0.75976 </text:p>
          </table:table-cell>
          <table:table-cell table:style-name="ce6" table:formula="of:=ASINH([.A964])" office:value-type="float" office:value="0.700935305270475" calcext:value-type="float">
            <text:p>0.7009353052704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455" calcext:value-type="float">
            <text:p>0.76455 </text:p>
          </table:table-cell>
          <table:table-cell table:style-name="ce6" table:formula="of:=ASINH([.A965])" office:value-type="float" office:value="0.704746556342728" calcext:value-type="float">
            <text:p>0.704746556342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513" calcext:value-type="float">
            <text:p>0.21851 </text:p>
          </table:table-cell>
          <table:table-cell table:style-name="ce6" table:formula="of:=ASINH([.A966])" office:value-type="float" office:value="0.216810410976694" calcext:value-type="float">
            <text:p>0.216810410976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7679" calcext:value-type="float">
            <text:p>0.17768 </text:p>
          </table:table-cell>
          <table:table-cell table:style-name="ce6" table:formula="of:=ASINH([.A967])" office:value-type="float" office:value="0.176757154449794" calcext:value-type="float">
            <text:p>0.176757154449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8773" calcext:value-type="float">
            <text:p>0.65877 </text:p>
          </table:table-cell>
          <table:table-cell table:style-name="ce6" table:formula="of:=ASINH([.A968])" office:value-type="float" office:value="0.618565229160761" calcext:value-type="float">
            <text:p>0.6185652291607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429" calcext:value-type="float">
            <text:p>0.67443 </text:p>
          </table:table-cell>
          <table:table-cell table:style-name="ce6" table:formula="of:=ASINH([.A969])" office:value-type="float" office:value="0.631592196274081" calcext:value-type="float">
            <text:p>0.631592196274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33" calcext:value-type="float">
            <text:p>0.14673 </text:p>
          </table:table-cell>
          <table:table-cell table:style-name="ce6" table:formula="of:=ASINH([.A970])" office:value-type="float" office:value="0.146211496155431" calcext:value-type="float">
            <text:p>0.146211496155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856" calcext:value-type="float">
            <text:p>0.98386 </text:p>
          </table:table-cell>
          <table:table-cell table:style-name="ce6" table:formula="of:=ASINH([.A971])" office:value-type="float" office:value="0.869911858856487" calcext:value-type="float">
            <text:p>0.869911858856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4438" calcext:value-type="float">
            <text:p>0.77444 </text:p>
          </table:table-cell>
          <table:table-cell table:style-name="ce6" table:formula="of:=ASINH([.A972])" office:value-type="float" office:value="0.712583027668014" calcext:value-type="float">
            <text:p>0.7125830276680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" calcext:value-type="float">
            <text:p>0.80520 </text:p>
          </table:table-cell>
          <table:table-cell table:style-name="ce6" table:formula="of:=ASINH([.A973])" office:value-type="float" office:value="0.736723625856712" calcext:value-type="float">
            <text:p>0.7367236258567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874" calcext:value-type="float">
            <text:p>0.08087 </text:p>
          </table:table-cell>
          <table:table-cell table:style-name="ce6" table:formula="of:=ASINH([.A974])" office:value-type="float" office:value="0.0807860976758046" calcext:value-type="float">
            <text:p>0.0807860976758046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666" calcext:value-type="float">
            <text:p>0.92267 </text:p>
          </table:table-cell>
          <table:table-cell table:style-name="ce6" table:formula="of:=ASINH([.A975])" office:value-type="float" office:value="0.825619779847882" calcext:value-type="float">
            <text:p>0.825619779847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039" calcext:value-type="float">
            <text:p>0.57204 </text:p>
          </table:table-cell>
          <table:table-cell table:style-name="ce6" table:formula="of:=ASINH([.A976])" office:value-type="float" office:value="0.544701165097111" calcext:value-type="float">
            <text:p>0.5447011650971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337" calcext:value-type="float">
            <text:p>0.05634 </text:p>
          </table:table-cell>
          <table:table-cell table:style-name="ce6" table:formula="of:=ASINH([.A977])" office:value-type="float" office:value="0.0563072415468859" calcext:value-type="float">
            <text:p>0.0563072415468859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277" calcext:value-type="float">
            <text:p>0.93628 </text:p>
          </table:table-cell>
          <table:table-cell table:style-name="ce6" table:formula="of:=ASINH([.A978])" office:value-type="float" office:value="0.835589372646839" calcext:value-type="float">
            <text:p>0.8355893726468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6919" calcext:value-type="float">
            <text:p>0.90692 </text:p>
          </table:table-cell>
          <table:table-cell table:style-name="ce6" table:formula="of:=ASINH([.A979])" office:value-type="float" office:value="0.814000948960287" calcext:value-type="float">
            <text:p>0.8140009489602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275" calcext:value-type="float">
            <text:p>0.83728 </text:p>
          </table:table-cell>
          <table:table-cell table:style-name="ce6" table:formula="of:=ASINH([.A980])" office:value-type="float" office:value="0.761511275476362" calcext:value-type="float">
            <text:p>0.7615112754763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268" calcext:value-type="float">
            <text:p>0.99927 </text:p>
          </table:table-cell>
          <table:table-cell table:style-name="ce6" table:formula="of:=ASINH([.A981])" office:value-type="float" office:value="0.880855890122966" calcext:value-type="float">
            <text:p>0.8808558901229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4194" calcext:value-type="float">
            <text:p>0.71419 </text:p>
          </table:table-cell>
          <table:table-cell table:style-name="ce6" table:formula="of:=ASINH([.A982])" office:value-type="float" office:value="0.664255971987125" calcext:value-type="float">
            <text:p>0.6642559719871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666" calcext:value-type="float">
            <text:p>0.28666 </text:p>
          </table:table-cell>
          <table:table-cell table:style-name="ce6" table:formula="of:=ASINH([.A983])" office:value-type="float" office:value="0.282872452446361" calcext:value-type="float">
            <text:p>0.282872452446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15" calcext:value-type="float">
            <text:p>0.95792 </text:p>
          </table:table-cell>
          <table:table-cell table:style-name="ce6" table:formula="of:=ASINH([.A984])" office:value-type="float" office:value="0.851299741060546" calcext:value-type="float">
            <text:p>0.8512997410605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484" calcext:value-type="float">
            <text:p>0.65648 </text:p>
          </table:table-cell>
          <table:table-cell table:style-name="ce6" table:formula="of:=ASINH([.A985])" office:value-type="float" office:value="0.61665272572593" calcext:value-type="float">
            <text:p>0.616652725725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8675" calcext:value-type="float">
            <text:p>0.28868 </text:p>
          </table:table-cell>
          <table:table-cell table:style-name="ce6" table:formula="of:=ASINH([.A986])" office:value-type="float" office:value="0.284808920703831" calcext:value-type="float">
            <text:p>0.2848089207038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048" calcext:value-type="float">
            <text:p>0.11405 </text:p>
          </table:table-cell>
          <table:table-cell table:style-name="ce6" table:formula="of:=ASINH([.A987])" office:value-type="float" office:value="0.113802199962706" calcext:value-type="float">
            <text:p>0.1138021999627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4616" calcext:value-type="float">
            <text:p>0.25462 </text:p>
          </table:table-cell>
          <table:table-cell table:style-name="ce6" table:formula="of:=ASINH([.A988])" office:value-type="float" office:value="0.251942195120754" calcext:value-type="float">
            <text:p>0.2519421951207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4831" calcext:value-type="float">
            <text:p>0.13483 </text:p>
          </table:table-cell>
          <table:table-cell table:style-name="ce6" table:formula="of:=ASINH([.A989])" office:value-type="float" office:value="0.134425781890311" calcext:value-type="float">
            <text:p>0.1344257818903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832" calcext:value-type="float">
            <text:p>0.63283 </text:p>
          </table:table-cell>
          <table:table-cell table:style-name="ce6" table:formula="of:=ASINH([.A990])" office:value-type="float" office:value="0.596773511943241" calcext:value-type="float">
            <text:p>0.5967735119432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9633" calcext:value-type="float">
            <text:p>0.08963 </text:p>
          </table:table-cell>
          <table:table-cell table:style-name="ce6" table:formula="of:=ASINH([.A991])" office:value-type="float" office:value="0.0895134121447327" calcext:value-type="float">
            <text:p>0.089513412144732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732" calcext:value-type="float">
            <text:p>0.26673 </text:p>
          </table:table-cell>
          <table:table-cell table:style-name="ce6" table:formula="of:=ASINH([.A992])" office:value-type="float" office:value="0.263666351488538" calcext:value-type="float">
            <text:p>0.2636663514885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3078" calcext:value-type="float">
            <text:p>0.39308 </text:p>
          </table:table-cell>
          <table:table-cell table:style-name="ce6" table:formula="of:=ASINH([.A993])" office:value-type="float" office:value="0.383600760044384" calcext:value-type="float">
            <text:p>0.3836007600443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431" calcext:value-type="float">
            <text:p>0.64043 </text:p>
          </table:table-cell>
          <table:table-cell table:style-name="ce6" table:formula="of:=ASINH([.A994])" office:value-type="float" office:value="0.603183716265168" calcext:value-type="float">
            <text:p>0.6031837162651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854" calcext:value-type="float">
            <text:p>0.72185 </text:p>
          </table:table-cell>
          <table:table-cell table:style-name="ce6" table:formula="of:=ASINH([.A995])" office:value-type="float" office:value="0.670478150070349" calcext:value-type="float">
            <text:p>0.6704781500703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9274" calcext:value-type="float">
            <text:p>0.39927 </text:p>
          </table:table-cell>
          <table:table-cell table:style-name="ce6" table:formula="of:=ASINH([.A996])" office:value-type="float" office:value="0.389361161347599" calcext:value-type="float">
            <text:p>0.3893611613475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5535" calcext:value-type="float">
            <text:p>0.92554 </text:p>
          </table:table-cell>
          <table:table-cell table:style-name="ce6" table:formula="of:=ASINH([.A997])" office:value-type="float" office:value="0.827726855825925" calcext:value-type="float">
            <text:p>0.8277268558259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018" calcext:value-type="float">
            <text:p>0.20002 </text:p>
          </table:table-cell>
          <table:table-cell table:style-name="ce6" table:formula="of:=ASINH([.A998])" office:value-type="float" office:value="0.198707760770854" calcext:value-type="float">
            <text:p>0.1987077607708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277" calcext:value-type="float">
            <text:p>0.73028 </text:p>
          </table:table-cell>
          <table:table-cell table:style-name="ce6" table:formula="of:=ASINH([.A999])" office:value-type="float" office:value="0.677294046470935" calcext:value-type="float">
            <text:p>0.6772940464709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703" calcext:value-type="float">
            <text:p>0.83770 </text:p>
          </table:table-cell>
          <table:table-cell table:style-name="ce6" table:formula="of:=ASINH([.A1000])" office:value-type="float" office:value="0.761839402583072" calcext:value-type="float">
            <text:p>0.7618394025830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147" calcext:value-type="float">
            <text:p>0.64315 </text:p>
          </table:table-cell>
          <table:table-cell table:style-name="ce6" table:formula="of:=ASINH([.A1001])" office:value-type="float" office:value="0.605469466866782" calcext:value-type="float">
            <text:p>0.605469466866782000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T00:00:01.54574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24:14.758000000</dc:date>
    <meta:editing-duration>P0D</meta:editing-duration>
    <meta:editing-cycles>8</meta:editing-cycles>
    <meta:document-statistic meta:table-count="1" meta:cell-count="2002" meta:object-count="0"/>
  </office:meta>
</office:document-meta>
</file>